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Mono1" svg:font-family="'Liberation Mono', 'Courier New', 'DejaVu Sans Mono'"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23cm"/>
    </style:style>
    <style:style style:name="co2" style:family="table-column">
      <style:table-column-properties fo:break-before="auto" style:column-width="5.158cm"/>
    </style:style>
    <style:style style:name="co3" style:family="table-column">
      <style:table-column-properties fo:break-before="auto" style:column-width="2.533cm"/>
    </style:style>
    <style:style style:name="co4" style:family="table-column">
      <style:table-column-properties fo:break-before="auto" style:column-width="3.983cm"/>
    </style:style>
    <style:style style:name="co5" style:family="table-column">
      <style:table-column-properties fo:break-before="auto" style:column-width="3.186cm"/>
    </style:style>
    <style:style style:name="co6" style:family="table-column">
      <style:table-column-properties fo:break-before="auto" style:column-width="4.039cm"/>
    </style:style>
    <style:style style:name="co7" style:family="table-column">
      <style:table-column-properties fo:break-before="auto" style:column-width="2.859cm"/>
    </style:style>
    <style:style style:name="co8" style:family="table-column">
      <style:table-column-properties fo:break-before="auto" style:column-width="2.695cm"/>
    </style:style>
    <style:style style:name="co9" style:family="table-column">
      <style:table-column-properties fo:break-before="auto" style:column-width="2.75cm"/>
    </style:style>
    <style:style style:name="co10" style:family="table-column">
      <style:table-column-properties fo:break-before="auto" style:column-width="2.778cm"/>
    </style:style>
    <style:style style:name="co11" style:family="table-column">
      <style:table-column-properties fo:break-before="auto" style:column-width="0.653cm"/>
    </style:style>
    <style:style style:name="co12" style:family="table-column">
      <style:table-column-properties fo:break-before="auto" style:column-width="0.572cm"/>
    </style:style>
    <style:style style:name="co13" style:family="table-column">
      <style:table-column-properties fo:break-before="auto" style:column-width="0.626cm"/>
    </style:style>
    <style:style style:name="co14" style:family="table-column">
      <style:table-column-properties fo:break-before="auto" style:column-width="0.926cm"/>
    </style:style>
    <style:style style:name="co15" style:family="table-column">
      <style:table-column-properties fo:break-before="auto" style:column-width="0.517cm"/>
    </style:style>
    <style:style style:name="co16" style:family="table-column">
      <style:table-column-properties fo:break-before="auto" style:column-width="0.707cm"/>
    </style:style>
    <style:style style:name="co17" style:family="table-column">
      <style:table-column-properties fo:break-before="auto" style:column-width="2.258cm"/>
    </style:style>
    <style:style style:name="co18" style:family="table-column">
      <style:table-column-properties fo:break-before="auto" style:column-width="1.93cm"/>
    </style:style>
    <style:style style:name="co19" style:family="table-column">
      <style:table-column-properties fo:break-before="auto" style:column-width="5.472cm"/>
    </style:style>
    <style:style style:name="co20" style:family="table-column">
      <style:table-column-properties fo:break-before="auto" style:column-width="1.981cm"/>
    </style:style>
    <style:style style:name="co21" style:family="table-column">
      <style:table-column-properties fo:break-before="auto" style:column-width="4.332cm"/>
    </style:style>
    <style:style style:name="co22" style:family="table-column">
      <style:table-column-properties fo:break-before="auto" style:column-width="3.069cm"/>
    </style:style>
    <style:style style:name="co23" style:family="table-column">
      <style:table-column-properties fo:break-before="auto" style:column-width="3.874cm"/>
    </style:style>
    <style:style style:name="co24" style:family="table-column">
      <style:table-column-properties fo:break-before="auto" style:column-width="1.485cm"/>
    </style:style>
    <style:style style:name="co25" style:family="table-column">
      <style:table-column-properties fo:break-before="auto" style:column-width="2.723cm"/>
    </style:style>
    <style:style style:name="co26" style:family="table-column">
      <style:table-column-properties fo:break-before="auto" style:column-width="2.574cm"/>
    </style:style>
    <style:style style:name="co27" style:family="table-column">
      <style:table-column-properties fo:break-before="auto" style:column-width="2.055cm"/>
    </style:style>
    <style:style style:name="co28" style:family="table-column">
      <style:table-column-properties fo:break-before="auto" style:column-width="1.633cm"/>
    </style:style>
    <style:style style:name="co29" style:family="table-column">
      <style:table-column-properties fo:break-before="auto" style:column-width="2.401cm"/>
    </style:style>
    <style:style style:name="ro1" style:family="table-row">
      <style:table-row-properties style:row-height="1.92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321cm" fo:break-before="auto" style:use-optimal-row-height="false"/>
    </style:style>
    <style:style style:name="ro4" style:family="table-row">
      <style:table-row-properties style:row-height="0.453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45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percentage-style style:name="N10">
      <number:number number:decimal-places="0" number:min-decimal-places="0" number:min-integer-digits="1"/>
      <number:text>%</number:text>
    </number:percentage-style>
    <number:boolean-style style:name="N99">
      <number:boolean/>
    </number:boolean-style>
    <number:text-style style:name="N100">
      <number:text-content/>
    </number:text-style>
    <style:style style:name="ce1" style:family="table-cell" style:parent-style-name="Default">
      <style:table-cell-properties fo:background-color="#333333" style:text-align-source="fix" style:repeat-content="false" fo:wrap-option="wrap" style:vertical-align="middle"/>
      <style:paragraph-properties fo:text-align="center" fo:margin-left="0cm"/>
      <style:text-properties fo:color="#ffffff" style:font-name="Arial"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map style:condition="is-true-formula(ISODD(ROW()))" style:apply-style-name="Accent_20_3" style:base-cell-address="materials.A2"/>
    </style:style>
    <style:style style:name="ce12" style:family="table-cell" style:parent-style-name="Default">
      <style:table-cell-properties style:text-align-source="fix" style:repeat-content="false"/>
      <style:paragraph-properties fo:text-align="center" fo:margin-left="0cm"/>
    </style:style>
    <style:style style:name="ce6" style:family="table-cell" style:parent-style-name="Default" style:data-style-name="N99">
      <style:table-cell-properties style:text-align-source="fix" style:repeat-content="false"/>
      <style:paragraph-properties fo:text-align="center" fo:margin-left="0cm"/>
      <style:text-properties style:font-name="Arial" fo:font-size="10pt" style:font-size-asian="10pt" style:font-size-complex="10pt"/>
      <style:map style:condition="is-true-formula(ISODD(ROW()))" style:apply-style-name="Accent_20_3" style:base-cell-address="materials.A2"/>
    </style:style>
    <style:style style:name="ce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map style:condition="is-true-formula(ISODD(ROW()))" style:apply-style-name="Accent_20_3" style:base-cell-address="materials.F4"/>
    </style:style>
    <style:style style:name="ce10"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map style:condition="is-true-formula(ISODD(ROW()))" style:apply-style-name="Accent_20_3" style:base-cell-address="materials.F4"/>
    </style:style>
    <style:style style:name="ce13" style:family="table-cell" style:parent-style-name="Default">
      <style:table-cell-properties fo:background-color="#333333" style:text-align-source="fix" style:repeat-content="false" fo:wrap-option="wrap" style:vertical-align="middle"/>
      <style:paragraph-properties fo:text-align="center" fo:margin-left="0cm"/>
      <style:text-properties fo:color="#ffffff" style:font-name="Arial" fo:font-weight="bold" style:font-name-asian="Liberation Mono1" style:font-weight-asian="bold" style:font-name-complex="Liberation Mono1" style:font-weight-complex="bold"/>
    </style:style>
    <style:style style:name="ce21" style:family="table-cell" style:parent-style-name="Default">
      <style:table-cell-properties style:text-align-source="fix" style:repeat-content="false"/>
      <style:paragraph-properties fo:text-align="center" fo:margin-left="0cm"/>
      <style:text-properties style:font-name="Liberation Mono" fo:font-size="10pt" style:font-size-asian="10pt" style:font-size-complex="10pt"/>
      <style:map style:condition="is-true-formula(ISODD(ROW()))" style:apply-style-name="Accent_20_3" style:base-cell-address="materials.A2"/>
    </style:style>
    <style:style style:name="ce15" style:family="table-cell" style:parent-style-name="Default">
      <style:table-cell-properties style:text-align-source="fix" style:repeat-content="false"/>
      <style:paragraph-properties fo:text-align="center" fo:margin-left="0cm"/>
      <style:text-properties style:font-name="Liberation Sans" fo:font-size="10pt" style:font-size-asian="10pt" style:font-size-complex="10pt"/>
      <style:map style:condition="is-true-formula(ISODD(ROW()))" style:apply-style-name="Accent_20_3" style:base-cell-address="materials.A2"/>
    </style:style>
    <style:style style:name="ce16" style:family="table-cell" style:parent-style-name="Default">
      <style:table-cell-properties style:text-align-source="fix" style:repeat-content="false"/>
      <style:paragraph-properties fo:text-align="center" fo:margin-left="0cm"/>
      <style:text-properties style:font-name="Liberation Mono" fo:font-size="10pt" style:font-size-asian="10pt" style:font-size-complex="10pt"/>
      <style:map style:condition="is-true-formula(ISODD(ROW()))" style:apply-style-name="Accent_20_3" style:base-cell-address="materials.A2"/>
    </style:style>
    <style:style style:name="ce22" style:family="table-cell" style:parent-style-name="Default">
      <style:table-cell-properties style:text-align-source="fix" style:repeat-content="false"/>
      <style:paragraph-properties fo:text-align="center" fo:margin-left="0cm"/>
      <style:text-properties style:font-name="Liberation Mono" fo:font-size="10pt" style:font-size-asian="10pt" style:font-name-complex="DejaVu Sans" style:font-size-complex="10pt"/>
      <style:map style:condition="is-true-formula(ISODD(ROW()))" style:apply-style-name="Accent_20_3" style:base-cell-address="materials.A2"/>
    </style:style>
    <style:style style:name="ce30" style:family="table-cell" style:parent-style-name="Default">
      <style:table-cell-properties style:text-align-source="fix" style:repeat-content="false"/>
      <style:paragraph-properties fo:text-align="center" fo:margin-left="0cm"/>
      <style:text-properties style:font-name="Liberation Mono" fo:font-size="10pt" style:font-size-asian="10pt" style:font-size-complex="10pt"/>
      <style:map style:condition="is-true-formula(ISODD(ROW()))" style:apply-style-name="Accent_20_3" style:base-cell-address="materials.H72"/>
    </style:style>
    <style:style style:name="ce1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map style:condition="is-true-formula(ISODD(ROW()))" style:apply-style-name="Accent_20_3" style:base-cell-address="materials.A2"/>
    </style:style>
    <style:style style:name="ce28" style:family="table-cell" style:parent-style-name="Default" style:data-style-name="N2">
      <style:table-cell-properties style:text-align-source="fix" style:repeat-content="false"/>
      <style:paragraph-properties fo:text-align="center" fo:margin-left="0cm"/>
    </style:style>
    <style:style style:name="ce31" style:family="table-cell" style:parent-style-name="Default" style:data-style-name="N1">
      <style:table-cell-properties style:text-align-source="fix" style:repeat-content="false"/>
      <style:paragraph-properties fo:text-align="center" fo:margin-left="0cm"/>
    </style:style>
    <style:style style:name="ce42" style:family="table-cell" style:parent-style-name="Default" style:data-style-name="N100">
      <style:table-cell-properties style:text-align-source="fix" style:repeat-content="false"/>
      <style:paragraph-properties fo:text-align="center" fo:margin-left="0cm"/>
    </style:style>
    <style:style style:name="ce23" style:family="table-cell" style:parent-style-name="Default" style:data-style-name="N0">
      <style:table-cell-properties fo:background-color="#666666" style:text-align-source="fix" style:repeat-content="false" fo:wrap-option="wrap" fo:border="0.74pt solid #000000" style:vertical-align="middle"/>
      <style:paragraph-properties fo:text-align="center" fo:margin-left="0cm"/>
    </style:style>
    <style:style style:name="ce24" style:family="table-cell" style:parent-style-name="Default" style:data-style-name="N0">
      <style:table-cell-properties style:text-align-source="fix" style:repeat-content="false" fo:wrap-option="wrap" fo:border="0.74pt solid #000000" style:vertical-align="middle"/>
      <style:paragraph-properties fo:text-align="center" fo:margin-left="0cm"/>
      <style:map style:condition="is-true-formula(ISODD(ROW()))" style:apply-style-name="Accent_20_3" style:base-cell-address="Colors.A2"/>
    </style:style>
    <style:style style:name="ce25" style:family="table-cell" style:parent-style-name="Default">
      <style:table-cell-properties fo:background-color="#dddddd"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26" style:family="table-cell" style:parent-style-name="Default">
      <style:table-cell-properties style:text-align-source="fix" style:repeat-content="false" fo:border="0.74pt solid #000000" style:vertical-align="middle"/>
      <style:paragraph-properties fo:text-align="center" fo:margin-left="0cm"/>
      <style:map style:condition="is-true-formula(ISODD(ROW()))" style:apply-style-name="Accent_20_3" style:base-cell-address="Colors.A2"/>
    </style:style>
    <style:style style:name="ce29"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41" style:family="table-cell" style:parent-style-name="clr_23_ffff00">
      <style:table-cell-properties fo:border="0.74pt solid #000000"/>
    </style:style>
    <style:style style:name="ce45" style:family="table-cell" style:parent-style-name="clr_23_00e5ee">
      <style:table-cell-properties fo:border="0.74pt solid #000000"/>
    </style:style>
    <style:style style:name="ce37" style:family="table-cell" style:parent-style-name="clr_23_86909c">
      <style:table-cell-properties fo:border="0.74pt solid #000000"/>
    </style:style>
    <style:style style:name="ce57" style:family="table-cell" style:parent-style-name="clr_23_2f4f4f">
      <style:table-cell-properties fo:border="0.74pt solid #000000"/>
    </style:style>
    <style:style style:name="ce62" style:family="table-cell" style:parent-style-name="clr_23_666666">
      <style:table-cell-properties fo:border="0.74pt solid #000000"/>
    </style:style>
    <style:style style:name="ce64" style:family="table-cell" style:parent-style-name="clr_23_cccccc">
      <style:table-cell-properties fo:border="0.74pt solid #000000"/>
    </style:style>
    <style:style style:name="ce50" style:family="table-cell" style:parent-style-name="clr_23_deb887">
      <style:table-cell-properties fo:border="0.74pt solid #000000"/>
    </style:style>
    <style:style style:name="ce71" style:family="table-cell" style:parent-style-name="clr_23_ff0000">
      <style:table-cell-properties fo:border="0.74pt solid #000000"/>
    </style:style>
    <style:style style:name="ce52" style:family="table-cell" style:parent-style-name="clr_23_804141">
      <style:table-cell-properties fo:border="0.74pt solid #000000"/>
    </style:style>
    <style:style style:name="ce51" style:family="table-cell" style:parent-style-name="clr_23_add8e6">
      <style:table-cell-properties fo:border="0.74pt solid #000000"/>
    </style:style>
    <style:style style:name="ce78" style:family="table-cell" style:parent-style-name="clr_23_c4b08f">
      <style:table-cell-properties fo:border="0.74pt solid #000000"/>
    </style:style>
    <style:style style:name="ce49" style:family="table-cell" style:parent-style-name="clr_23_645462">
      <style:table-cell-properties fo:border="0.74pt solid #000000"/>
    </style:style>
    <style:style style:name="ce47" style:family="table-cell" style:parent-style-name="clr_23_616161">
      <style:table-cell-properties fo:border="0.74pt solid #000000"/>
    </style:style>
    <style:style style:name="ce39" style:family="table-cell" style:parent-style-name="clr_23_f33f66">
      <style:table-cell-properties fo:border="0.74pt solid #000000"/>
    </style:style>
    <style:style style:name="ce53" style:family="table-cell" style:parent-style-name="clr_23_deb8b9">
      <style:table-cell-properties fo:border="0.74pt solid #000000"/>
    </style:style>
    <style:style style:name="ce54" style:family="table-cell" style:parent-style-name="clr_23_626a80">
      <style:table-cell-properties fo:border="0.74pt solid #000000"/>
    </style:style>
    <style:style style:name="ce60" style:family="table-cell" style:parent-style-name="clr_23_ff4040">
      <style:table-cell-properties fo:border="0.74pt solid #000000"/>
    </style:style>
    <style:style style:name="ce58" style:family="table-cell" style:parent-style-name="clr_23_191970">
      <style:table-cell-properties fo:border="0.74pt solid #000000"/>
    </style:style>
    <style:style style:name="ce59" style:family="table-cell" style:parent-style-name="clr_23_194500">
      <style:table-cell-properties fo:border="0.74pt solid #000000"/>
    </style:style>
    <style:style style:name="ce68" style:family="table-cell" style:parent-style-name="clr_23_805c45">
      <style:table-cell-properties fo:border="0.74pt solid #000000"/>
    </style:style>
    <style:style style:name="ce65" style:family="table-cell" style:parent-style-name="clr_23_0000ff">
      <style:table-cell-properties fo:border="0.74pt solid #000000"/>
    </style:style>
    <style:style style:name="ce46" style:family="table-cell" style:parent-style-name="clr_23_ff6a6a">
      <style:table-cell-properties fo:border="0.74pt solid #000000"/>
    </style:style>
    <style:style style:name="ce73" style:family="table-cell" style:parent-style-name="clr_23_00ffff">
      <style:table-cell-properties fo:border="0.74pt solid #000000"/>
    </style:style>
    <style:style style:name="ce75" style:family="table-cell" style:parent-style-name="clr_23_00b900">
      <style:table-cell-properties fo:border="0.74pt solid #000000"/>
    </style:style>
    <style:style style:name="ce48" style:family="table-cell" style:parent-style-name="clr_23_259281">
      <style:table-cell-properties fo:border="0.74pt solid #000000"/>
    </style:style>
    <style:style style:name="ce81" style:family="table-cell" style:parent-style-name="clr_23_0064ff">
      <style:table-cell-properties fo:border="0.74pt solid #000000"/>
    </style:style>
    <style:style style:name="ce83" style:family="table-cell" style:parent-style-name="clr_23_43ee00">
      <style:table-cell-properties fo:border="0.74pt solid #000000"/>
    </style:style>
    <style:style style:name="ce84" style:family="table-cell" style:parent-style-name="clr_23_a0a0a0">
      <style:table-cell-properties fo:border="0.74pt solid #000000"/>
    </style:style>
    <style:style style:name="ce35" style:family="table-cell" style:parent-style-name="clr_23_659460">
      <style:table-cell-properties fo:border="0.74pt solid #000000"/>
    </style:style>
    <style:style style:name="ce86" style:family="table-cell" style:parent-style-name="clr_23_7ed3dd">
      <style:table-cell-properties fo:border="0.74pt solid #000000"/>
    </style:style>
    <style:style style:name="ce55" style:family="table-cell" style:parent-style-name="clr_23_919191">
      <style:table-cell-properties fo:border="0.74pt solid #000000"/>
    </style:style>
    <style:style style:name="ce89" style:family="table-cell" style:parent-style-name="clr_23_ffffff">
      <style:table-cell-properties fo:border="0.74pt solid #000000"/>
    </style:style>
    <style:style style:name="ce82" style:family="table-cell" style:parent-style-name="clr_23_808080">
      <style:table-cell-properties fo:border="0.74pt solid #000000"/>
    </style:style>
    <style:style style:name="ce99" style:family="table-cell" style:parent-style-name="clr_23_9d24f3">
      <style:table-cell-properties fo:border="0.74pt solid #000000"/>
    </style:style>
    <style:style style:name="ce100" style:family="table-cell" style:parent-style-name="clr_23_99f2f3">
      <style:table-cell-properties fo:border="0.74pt solid #000000"/>
    </style:style>
    <style:style style:name="ce101" style:family="table-cell" style:parent-style-name="clr_23_d53ff3">
      <style:table-cell-properties fo:border="0.74pt solid #000000"/>
    </style:style>
    <style:style style:name="ce102" style:family="table-cell" style:parent-style-name="clr_23_deb88a">
      <style:table-cell-properties fo:border="0.74pt solid #000000"/>
    </style:style>
    <style:style style:name="ce103" style:family="table-cell" style:parent-style-name="clr_23_ca8602">
      <style:table-cell-properties fo:border="0.74pt solid #000000"/>
    </style:style>
    <style:style style:name="ce104" style:family="table-cell" style:parent-style-name="clr_23_0f5611">
      <style:table-cell-properties fo:border="0.74pt solid #000000"/>
    </style:style>
    <style:style style:name="ce105" style:family="table-cell" style:parent-style-name="clr_23_0096ff">
      <style:table-cell-properties fo:border="0.74pt solid #000000"/>
    </style:style>
    <style:style style:name="ce69" style:family="table-cell" style:parent-style-name="Default">
      <style:table-cell-properties style:text-align-source="fix" style:repeat-content="false" fo:border="0.74pt solid #000000" style:vertical-align="middle"/>
      <style:paragraph-properties fo:text-align="center" fo:margin-left="0cm"/>
      <style:map style:condition="is-true-formula(ISODD(ROW()))" style:apply-style-name="Accent_20_3" style:base-cell-address="Colors.N2"/>
    </style:style>
    <style:style style:name="ce70" style:family="table-cell" style:parent-style-name="Default">
      <style:table-cell-properties fo:background-color="#dddddd" style:text-align-source="fix" style:repeat-content="false" fo:wrap-option="wrap" style:vertical-align="middle"/>
      <style:paragraph-properties fo:text-align="center" fo:margin-left="0cm"/>
      <style:text-properties fo:font-weight="bold" style:font-weight-asian="bold" style:font-weight-complex="bold"/>
    </style:style>
    <style:style style:name="ce118" style:family="table-cell" style:parent-style-name="Default" style:data-style-name="N10">
      <style:table-cell-properties style:text-align-source="fix" style:repeat-content="false" fo:border="0.74pt solid #000000"/>
      <style:paragraph-properties fo:text-align="center" fo:margin-left="0cm"/>
      <style:map style:condition="is-true-formula(ISODD(ROW()))" style:apply-style-name="Accent_20_3" style:base-cell-address="Colors.N2"/>
    </style:style>
    <style:style style:name="T1" style:family="text">
      <style:text-properties style:font-name="Liberation Mono"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Mono"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size-asian="10pt" style:font-size-complex="10pt" style:font-weight-asian="normal" style:font-weight-complex="normal" style:font-style-asian="normal" style:font-style-complex="normal" style:text-emphasize="none" style:font-relief="none" style:text-overline-style="none" style:text-overline-color="font-color" style:font-name-complex="FreeSans"/>
    </style:style>
  </office:automatic-styles>
  <office:body>
    <office:spreadsheet>
      <table:calculation-settings table:automatic-find-labels="false" table:use-regular-expressions="false" table:use-wildcards="true"/>
      <table:table table:name="materials" table:style-name="ta1" table:print-ranges="materials.A3:materials.K64">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9" table:default-cell-style-name="ce12"/>
        <table:table-column table:style-name="co10" table:default-cell-style-name="ce12"/>
        <table:table-column table:style-name="co7" table:default-cell-style-name="ce12"/>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2" table:default-cell-style-name="Default"/>
        <table:table-column table:style-name="co15" table:default-cell-style-name="Default"/>
        <table:table-column table:style-name="co16" table:default-cell-style-name="Default"/>
        <table:table-row table:style-name="ro1">
          <table:table-cell table:style-name="ce1" office:value-type="string" calcext:value-type="string">
            <text:p>namespace_of_classname</text:p>
          </table:table-cell>
          <table:table-cell table:style-name="ce1" office:value-type="string" calcext:value-type="string">
            <text:p>classname</text:p>
          </table:table-cell>
          <table:table-cell table:style-name="ce1" office:value-type="string" calcext:value-type="string">
            <text:p>namespace_of_property</text:p>
          </table:table-cell>
          <table:table-cell table:style-name="ce1" office:value-type="string" calcext:value-type="string">
            <text:p>property_name</text:p>
          </table:table-cell>
          <table:table-cell table:style-name="ce1" office:value-type="string" calcext:value-type="string">
            <text:p>column_name_of_property_value</text:p>
          </table:table-cell>
          <table:table-cell table:style-name="ce1" office:value-type="string" calcext:value-type="string">
            <text:p>property_value</text:p>
          </table:table-cell>
          <table:table-cell table:style-name="ce1" office:value-type="string" calcext:value-type="string">
            <text:p>emmisive_color</text:p>
          </table:table-cell>
          <table:table-cell table:style-name="ce13" office:value-type="string" calcext:value-type="string">
            <text:p>pbr_metallic_roughness_base_color</text:p>
          </table:table-cell>
          <table:table-cell table:style-name="ce13" office:value-type="string" calcext:value-type="string">
            <text:p>pbr_metallic_roughness_metallic_roughness</text:p>
          </table:table-cell>
          <table:table-cell table:style-name="ce13" office:value-type="string" calcext:value-type="string">
            <text:p>pbr_specular_glossiness_diffuse_color</text:p>
          </table:table-cell>
          <table:table-cell table:style-name="ce13" office:value-type="string" calcext:value-type="string">
            <text:p>pbr_specular_glossiness_specular_glossiness</text:p>
          </table:table-cell>
          <table:table-cell table:number-columns-repeated="8"/>
        </table:table-row>
        <table:table-row table:style-name="ro2">
          <table:table-cell table:style-name="ce4"/>
          <table:table-cell table:style-name="ce4" office:value-type="string" calcext:value-type="string">
            <text:p>anything_else</text:p>
          </table:table-cell>
          <table:table-cell table:style-name="ce4" table:number-columns-repeated="5"/>
          <table:table-cell table:style-name="ce21" office:value-type="string" calcext:value-type="string">
            <text:p>#ffff00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text:p>
          </table:table-cell>
          <table:table-cell table:style-name="ce4" table:number-columns-repeated="5"/>
          <table:table-cell table:style-name="ce21" office:value-type="string" calcext:value-type="string">
            <text:p>#00e5ee80</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table:number-columns-repeated="3"/>
          <table:table-cell table:style-name="ce7"/>
          <table:table-cell table:style-name="ce4"/>
          <table:table-cell table:style-name="ce21" office:value-type="string" calcext:value-type="string">
            <text:p>#86909cff</text:p>
          </table:table-cell>
          <table:table-cell table:style-name="ce19"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office:value-type="string" calcext:value-type="string">
            <text:p>gen</text:p>
          </table:table-cell>
          <table:table-cell table:style-name="ce4" office:value-type="string" calcext:value-type="string">
            <text:p>Category</text:p>
          </table:table-cell>
          <table:table-cell table:style-name="ce4" office:value-type="string" calcext:value-type="string">
            <text:p>val_string</text:p>
          </table:table-cell>
          <table:table-cell table:style-name="ce10" office:value-type="string" calcext:value-type="string">
            <text:p>Curtain Panels</text:p>
          </table:table-cell>
          <table:table-cell table:style-name="ce4"/>
          <table:table-cell table:style-name="ce15" office:value-type="string" calcext:value-type="string">
            <text:p>#2f4f4f40</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office:value-type="string" calcext:value-type="string">
            <text:p>gen</text:p>
          </table:table-cell>
          <table:table-cell table:style-name="ce4" office:value-type="string" calcext:value-type="string">
            <text:p>Category</text:p>
          </table:table-cell>
          <table:table-cell table:style-name="ce4" office:value-type="string" calcext:value-type="string">
            <text:p>val_string</text:p>
          </table:table-cell>
          <table:table-cell table:style-name="ce7" office:value-type="string" calcext:value-type="string">
            <text:p>Curtain Wall Mullions</text:p>
          </table:table-cell>
          <table:table-cell table:style-name="ce4"/>
          <table:table-cell table:style-name="ce16" office:value-type="string" calcext:value-type="string">
            <text:p>#666666ff</text:p>
          </table:table-cell>
          <table:table-cell table:style-name="ce19"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office:value-type="string" calcext:value-type="string">
            <text:p>gen</text:p>
          </table:table-cell>
          <table:table-cell table:style-name="ce4" office:value-type="string" calcext:value-type="string">
            <text:p>Category</text:p>
          </table:table-cell>
          <table:table-cell table:style-name="ce4" office:value-type="string" calcext:value-type="string">
            <text:p>val_string</text:p>
          </table:table-cell>
          <table:table-cell table:style-name="ce7" office:value-type="string" calcext:value-type="string">
            <text:p>Entourage</text:p>
          </table:table-cell>
          <table:table-cell table:style-name="ce4"/>
          <table:table-cell table:style-name="ce15" office:value-type="string" calcext:value-type="string">
            <text:p>#ccccccff</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office:value-type="string" calcext:value-type="string">
            <text:p>gen</text:p>
          </table:table-cell>
          <table:table-cell table:style-name="ce4" office:value-type="string" calcext:value-type="string">
            <text:p>Category</text:p>
          </table:table-cell>
          <table:table-cell table:style-name="ce4" office:value-type="string" calcext:value-type="string">
            <text:p>val_string</text:p>
          </table:table-cell>
          <table:table-cell table:style-name="ce7" office:value-type="string" calcext:value-type="string">
            <text:p>Floors</text:p>
          </table:table-cell>
          <table:table-cell table:style-name="ce4"/>
          <table:table-cell table:style-name="ce15" office:value-type="string" calcext:value-type="string">
            <text:p>#deb887ff</text:p>
          </table:table-cell>
          <table:table-cell table:style-name="ce19"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office:value-type="string" calcext:value-type="string">
            <text:p>gen</text:p>
          </table:table-cell>
          <table:table-cell table:style-name="ce4" office:value-type="string" calcext:value-type="string">
            <text:p>Category</text:p>
          </table:table-cell>
          <table:table-cell table:style-name="ce4" office:value-type="string" calcext:value-type="string">
            <text:p>val_string</text:p>
          </table:table-cell>
          <table:table-cell table:style-name="ce7" office:value-type="string" calcext:value-type="string">
            <text:p>Roofs</text:p>
          </table:table-cell>
          <table:table-cell table:style-name="ce4"/>
          <table:table-cell table:style-name="ce15" office:value-type="string" calcext:value-type="string">
            <text:p>#ff0000ff</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office:value-type="string" calcext:value-type="string">
            <text:p>gen</text:p>
          </table:table-cell>
          <table:table-cell table:style-name="ce4" office:value-type="string" calcext:value-type="string">
            <text:p>Category</text:p>
          </table:table-cell>
          <table:table-cell table:style-name="ce4" office:value-type="string" calcext:value-type="string">
            <text:p>val_string</text:p>
          </table:table-cell>
          <table:table-cell table:style-name="ce7" office:value-type="string" calcext:value-type="string">
            <text:p>Stairs: Landings</text:p>
          </table:table-cell>
          <table:table-cell table:style-name="ce4"/>
          <table:table-cell table:style-name="ce15" office:value-type="string" calcext:value-type="string">
            <text:p>#804141ff</text:p>
          </table:table-cell>
          <table:table-cell table:style-name="ce19"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office:value-type="string" calcext:value-type="string">
            <text:p>gen</text:p>
          </table:table-cell>
          <table:table-cell table:style-name="ce4" office:value-type="string" calcext:value-type="string">
            <text:p>Category</text:p>
          </table:table-cell>
          <table:table-cell table:style-name="ce4" office:value-type="string" calcext:value-type="string">
            <text:p>val_string</text:p>
          </table:table-cell>
          <table:table-cell table:style-name="ce7" office:value-type="string" calcext:value-type="string">
            <text:p>Stairs: Runs</text:p>
          </table:table-cell>
          <table:table-cell table:style-name="ce4"/>
          <table:table-cell table:style-name="ce15" office:value-type="string" calcext:value-type="string">
            <text:p>#add8e6ff</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office:value-type="string" calcext:value-type="string">
            <text:p>gen</text:p>
          </table:table-cell>
          <table:table-cell table:style-name="ce4" office:value-type="string" calcext:value-type="string">
            <text:p>Category</text:p>
          </table:table-cell>
          <table:table-cell table:style-name="ce4" office:value-type="string" calcext:value-type="string">
            <text:p>val_string</text:p>
          </table:table-cell>
          <table:table-cell table:style-name="ce7" office:value-type="string" calcext:value-type="string">
            <text:p>Stairs: Supports</text:p>
          </table:table-cell>
          <table:table-cell table:style-name="ce4"/>
          <table:table-cell table:style-name="ce15" office:value-type="string" calcext:value-type="string">
            <text:p>#c4b08fff</text:p>
          </table:table-cell>
          <table:table-cell table:style-name="ce19"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office:value-type="string" calcext:value-type="string">
            <text:p>gen</text:p>
          </table:table-cell>
          <table:table-cell table:style-name="ce4" office:value-type="string" calcext:value-type="string">
            <text:p>Category</text:p>
          </table:table-cell>
          <table:table-cell table:style-name="ce4" office:value-type="string" calcext:value-type="string">
            <text:p>val_string</text:p>
          </table:table-cell>
          <table:table-cell table:style-name="ce7" office:value-type="string" calcext:value-type="string">
            <text:p>Structural Columns</text:p>
          </table:table-cell>
          <table:table-cell table:style-name="ce4"/>
          <table:table-cell table:style-name="ce15" office:value-type="string" calcext:value-type="string">
            <text:p>#645462ff</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office:value-type="string" calcext:value-type="string">
            <text:p>gen</text:p>
          </table:table-cell>
          <table:table-cell table:style-name="ce4" office:value-type="string" calcext:value-type="string">
            <text:p>Category</text:p>
          </table:table-cell>
          <table:table-cell table:style-name="ce4" office:value-type="string" calcext:value-type="string">
            <text:p>val_string</text:p>
          </table:table-cell>
          <table:table-cell table:style-name="ce7" office:value-type="string" calcext:value-type="string">
            <text:p>Structural Framing</text:p>
          </table:table-cell>
          <table:table-cell table:style-name="ce4"/>
          <table:table-cell table:style-name="ce15" office:value-type="string" calcext:value-type="string">
            <text:p>#616161ff</text:p>
          </table:table-cell>
          <table:table-cell table:style-name="ce19"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office:value-type="string" calcext:value-type="string">
            <text:p>gen</text:p>
          </table:table-cell>
          <table:table-cell table:style-name="ce4" office:value-type="string" calcext:value-type="string">
            <text:p>Category</text:p>
          </table:table-cell>
          <table:table-cell table:style-name="ce4" office:value-type="string" calcext:value-type="string">
            <text:p>val_string</text:p>
          </table:table-cell>
          <table:table-cell table:style-name="ce7" office:value-type="string" calcext:value-type="string">
            <text:p>Walls</text:p>
          </table:table-cell>
          <table:table-cell table:style-name="ce4"/>
          <table:table-cell table:style-name="ce15" office:value-type="string" calcext:value-type="string">
            <text:p>#ccccccff</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Furniture</text:p>
          </table:table-cell>
          <table:table-cell table:style-name="ce4" table:number-columns-repeated="5"/>
          <table:table-cell table:style-name="ce21" office:value-type="string" calcext:value-type="string">
            <text:p>#e67322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Installation</text:p>
          </table:table-cell>
          <table:table-cell table:style-name="ce4" table:number-columns-repeated="5"/>
          <table:table-cell table:style-name="ce21" office:value-type="string" calcext:value-type="string">
            <text:p>#deb887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Part</text:p>
          </table:table-cell>
          <table:table-cell table:style-name="ce4" table:number-columns-repeated="5"/>
          <table:table-cell table:style-name="ce21" office:value-type="string" calcext:value-type="string">
            <text:p>#00e5ee80</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Room</text:p>
          </table:table-cell>
          <table:table-cell table:style-name="ce4" table:number-columns-repeated="5"/>
          <table:table-cell table:style-name="ce21" office:value-type="string" calcext:value-type="string">
            <text:p>#f33f6680</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Unit</text:p>
          </table:table-cell>
          <table:table-cell table:style-name="ce4" table:number-columns-repeated="5"/>
          <table:table-cell table:style-name="ce22" office:value-type="string" calcext:value-type="string">
            <text:p><text:span text:style-name="T1">#deb8b9</text:span><text:span text:style-name="T2">fc</text:span></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Storey</text:p>
          </table:table-cell>
          <table:table-cell table:style-name="ce4" table:number-columns-repeated="5"/>
          <table:table-cell table:style-name="ce21" office:value-type="string" calcext:value-type="string">
            <text:p>#deb887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text:p>
          </table:table-cell>
          <table:table-cell table:style-name="ce4" table:number-columns-repeated="5"/>
          <table:table-cell table:style-name="ce21" office:value-type="string" calcext:value-type="string">
            <text:p>#2f4f4f80</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ConstructiveElement</text:p>
          </table:table-cell>
          <table:table-cell table:style-name="ce4" table:number-columns-repeated="5"/>
          <table:table-cell table:style-name="ce21" office:value-type="string" calcext:value-type="string">
            <text:p>#626a80ff</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Furniture</text:p>
          </table:table-cell>
          <table:table-cell table:style-name="ce4" table:number-columns-repeated="5"/>
          <table:table-cell table:style-name="ce21" office:value-type="string" calcext:value-type="string">
            <text:p>#ff4040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Installation</text:p>
          </table:table-cell>
          <table:table-cell table:style-name="ce4" table:number-columns-repeated="5"/>
          <table:table-cell table:style-name="ce21" office:value-type="string" calcext:value-type="string">
            <text:p>#191970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Part</text:p>
          </table:table-cell>
          <table:table-cell table:style-name="ce4" table:number-columns-repeated="5"/>
          <table:table-cell table:style-name="ce21" office:value-type="string" calcext:value-type="string">
            <text:p>#19450080</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Room</text:p>
          </table:table-cell>
          <table:table-cell table:style-name="ce4" table:number-columns-repeated="5"/>
          <table:table-cell table:style-name="ce21" office:value-type="string" calcext:value-type="string">
            <text:p>#add8e6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CeilingSurface</text:p>
          </table:table-cell>
          <table:table-cell table:style-name="ce4" table:number-columns-repeated="5"/>
          <table:table-cell table:style-name="ce21" office:value-type="string" calcext:value-type="string">
            <text:p>#cccccc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Door</text:p>
          </table:table-cell>
          <table:table-cell table:style-name="ce4" table:number-columns-repeated="5"/>
          <table:table-cell table:style-name="ce21" office:value-type="string" calcext:value-type="string">
            <text:p>#805c45ff</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DoorSurface</text:p>
          </table:table-cell>
          <table:table-cell table:style-name="ce4" table:number-columns-repeated="5"/>
          <table:table-cell table:style-name="ce21" office:value-type="string" calcext:value-type="string">
            <text:p>#0000ff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FloorSurface</text:p>
          </table:table-cell>
          <table:table-cell table:style-name="ce4" table:number-columns-repeated="5"/>
          <table:table-cell table:style-name="ce21" office:value-type="string" calcext:value-type="string">
            <text:p>#666666ff</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GroundSurface</text:p>
          </table:table-cell>
          <table:table-cell table:style-name="ce4" table:number-columns-repeated="5"/>
          <table:table-cell table:style-name="ce21" office:value-type="string" calcext:value-type="string">
            <text:p>#666666ff</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InteriorWallSurface</text:p>
          </table:table-cell>
          <table:table-cell table:style-name="ce4" table:number-columns-repeated="5"/>
          <table:table-cell table:style-name="ce21" office:value-type="string" calcext:value-type="string">
            <text:p>#666666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OtherConstruction</text:p>
          </table:table-cell>
          <table:table-cell table:style-name="ce4" table:number-columns-repeated="5"/>
          <table:table-cell table:style-name="ce21" office:value-type="string" calcext:value-type="string">
            <text:p>#ff6a6a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OuterCeilingSurface</text:p>
          </table:table-cell>
          <table:table-cell table:style-name="ce4" table:number-columns-repeated="5"/>
          <table:table-cell table:style-name="ce21" office:value-type="string" calcext:value-type="string">
            <text:p>#cccccc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OuterFloorSurface</text:p>
          </table:table-cell>
          <table:table-cell table:style-name="ce4" table:number-columns-repeated="5"/>
          <table:table-cell table:style-name="ce21" office:value-type="string" calcext:value-type="string">
            <text:p>#666666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RoofSurface</text:p>
          </table:table-cell>
          <table:table-cell table:style-name="ce4" table:number-columns-repeated="5"/>
          <table:table-cell table:style-name="ce21" office:value-type="string" calcext:value-type="string">
            <text:p>#ff0000ff</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WallSurface</text:p>
          </table:table-cell>
          <table:table-cell table:style-name="ce4" table:number-columns-repeated="5"/>
          <table:table-cell table:style-name="ce21" office:value-type="string" calcext:value-type="string">
            <text:p>#666666ff</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Window</text:p>
          </table:table-cell>
          <table:table-cell table:style-name="ce4" table:number-columns-repeated="5"/>
          <table:table-cell table:style-name="ce21" office:value-type="string" calcext:value-type="string">
            <text:p>#00ffff40</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WindowSurface</text:p>
          </table:table-cell>
          <table:table-cell table:style-name="ce4" table:number-columns-repeated="5"/>
          <table:table-cell table:style-name="ce21" office:value-type="string" calcext:value-type="string">
            <text:p>#00ffff40</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core</text:p>
          </table:table-cell>
          <table:table-cell table:style-name="ce4" office:value-type="string" calcext:value-type="string">
            <text:p>ClosureSurface</text:p>
          </table:table-cell>
          <table:table-cell table:style-name="ce4" table:number-columns-repeated="2"/>
          <table:table-cell table:style-name="ce6"/>
          <table:table-cell table:style-name="ce4" table:number-columns-repeated="2"/>
          <table:table-cell table:style-name="ce21" office:value-type="string" calcext:value-type="string">
            <text:p>#666666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BreaklineRelief</text:p>
          </table:table-cell>
          <table:table-cell table:style-name="ce4" table:number-columns-repeated="2"/>
          <table:table-cell table:style-name="ce6"/>
          <table:table-cell table:style-name="ce4" table:number-columns-repeated="2"/>
          <table:table-cell table:style-name="ce21" office:value-type="string" calcext:value-type="string">
            <text:p>#616161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MassPointRelief</text:p>
          </table:table-cell>
          <table:table-cell table:style-name="ce4" table:number-columns-repeated="2"/>
          <table:table-cell table:style-name="ce6"/>
          <table:table-cell table:style-name="ce4" table:number-columns-repeated="2"/>
          <table:table-cell table:style-name="ce21" office:value-type="string" calcext:value-type="string">
            <text:p>#616161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RasterRelief</text:p>
          </table:table-cell>
          <table:table-cell table:style-name="ce4" table:number-columns-repeated="2"/>
          <table:table-cell table:style-name="ce6"/>
          <table:table-cell table:style-name="ce4" table:number-columns-repeated="2"/>
          <table:table-cell table:style-name="ce21" office:value-type="string" calcext:value-type="string">
            <text:p>#616161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ReliefFeature</text:p>
          </table:table-cell>
          <table:table-cell table:style-name="ce4" table:number-columns-repeated="2"/>
          <table:table-cell table:style-name="ce6"/>
          <table:table-cell table:style-name="ce4" table:number-columns-repeated="2"/>
          <table:table-cell table:style-name="ce21" office:value-type="string" calcext:value-type="string">
            <text:p>#00b900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TINRelief</text:p>
          </table:table-cell>
          <table:table-cell table:style-name="ce4" table:number-columns-repeated="5"/>
          <table:table-cell table:style-name="ce21" office:value-type="string" calcext:value-type="string">
            <text:p>#00b900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frn</text:p>
          </table:table-cell>
          <table:table-cell table:style-name="ce4" office:value-type="string" calcext:value-type="string">
            <text:p>CityFurniture</text:p>
          </table:table-cell>
          <table:table-cell table:style-name="ce4" table:number-columns-repeated="5"/>
          <table:table-cell table:style-name="ce21" office:value-type="string" calcext:value-type="string">
            <text:p>#ff4040ff</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LogicalSpace</text:p>
          </table:table-cell>
          <table:table-cell table:style-name="ce4" table:number-columns-repeated="2"/>
          <table:table-cell table:style-name="ce6"/>
          <table:table-cell table:style-name="ce4" table:number-columns-repeated="2"/>
          <table:table-cell table:style-name="ce21" office:value-type="string" calcext:value-type="string">
            <text:p>#80414180</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OccupiedSpace</text:p>
          </table:table-cell>
          <table:table-cell table:style-name="ce4" table:number-columns-repeated="5"/>
          <table:table-cell table:style-name="ce21" office:value-type="string" calcext:value-type="string">
            <text:p>#25928180</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ThematicSurface</text:p>
          </table:table-cell>
          <table:table-cell table:style-name="ce4" table:number-columns-repeated="5"/>
          <table:table-cell table:style-name="ce21" office:value-type="string" calcext:value-type="string">
            <text:p>#c4b08f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UnoccupiedSpace</text:p>
          </table:table-cell>
          <table:table-cell table:style-name="ce4" table:number-columns-repeated="5"/>
          <table:table-cell table:style-name="ce21" office:value-type="string" calcext:value-type="string">
            <text:p>#0064ff80</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luse</text:p>
          </table:table-cell>
          <table:table-cell table:style-name="ce4" office:value-type="string" calcext:value-type="string">
            <text:p>LandUse</text:p>
          </table:table-cell>
          <table:table-cell table:style-name="ce4" table:number-columns-repeated="5"/>
          <table:table-cell table:style-name="ce21" office:value-type="string" calcext:value-type="string">
            <text:p>#43ee00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AuxiliaryTrafficArea</text:p>
          </table:table-cell>
          <table:table-cell table:style-name="ce4" table:number-columns-repeated="5"/>
          <table:table-cell table:style-name="ce21" office:value-type="string" calcext:value-type="string">
            <text:p>#a0a0a0ff</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AuxiliaryTrafficSpace</text:p>
          </table:table-cell>
          <table:table-cell table:style-name="ce4" table:number-columns-repeated="5"/>
          <table:table-cell table:style-name="ce21" office:value-type="string" calcext:value-type="string">
            <text:p>#65946080</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ClearanceSpace</text:p>
          </table:table-cell>
          <table:table-cell table:style-name="ce4" table:number-columns-repeated="5"/>
          <table:table-cell table:style-name="ce21" office:value-type="string" calcext:value-type="string">
            <text:p>#0064ff80</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Hole</text:p>
          </table:table-cell>
          <table:table-cell table:style-name="ce4" table:number-columns-repeated="5"/>
          <table:table-cell table:style-name="ce21" office:value-type="string" calcext:value-type="string">
            <text:p>#7ed3dd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HoleSurface</text:p>
          </table:table-cell>
          <table:table-cell table:style-name="ce4" table:number-columns-repeated="5"/>
          <table:table-cell table:style-name="ce21" office:value-type="string" calcext:value-type="string">
            <text:p>#919191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Intersection</text:p>
          </table:table-cell>
          <table:table-cell table:style-name="ce4" table:number-columns-repeated="5"/>
          <table:table-cell table:style-name="ce21" office:value-type="string" calcext:value-type="string">
            <text:p>#645462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Marking</text:p>
          </table:table-cell>
          <table:table-cell table:style-name="ce4" table:number-columns-repeated="5"/>
          <table:table-cell table:style-name="ce21" office:value-type="string" calcext:value-type="string">
            <text:p>#ffffffff</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Railway</text:p>
          </table:table-cell>
          <table:table-cell table:style-name="ce4" table:number-columns-repeated="5"/>
          <table:table-cell table:style-name="ce21" office:value-type="string" calcext:value-type="string">
            <text:p>#a0a0a0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Road</text:p>
          </table:table-cell>
          <table:table-cell table:style-name="ce4" table:number-columns-repeated="5"/>
          <table:table-cell table:style-name="ce21" office:value-type="string" calcext:value-type="string">
            <text:p>#808080ff</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Section</text:p>
          </table:table-cell>
          <table:table-cell table:style-name="ce4" table:number-columns-repeated="5"/>
          <table:table-cell table:style-name="ce21" office:value-type="string" calcext:value-type="string">
            <text:p>#919191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Square</text:p>
          </table:table-cell>
          <table:table-cell table:style-name="ce4" table:number-columns-repeated="5"/>
          <table:table-cell table:style-name="ce21" office:value-type="string" calcext:value-type="string">
            <text:p>#9d24f3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Track</text:p>
          </table:table-cell>
          <table:table-cell table:style-name="ce4" table:number-columns-repeated="5"/>
          <table:table-cell table:style-name="ce21" office:value-type="string" calcext:value-type="string">
            <text:p>#a0a0a0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TrafficArea</text:p>
          </table:table-cell>
          <table:table-cell table:style-name="ce4" table:number-columns-repeated="5"/>
          <table:table-cell table:style-name="ce21" office:value-type="string" calcext:value-type="string">
            <text:p>#a0a0a0ff</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TrafficSpace</text:p>
          </table:table-cell>
          <table:table-cell table:style-name="ce4" table:number-columns-repeated="5"/>
          <table:table-cell table:style-name="ce21" office:value-type="string" calcext:value-type="string">
            <text:p>#0064ff80</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Waterway</text:p>
          </table:table-cell>
          <table:table-cell table:style-name="ce4" table:number-columns-repeated="5"/>
          <table:table-cell table:style-name="ce21" office:value-type="string" calcext:value-type="string">
            <text:p>#99f2f3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HollowSpace</text:p>
          </table:table-cell>
          <table:table-cell table:style-name="ce4" table:number-columns-repeated="5"/>
          <table:table-cell table:style-name="ce21" office:value-type="string" calcext:value-type="string">
            <text:p>#808080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text:p>
          </table:table-cell>
          <table:table-cell table:style-name="ce4" table:number-columns-repeated="5"/>
          <table:table-cell table:style-name="ce21" office:value-type="string" calcext:value-type="string">
            <text:p>#00e5ee80</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ConstructiveElement</text:p>
          </table:table-cell>
          <table:table-cell table:style-name="ce4" table:number-columns-repeated="5"/>
          <table:table-cell table:style-name="ce21" office:value-type="string" calcext:value-type="string">
            <text:p>#d53ff3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Furniture</text:p>
          </table:table-cell>
          <table:table-cell table:style-name="ce4" table:number-columns-repeated="5"/>
          <table:table-cell table:style-name="ce21" office:value-type="string" calcext:value-type="string">
            <text:p>#ff4040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Installation</text:p>
          </table:table-cell>
          <table:table-cell table:style-name="ce4" table:number-columns-repeated="5"/>
          <table:table-cell table:style-name="ce30" office:value-type="string" calcext:value-type="string">
            <text:p>#deb88a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Part</text:p>
          </table:table-cell>
          <table:table-cell table:style-name="ce4" table:number-columns-repeated="5"/>
          <table:table-cell table:style-name="ce21" office:value-type="string" calcext:value-type="string">
            <text:p>#00e5ee80</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veg</text:p>
          </table:table-cell>
          <table:table-cell table:style-name="ce4" office:value-type="string" calcext:value-type="string">
            <text:p>PlantCover</text:p>
          </table:table-cell>
          <table:table-cell table:style-name="ce4" table:number-columns-repeated="5"/>
          <table:table-cell table:style-name="ce21" office:value-type="string" calcext:value-type="string">
            <text:p>#ca8602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veg</text:p>
          </table:table-cell>
          <table:table-cell table:style-name="ce4" office:value-type="string" calcext:value-type="string">
            <text:p>SolitaryVegetationObject</text:p>
          </table:table-cell>
          <table:table-cell table:style-name="ce4" table:number-columns-repeated="5"/>
          <table:table-cell table:style-name="ce21" office:value-type="string" calcext:value-type="string">
            <text:p>#0f5611fc</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wtr</text:p>
          </table:table-cell>
          <table:table-cell table:style-name="ce4" office:value-type="string" calcext:value-type="string">
            <text:p>WaterBody</text:p>
          </table:table-cell>
          <table:table-cell table:style-name="ce4" table:number-columns-repeated="5"/>
          <table:table-cell table:style-name="ce21" office:value-type="string" calcext:value-type="string">
            <text:p>#0096ff80</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wtr</text:p>
          </table:table-cell>
          <table:table-cell table:style-name="ce4" office:value-type="string" calcext:value-type="string">
            <text:p>WaterGroundSurface</text:p>
          </table:table-cell>
          <table:table-cell table:style-name="ce4" table:number-columns-repeated="5"/>
          <table:table-cell table:style-name="ce21" office:value-type="string" calcext:value-type="string">
            <text:p>#0096ff80</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table-cell table:style-name="ce4" office:value-type="string" calcext:value-type="string">
            <text:p>wtr</text:p>
          </table:table-cell>
          <table:table-cell table:style-name="ce4" office:value-type="string" calcext:value-type="string">
            <text:p>WaterSurface</text:p>
          </table:table-cell>
          <table:table-cell table:style-name="ce4" table:number-columns-repeated="5"/>
          <table:table-cell table:style-name="ce21" office:value-type="string" calcext:value-type="string">
            <text:p>#0096ff80</text:p>
          </table:table-cell>
          <table:table-cell table:style-name="ce4" office:value-type="string" calcext:value-type="string">
            <text:p>#000000</text:p>
          </table:table-cell>
          <table:table-cell table:style-name="ce4" table:number-columns-repeated="2"/>
          <table:table-cell table:number-columns-repeated="8"/>
        </table:table-row>
        <table:table-row table:style-name="ro2" table:number-rows-repeated="1048497">
          <table:table-cell table:number-columns-repeated="19"/>
        </table:table-row>
        <table:table-row table:style-name="ro2">
          <table:table-cell table:number-columns-repeated="19"/>
        </table:table-row>
        <calcext:conditional-formats>
          <calcext:conditional-format calcext:target-range-address="materials.A16:materials.F78 materials.A4:materials.E15 materials.A3:materials.G3 materials.H73:materials.H78 materials.G4:materials.G78 materials.A2:materials.K2 materials.I72:materials.K78 materials.H3:materials.K3 materials.H16:materials.K71 materials.H7:materials.H15 materials.J4:materials.K15 materials.I5:materials.I15 materials.H4:materials.H5">
            <calcext:condition calcext:apply-style-name="Accent 3" calcext:value="formula-is(ISODD(ROW()))" calcext:base-cell-address="materials.A2"/>
          </calcext:conditional-format>
          <calcext:conditional-format calcext:target-range-address="materials.H72:materials.H72">
            <calcext:condition calcext:apply-style-name="Accent 3" calcext:value="formula-is(ISODD(ROW()))" calcext:base-cell-address="materials.H72"/>
          </calcext:conditional-format>
          <calcext:conditional-format calcext:target-range-address="materials.F6:materials.F15 materials.F4:materials.F4">
            <calcext:condition calcext:apply-style-name="Accent 3" calcext:value="formula-is(ISODD(ROW()))" calcext:base-cell-address="materials.F4"/>
          </calcext:conditional-format>
          <calcext:conditional-format calcext:target-range-address="materials.F5:materials.F5">
            <calcext:condition calcext:apply-style-name="Accent 3" calcext:value="formula-is(ISODD(ROW()))" calcext:base-cell-address="materials.F5"/>
          </calcext:conditional-format>
          <calcext:conditional-format calcext:target-range-address="materials.I4:materials.I4 materials.I6:materials.I6 materials.I8:materials.I8 materials.I10:materials.I10 materials.I12:materials.I12 materials.I14:materials.I14">
            <calcext:condition calcext:apply-style-name="Accent 3" calcext:value="formula-is(ISODD(ROW()))" calcext:base-cell-address="materials.I4"/>
          </calcext:conditional-format>
          <calcext:conditional-format calcext:target-range-address="materials.H6:materials.H6">
            <calcext:condition calcext:apply-style-name="Accent 3" calcext:value="formula-is(ISODD(ROW()))" calcext:base-cell-address="materials.H6"/>
          </calcext:conditional-format>
        </calcext:conditional-formats>
      </table:table>
      <table:table table:name="hex_color_code_info" table:style-name="ta1">
        <table:table-column table:style-name="co17" table:default-cell-style-name="ce28"/>
        <table:table-column table:style-name="co17" table:default-cell-style-name="ce31"/>
        <table:table-column table:style-name="co17" table:default-cell-style-name="ce42"/>
        <table:table-row table:style-name="ro2">
          <table:table-cell table:style-name="Default" office:value-type="string" calcext:value-type="string">
            <text:p>Percentage</text:p>
          </table:table-cell>
          <table:table-cell table:style-name="ce12" office:value-type="string" calcext:value-type="string">
            <text:p>8bit</text:p>
          </table:table-cell>
          <table:table-cell table:style-name="Default" office:value-type="string" calcext:value-type="string">
            <text:p>Hex Value</text:p>
          </table:table-cell>
        </table:table-row>
        <table:table-row table:style-name="ro2">
          <table:table-cell office:value-type="float" office:value="0" calcext:value-type="float">
            <text:p>0.00</text:p>
          </table:table-cell>
          <table:table-cell office:value-type="float" office:value="0" calcext:value-type="float">
            <text:p>0</text:p>
          </table:table-cell>
          <table:table-cell office:value-type="string" calcext:value-type="string">
            <text:p>00</text:p>
          </table:table-cell>
        </table:table-row>
        <table:table-row table:style-name="ro2">
          <table:table-cell office:value-type="float" office:value="0.01" calcext:value-type="float">
            <text:p>0.01</text:p>
          </table:table-cell>
          <table:table-cell office:value-type="float" office:value="3" calcext:value-type="float">
            <text:p>3</text:p>
          </table:table-cell>
          <table:table-cell office:value-type="string" calcext:value-type="string">
            <text:p>03</text:p>
          </table:table-cell>
        </table:table-row>
        <table:table-row table:style-name="ro2">
          <table:table-cell office:value-type="float" office:value="0.25" calcext:value-type="float">
            <text:p>0.25</text:p>
          </table:table-cell>
          <table:table-cell office:value-type="float" office:value="64" calcext:value-type="float">
            <text:p>64</text:p>
          </table:table-cell>
          <table:table-cell office:value-type="float" office:value="40" calcext:value-type="float">
            <text:p>40</text:p>
          </table:table-cell>
        </table:table-row>
        <table:table-row table:style-name="ro2">
          <table:table-cell office:value-type="float" office:value="0.5" calcext:value-type="float">
            <text:p>0.50</text:p>
          </table:table-cell>
          <table:table-cell office:value-type="float" office:value="128" calcext:value-type="float">
            <text:p>128</text:p>
          </table:table-cell>
          <table:table-cell office:value-type="float" office:value="80" calcext:value-type="float">
            <text:p>80</text:p>
          </table:table-cell>
        </table:table-row>
        <table:table-row table:style-name="ro2">
          <table:table-cell office:value-type="float" office:value="0.75" calcext:value-type="float">
            <text:p>0.75</text:p>
          </table:table-cell>
          <table:table-cell office:value-type="float" office:value="191" calcext:value-type="float">
            <text:p>191</text:p>
          </table:table-cell>
          <table:table-cell office:value-type="string" calcext:value-type="string">
            <text:p>BF</text:p>
          </table:table-cell>
        </table:table-row>
        <table:table-row table:style-name="ro2">
          <table:table-cell office:value-type="float" office:value="0.99" calcext:value-type="float">
            <text:p>0.99</text:p>
          </table:table-cell>
          <table:table-cell office:value-type="float" office:value="252" calcext:value-type="float">
            <text:p>252</text:p>
          </table:table-cell>
          <table:table-cell office:value-type="string" calcext:value-type="string">
            <text:p>FC</text:p>
          </table:table-cell>
        </table:table-row>
        <table:table-row table:style-name="ro2">
          <table:table-cell table:style-name="ce12" office:value-type="float" office:value="1" calcext:value-type="float">
            <text:p>1</text:p>
          </table:table-cell>
          <table:table-cell office:value-type="float" office:value="255" calcext:value-type="float">
            <text:p>255</text:p>
          </table:table-cell>
          <table:table-cell table:style-name="ce12" office:value-type="string" calcext:value-type="string">
            <text:p>FF</text:p>
          </table:table-cell>
        </table:table-row>
      </table:table>
      <table:table table:name="Colors" table:style-name="ta1">
        <table:table-column table:style-name="co18" table:default-cell-style-name="ce24"/>
        <table:table-column table:style-name="co19" table:default-cell-style-name="ce24"/>
        <table:table-column table:style-name="co20" table:default-cell-style-name="ce24"/>
        <table:table-column table:style-name="co21" table:default-cell-style-name="ce24"/>
        <table:table-column table:style-name="co22" table:default-cell-style-name="ce24"/>
        <table:table-column table:style-name="co23" table:default-cell-style-name="ce24"/>
        <table:table-column table:style-name="co24" table:default-cell-style-name="ce24"/>
        <table:table-column table:style-name="co25" table:default-cell-style-name="ce24"/>
        <table:table-column table:style-name="co26" table:default-cell-style-name="ce24"/>
        <table:table-column table:style-name="co27" table:default-cell-style-name="ce24"/>
        <table:table-column table:style-name="co28" table:default-cell-style-name="ce24"/>
        <table:table-column table:style-name="co17" table:default-cell-style-name="ce26"/>
        <table:table-column table:style-name="co17" table:default-cell-style-name="ce62"/>
        <table:table-column table:style-name="co17" table:default-cell-style-name="ce69"/>
        <table:table-column table:style-name="co29" table:default-cell-style-name="ce118"/>
        <table:table-row table:style-name="ro3">
          <table:table-cell table:style-name="ce23" table:formula="of:=IF(ISBLANK([materials.A1]);&quot;&quot;;[materials.A1])" office:value-type="string" office:string-value="namespace_of_classname" calcext:value-type="string">
            <text:p>namespace_of_classname</text:p>
          </table:table-cell>
          <table:table-cell table:style-name="ce23" table:formula="of:=IF(ISBLANK([materials.B1]);&quot;&quot;;[materials.B1])" office:value-type="string" office:string-value="classname" calcext:value-type="string">
            <text:p>classname</text:p>
          </table:table-cell>
          <table:table-cell table:style-name="ce23" table:formula="of:=IF(ISBLANK([materials.C1]);&quot;&quot;;[materials.C1])" office:value-type="string" office:string-value="namespace_of_property" calcext:value-type="string">
            <text:p>namespace_of_property</text:p>
          </table:table-cell>
          <table:table-cell table:style-name="ce23" table:formula="of:=IF(ISBLANK([materials.D1]);&quot;&quot;;[materials.D1])" office:value-type="string" office:string-value="property_name" calcext:value-type="string">
            <text:p>property_name</text:p>
          </table:table-cell>
          <table:table-cell table:style-name="ce23" table:formula="of:=IF(ISBLANK([materials.E1]);&quot;&quot;;[materials.E1])" office:value-type="string" office:string-value="column_name_of_property_value" calcext:value-type="string">
            <text:p>column_name_of_property_value</text:p>
          </table:table-cell>
          <table:table-cell table:style-name="ce23" table:formula="of:=IF(ISBLANK([materials.F1]);&quot;&quot;;[materials.F1])" office:value-type="string" office:string-value="property_value" calcext:value-type="string">
            <text:p>property_value</text:p>
          </table:table-cell>
          <table:table-cell table:style-name="ce23" table:formula="of:=IF(ISBLANK([materials.G1]);&quot;&quot;;[materials.G1])" office:value-type="string" office:string-value="emmisive_color" calcext:value-type="string">
            <text:p>emmisive_color</text:p>
          </table:table-cell>
          <table:table-cell table:style-name="ce23" table:formula="of:=IF(ISBLANK([materials.H1]);&quot;&quot;;[materials.H1])" office:value-type="string" office:string-value="pbr_metallic_roughness_base_color" calcext:value-type="string">
            <text:p>pbr_metallic_roughness_base_color</text:p>
          </table:table-cell>
          <table:table-cell table:style-name="ce23" table:formula="of:=IF(ISBLANK([materials.I1]);&quot;&quot;;[materials.I1])" office:value-type="string" office:string-value="pbr_metallic_roughness_metallic_roughness" calcext:value-type="string">
            <text:p>pbr_metallic_roughness_metallic_roughness</text:p>
          </table:table-cell>
          <table:table-cell table:style-name="ce23" table:formula="of:=IF(ISBLANK([materials.J1]);&quot;&quot;;[materials.J1])" office:value-type="string" office:string-value="pbr_specular_glossiness_diffuse_color" calcext:value-type="string">
            <text:p>pbr_specular_glossiness_diffuse_color</text:p>
          </table:table-cell>
          <table:table-cell table:style-name="ce23" table:formula="of:=IF(ISBLANK([materials.K1]);&quot;&quot;;[materials.K1])" office:value-type="string" office:string-value="pbr_specular_glossiness_specular_glossiness" calcext:value-type="string">
            <text:p>pbr_specular_glossiness_specular_glossiness</text:p>
          </table:table-cell>
          <table:table-cell table:style-name="ce25" office:value-type="string" calcext:value-type="string">
            <text:p>ONLY COLORS HEX CODE</text:p>
          </table:table-cell>
          <table:table-cell table:style-name="ce29" office:value-type="string" calcext:value-type="string">
            <text:p>COLORS</text:p>
          </table:table-cell>
          <table:table-cell table:style-name="ce25" office:value-type="string" calcext:value-type="string">
            <text:p>ONLY TRANSPARENCY HEX CODE</text:p>
          </table:table-cell>
          <table:table-cell table:style-name="ce70" office:value-type="string" calcext:value-type="string">
            <text:p>TRANSPARENCY AS PERCENTAGE</text:p>
          </table:table-cell>
        </table:table-row>
        <table:table-row table:style-name="ro4">
          <table:table-cell table:formula="of:=IF(ISBLANK([materials.A2]);&quot;&quot;;[materials.A2])">
            <text:p/>
          </table:table-cell>
          <table:table-cell table:formula="of:=IF(ISBLANK([materials.B2]);&quot;&quot;;[materials.B2])" office:value-type="string" office:string-value="anything_else" calcext:value-type="string">
            <text:p>anything_else</text:p>
          </table:table-cell>
          <table:table-cell table:formula="of:=IF(ISBLANK([materials.C2]);&quot;&quot;;[materials.C2])">
            <text:p/>
          </table:table-cell>
          <table:table-cell table:formula="of:=IF(ISBLANK([materials.D2]);&quot;&quot;;[materials.D2])">
            <text:p/>
          </table:table-cell>
          <table:table-cell table:formula="of:=IF(ISBLANK([materials.E2]);&quot;&quot;;[materials.E2])">
            <text:p/>
          </table:table-cell>
          <table:table-cell table:formula="of:=IF(ISBLANK([materials.F2]);&quot;&quot;;[materials.F2])">
            <text:p/>
          </table:table-cell>
          <table:table-cell table:formula="of:=IF(ISBLANK([materials.G2]);&quot;&quot;;[materials.G2])">
            <text:p/>
          </table:table-cell>
          <table:table-cell table:formula="of:=IF(ISBLANK([materials.H2]);&quot;&quot;;[materials.H2])" office:value-type="string" office:string-value="#ffff00fc" calcext:value-type="string">
            <text:p>#ffff00fc</text:p>
          </table:table-cell>
          <table:table-cell table:formula="of:=IF(ISBLANK([materials.I2]);&quot;&quot;;[materials.I2])" office:value-type="string" office:string-value="#000000" calcext:value-type="string">
            <text:p>#000000</text:p>
          </table:table-cell>
          <table:table-cell table:formula="of:=IF(ISBLANK([materials.J2]);&quot;&quot;;[materials.J2])">
            <text:p/>
          </table:table-cell>
          <table:table-cell table:formula="of:=IF(ISBLANK([materials.K2]);&quot;&quot;;[materials.K2])">
            <text:p/>
          </table:table-cell>
          <table:table-cell table:formula="of:=LEFT([materials.H2];7)" office:value-type="string" office:string-value="#ffff00" calcext:value-type="string">
            <text:p>#ffff00</text:p>
          </table:table-cell>
          <table:table-cell table:style-name="ce41" table:formula="of:=T(ORG.OPENOFFICE.STYLE(CRTSTYLESIFNEED([.L2];&quot;clr&quot;)))">
            <text:p/>
          </table:table-cell>
          <table:table-cell table:formula="of:=MID([materials.H2];8;2)" office:value-type="string" office:string-value="fc" calcext:value-type="string">
            <text:p>fc</text:p>
          </table:table-cell>
          <table:table-cell table:formula="of:=IF(HEX2DEC([.N2])/256=0;&quot;&quot;;HEX2DEC([.N2])/256)" office:value-type="percentage" office:value="0.984375" calcext:value-type="percentage">
            <text:p>98%</text:p>
          </table:table-cell>
        </table:table-row>
        <table:table-row table:style-name="ro4">
          <table:table-cell table:formula="of:=IF(ISBLANK([materials.A3]);&quot;&quot;;[materials.A3])" office:value-type="string" office:string-value="bldg" calcext:value-type="string">
            <text:p>bldg</text:p>
          </table:table-cell>
          <table:table-cell table:formula="of:=IF(ISBLANK([materials.B3]);&quot;&quot;;[materials.B3])" office:value-type="string" office:string-value="Building" calcext:value-type="string">
            <text:p>Building</text:p>
          </table:table-cell>
          <table:table-cell table:formula="of:=IF(ISBLANK([materials.C3]);&quot;&quot;;[materials.C3])">
            <text:p/>
          </table:table-cell>
          <table:table-cell table:formula="of:=IF(ISBLANK([materials.D3]);&quot;&quot;;[materials.D3])">
            <text:p/>
          </table:table-cell>
          <table:table-cell table:formula="of:=IF(ISBLANK([materials.E3]);&quot;&quot;;[materials.E3])">
            <text:p/>
          </table:table-cell>
          <table:table-cell table:formula="of:=IF(ISBLANK([materials.F3]);&quot;&quot;;[materials.F3])">
            <text:p/>
          </table:table-cell>
          <table:table-cell table:formula="of:=IF(ISBLANK([materials.G3]);&quot;&quot;;[materials.G3])">
            <text:p/>
          </table:table-cell>
          <table:table-cell table:formula="of:=IF(ISBLANK([materials.H3]);&quot;&quot;;[materials.H3])" office:value-type="string" office:string-value="#00e5ee80" calcext:value-type="string">
            <text:p>#00e5ee80</text:p>
          </table:table-cell>
          <table:table-cell table:formula="of:=IF(ISBLANK([materials.I3]);&quot;&quot;;[materials.I3])" office:value-type="string" office:string-value="#000000" calcext:value-type="string">
            <text:p>#000000</text:p>
          </table:table-cell>
          <table:table-cell table:formula="of:=IF(ISBLANK([materials.J3]);&quot;&quot;;[materials.J3])">
            <text:p/>
          </table:table-cell>
          <table:table-cell table:formula="of:=IF(ISBLANK([materials.K3]);&quot;&quot;;[materials.K3])">
            <text:p/>
          </table:table-cell>
          <table:table-cell table:formula="of:=LEFT([materials.H3];7)" office:value-type="string" office:string-value="#00e5ee" calcext:value-type="string">
            <text:p>#00e5ee</text:p>
          </table:table-cell>
          <table:table-cell table:style-name="ce45" table:formula="of:=T(ORG.OPENOFFICE.STYLE(CRTSTYLESIFNEED([.L3];&quot;clr&quot;)))">
            <text:p/>
          </table:table-cell>
          <table:table-cell table:formula="of:=MID([materials.H3];8;2)" office:value-type="string" office:string-value="80" calcext:value-type="string">
            <text:p>80</text:p>
          </table:table-cell>
          <table:table-cell table:formula="of:=IF(HEX2DEC([.N3])/256=0;&quot;&quot;;HEX2DEC([.N3])/256)" office:value-type="percentage" office:value="0.5" calcext:value-type="percentage">
            <text:p>50%</text:p>
          </table:table-cell>
        </table:table-row>
        <table:table-row table:style-name="ro4">
          <table:table-cell table:formula="of:=IF(ISBLANK([materials.A4]);&quot;&quot;;[materials.A4])" office:value-type="string" office:string-value="bldg" calcext:value-type="string">
            <text:p>bldg</text:p>
          </table:table-cell>
          <table:table-cell table:formula="of:=IF(ISBLANK([materials.B4]);&quot;&quot;;[materials.B4])" office:value-type="string" office:string-value="BuildingConstructiveElement" calcext:value-type="string">
            <text:p>BuildingConstructiveElement</text:p>
          </table:table-cell>
          <table:table-cell table:formula="of:=IF(ISBLANK([materials.C4]);&quot;&quot;;[materials.C4])">
            <text:p/>
          </table:table-cell>
          <table:table-cell table:formula="of:=IF(ISBLANK([materials.D4]);&quot;&quot;;[materials.D4])">
            <text:p/>
          </table:table-cell>
          <table:table-cell table:formula="of:=IF(ISBLANK([materials.E4]);&quot;&quot;;[materials.E4])">
            <text:p/>
          </table:table-cell>
          <table:table-cell table:formula="of:=IF(ISBLANK([materials.F4]);&quot;&quot;;[materials.F4])">
            <text:p/>
          </table:table-cell>
          <table:table-cell table:formula="of:=IF(ISBLANK([materials.G4]);&quot;&quot;;[materials.G4])">
            <text:p/>
          </table:table-cell>
          <table:table-cell table:formula="of:=IF(ISBLANK([materials.H4]);&quot;&quot;;[materials.H4])" office:value-type="string" office:string-value="#86909cff" calcext:value-type="string">
            <text:p>#86909cff</text:p>
          </table:table-cell>
          <table:table-cell table:formula="of:=IF(ISBLANK([materials.I4]);&quot;&quot;;[materials.I4])" office:value-type="string" office:string-value="#000000" calcext:value-type="string">
            <text:p>#000000</text:p>
          </table:table-cell>
          <table:table-cell table:formula="of:=IF(ISBLANK([materials.J4]);&quot;&quot;;[materials.J4])">
            <text:p/>
          </table:table-cell>
          <table:table-cell table:formula="of:=IF(ISBLANK([materials.K4]);&quot;&quot;;[materials.K4])">
            <text:p/>
          </table:table-cell>
          <table:table-cell table:formula="of:=LEFT([materials.H4];7)" office:value-type="string" office:string-value="#86909c" calcext:value-type="string">
            <text:p>#86909c</text:p>
          </table:table-cell>
          <table:table-cell table:style-name="ce37" table:formula="of:=T(ORG.OPENOFFICE.STYLE(CRTSTYLESIFNEED([.L4];&quot;clr&quot;)))">
            <text:p/>
          </table:table-cell>
          <table:table-cell table:formula="of:=MID([materials.H4];8;2)" office:value-type="string" office:string-value="ff" calcext:value-type="string">
            <text:p>ff</text:p>
          </table:table-cell>
          <table:table-cell table:formula="of:=IF(HEX2DEC([.N4])/256=0;&quot;&quot;;HEX2DEC([.N4])/256)" office:value-type="percentage" office:value="0.99609375" calcext:value-type="percentage">
            <text:p>100%</text:p>
          </table:table-cell>
        </table:table-row>
        <table:table-row table:style-name="ro4">
          <table:table-cell table:formula="of:=IF(ISBLANK([materials.A5]);&quot;&quot;;[materials.A5])" office:value-type="string" office:string-value="bldg" calcext:value-type="string">
            <text:p>bldg</text:p>
          </table:table-cell>
          <table:table-cell table:formula="of:=IF(ISBLANK([materials.B5]);&quot;&quot;;[materials.B5])" office:value-type="string" office:string-value="BuildingConstructiveElement" calcext:value-type="string">
            <text:p>BuildingConstructiveElement</text:p>
          </table:table-cell>
          <table:table-cell table:formula="of:=IF(ISBLANK([materials.C5]);&quot;&quot;;[materials.C5])" office:value-type="string" office:string-value="gen" calcext:value-type="string">
            <text:p>gen</text:p>
          </table:table-cell>
          <table:table-cell table:formula="of:=IF(ISBLANK([materials.D5]);&quot;&quot;;[materials.D5])" office:value-type="string" office:string-value="Category" calcext:value-type="string">
            <text:p>Category</text:p>
          </table:table-cell>
          <table:table-cell table:formula="of:=IF(ISBLANK([materials.E5]);&quot;&quot;;[materials.E5])" office:value-type="string" office:string-value="val_string" calcext:value-type="string">
            <text:p>val_string</text:p>
          </table:table-cell>
          <table:table-cell table:formula="of:=IF(ISBLANK([materials.F5]);&quot;&quot;;[materials.F5])" office:value-type="string" office:string-value="Curtain Panels" calcext:value-type="string">
            <text:p>Curtain Panels</text:p>
          </table:table-cell>
          <table:table-cell table:formula="of:=IF(ISBLANK([materials.G5]);&quot;&quot;;[materials.G5])">
            <text:p/>
          </table:table-cell>
          <table:table-cell table:formula="of:=IF(ISBLANK([materials.H5]);&quot;&quot;;[materials.H5])" office:value-type="string" office:string-value="#2f4f4f40" calcext:value-type="string">
            <text:p>#2f4f4f40</text:p>
          </table:table-cell>
          <table:table-cell table:formula="of:=IF(ISBLANK([materials.I5]);&quot;&quot;;[materials.I5])" office:value-type="string" office:string-value="#000000" calcext:value-type="string">
            <text:p>#000000</text:p>
          </table:table-cell>
          <table:table-cell table:formula="of:=IF(ISBLANK([materials.J5]);&quot;&quot;;[materials.J5])">
            <text:p/>
          </table:table-cell>
          <table:table-cell table:formula="of:=IF(ISBLANK([materials.K5]);&quot;&quot;;[materials.K5])">
            <text:p/>
          </table:table-cell>
          <table:table-cell table:formula="of:=LEFT([materials.H5];7)" office:value-type="string" office:string-value="#2f4f4f" calcext:value-type="string">
            <text:p>#2f4f4f</text:p>
          </table:table-cell>
          <table:table-cell table:style-name="ce57" table:formula="of:=T(ORG.OPENOFFICE.STYLE(CRTSTYLESIFNEED([.L5];&quot;clr&quot;)))">
            <text:p/>
          </table:table-cell>
          <table:table-cell table:formula="of:=MID([materials.H5];8;2)" office:value-type="string" office:string-value="40" calcext:value-type="string">
            <text:p>40</text:p>
          </table:table-cell>
          <table:table-cell table:formula="of:=IF(HEX2DEC([.N5])/256=0;&quot;&quot;;HEX2DEC([.N5])/256)" office:value-type="percentage" office:value="0.25" calcext:value-type="percentage">
            <text:p>25%</text:p>
          </table:table-cell>
        </table:table-row>
        <table:table-row table:style-name="ro5">
          <table:table-cell table:formula="of:=IF(ISBLANK([materials.A6]);&quot;&quot;;[materials.A6])" office:value-type="string" office:string-value="bldg" calcext:value-type="string">
            <text:p>bldg</text:p>
          </table:table-cell>
          <table:table-cell table:formula="of:=IF(ISBLANK([materials.B6]);&quot;&quot;;[materials.B6])" office:value-type="string" office:string-value="BuildingConstructiveElement" calcext:value-type="string">
            <text:p>BuildingConstructiveElement</text:p>
          </table:table-cell>
          <table:table-cell table:formula="of:=IF(ISBLANK([materials.C6]);&quot;&quot;;[materials.C6])" office:value-type="string" office:string-value="gen" calcext:value-type="string">
            <text:p>gen</text:p>
          </table:table-cell>
          <table:table-cell table:formula="of:=IF(ISBLANK([materials.D6]);&quot;&quot;;[materials.D6])" office:value-type="string" office:string-value="Category" calcext:value-type="string">
            <text:p>Category</text:p>
          </table:table-cell>
          <table:table-cell table:formula="of:=IF(ISBLANK([materials.E6]);&quot;&quot;;[materials.E6])" office:value-type="string" office:string-value="val_string" calcext:value-type="string">
            <text:p>val_string</text:p>
          </table:table-cell>
          <table:table-cell table:formula="of:=IF(ISBLANK([materials.F6]);&quot;&quot;;[materials.F6])" office:value-type="string" office:string-value="Curtain Wall Mullions" calcext:value-type="string">
            <text:p>Curtain Wall Mullions</text:p>
          </table:table-cell>
          <table:table-cell table:formula="of:=IF(ISBLANK([materials.G6]);&quot;&quot;;[materials.G6])">
            <text:p/>
          </table:table-cell>
          <table:table-cell table:formula="of:=IF(ISBLANK([materials.H6]);&quot;&quot;;[materials.H6])" office:value-type="string" office:string-value="#666666ff" calcext:value-type="string">
            <text:p>#666666ff</text:p>
          </table:table-cell>
          <table:table-cell table:formula="of:=IF(ISBLANK([materials.I6]);&quot;&quot;;[materials.I6])" office:value-type="string" office:string-value="#000000" calcext:value-type="string">
            <text:p>#000000</text:p>
          </table:table-cell>
          <table:table-cell table:formula="of:=IF(ISBLANK([materials.J6]);&quot;&quot;;[materials.J6])">
            <text:p/>
          </table:table-cell>
          <table:table-cell table:formula="of:=IF(ISBLANK([materials.K6]);&quot;&quot;;[materials.K6])">
            <text:p/>
          </table:table-cell>
          <table:table-cell table:formula="of:=LEFT([materials.H6];7)" office:value-type="string" office:string-value="#666666" calcext:value-type="string">
            <text:p>#666666</text:p>
          </table:table-cell>
          <table:table-cell table:formula="of:=T(ORG.OPENOFFICE.STYLE(CRTSTYLESIFNEED([.L6];&quot;clr&quot;)))">
            <text:p/>
          </table:table-cell>
          <table:table-cell table:formula="of:=MID([materials.H6];8;2)" office:value-type="string" office:string-value="ff" calcext:value-type="string">
            <text:p>ff</text:p>
          </table:table-cell>
          <table:table-cell table:formula="of:=IF(HEX2DEC([.N6])/256=0;&quot;&quot;;HEX2DEC([.N6])/256)" office:value-type="percentage" office:value="0.99609375" calcext:value-type="percentage">
            <text:p>100%</text:p>
          </table:table-cell>
        </table:table-row>
        <table:table-row table:style-name="ro4">
          <table:table-cell table:formula="of:=IF(ISBLANK([materials.A7]);&quot;&quot;;[materials.A7])" office:value-type="string" office:string-value="bldg" calcext:value-type="string">
            <text:p>bldg</text:p>
          </table:table-cell>
          <table:table-cell table:formula="of:=IF(ISBLANK([materials.B7]);&quot;&quot;;[materials.B7])" office:value-type="string" office:string-value="BuildingConstructiveElement" calcext:value-type="string">
            <text:p>BuildingConstructiveElement</text:p>
          </table:table-cell>
          <table:table-cell table:formula="of:=IF(ISBLANK([materials.C7]);&quot;&quot;;[materials.C7])" office:value-type="string" office:string-value="gen" calcext:value-type="string">
            <text:p>gen</text:p>
          </table:table-cell>
          <table:table-cell table:formula="of:=IF(ISBLANK([materials.D7]);&quot;&quot;;[materials.D7])" office:value-type="string" office:string-value="Category" calcext:value-type="string">
            <text:p>Category</text:p>
          </table:table-cell>
          <table:table-cell table:formula="of:=IF(ISBLANK([materials.E7]);&quot;&quot;;[materials.E7])" office:value-type="string" office:string-value="val_string" calcext:value-type="string">
            <text:p>val_string</text:p>
          </table:table-cell>
          <table:table-cell table:formula="of:=IF(ISBLANK([materials.F7]);&quot;&quot;;[materials.F7])" office:value-type="string" office:string-value="Entourage" calcext:value-type="string">
            <text:p>Entourage</text:p>
          </table:table-cell>
          <table:table-cell table:formula="of:=IF(ISBLANK([materials.G7]);&quot;&quot;;[materials.G7])">
            <text:p/>
          </table:table-cell>
          <table:table-cell table:formula="of:=IF(ISBLANK([materials.H7]);&quot;&quot;;[materials.H7])" office:value-type="string" office:string-value="#ccccccff" calcext:value-type="string">
            <text:p>#ccccccff</text:p>
          </table:table-cell>
          <table:table-cell table:formula="of:=IF(ISBLANK([materials.I7]);&quot;&quot;;[materials.I7])" office:value-type="string" office:string-value="#000000" calcext:value-type="string">
            <text:p>#000000</text:p>
          </table:table-cell>
          <table:table-cell table:formula="of:=IF(ISBLANK([materials.J7]);&quot;&quot;;[materials.J7])">
            <text:p/>
          </table:table-cell>
          <table:table-cell table:formula="of:=IF(ISBLANK([materials.K7]);&quot;&quot;;[materials.K7])">
            <text:p/>
          </table:table-cell>
          <table:table-cell table:formula="of:=LEFT([materials.H7];7)" office:value-type="string" office:string-value="#cccccc" calcext:value-type="string">
            <text:p>#cccccc</text:p>
          </table:table-cell>
          <table:table-cell table:style-name="ce64" table:formula="of:=T(ORG.OPENOFFICE.STYLE(CRTSTYLESIFNEED([.L7];&quot;clr&quot;)))">
            <text:p/>
          </table:table-cell>
          <table:table-cell table:formula="of:=MID([materials.H7];8;2)" office:value-type="string" office:string-value="ff" calcext:value-type="string">
            <text:p>ff</text:p>
          </table:table-cell>
          <table:table-cell table:formula="of:=IF(HEX2DEC([.N7])/256=0;&quot;&quot;;HEX2DEC([.N7])/256)" office:value-type="percentage" office:value="0.99609375" calcext:value-type="percentage">
            <text:p>100%</text:p>
          </table:table-cell>
        </table:table-row>
        <table:table-row table:style-name="ro4">
          <table:table-cell table:formula="of:=IF(ISBLANK([materials.A8]);&quot;&quot;;[materials.A8])" office:value-type="string" office:string-value="bldg" calcext:value-type="string">
            <text:p>bldg</text:p>
          </table:table-cell>
          <table:table-cell table:formula="of:=IF(ISBLANK([materials.B8]);&quot;&quot;;[materials.B8])" office:value-type="string" office:string-value="BuildingConstructiveElement" calcext:value-type="string">
            <text:p>BuildingConstructiveElement</text:p>
          </table:table-cell>
          <table:table-cell table:formula="of:=IF(ISBLANK([materials.C8]);&quot;&quot;;[materials.C8])" office:value-type="string" office:string-value="gen" calcext:value-type="string">
            <text:p>gen</text:p>
          </table:table-cell>
          <table:table-cell table:formula="of:=IF(ISBLANK([materials.D8]);&quot;&quot;;[materials.D8])" office:value-type="string" office:string-value="Category" calcext:value-type="string">
            <text:p>Category</text:p>
          </table:table-cell>
          <table:table-cell table:formula="of:=IF(ISBLANK([materials.E8]);&quot;&quot;;[materials.E8])" office:value-type="string" office:string-value="val_string" calcext:value-type="string">
            <text:p>val_string</text:p>
          </table:table-cell>
          <table:table-cell table:formula="of:=IF(ISBLANK([materials.F8]);&quot;&quot;;[materials.F8])" office:value-type="string" office:string-value="Floors" calcext:value-type="string">
            <text:p>Floors</text:p>
          </table:table-cell>
          <table:table-cell table:formula="of:=IF(ISBLANK([materials.G8]);&quot;&quot;;[materials.G8])">
            <text:p/>
          </table:table-cell>
          <table:table-cell table:formula="of:=IF(ISBLANK([materials.H8]);&quot;&quot;;[materials.H8])" office:value-type="string" office:string-value="#deb887ff" calcext:value-type="string">
            <text:p>#deb887ff</text:p>
          </table:table-cell>
          <table:table-cell table:formula="of:=IF(ISBLANK([materials.I8]);&quot;&quot;;[materials.I8])" office:value-type="string" office:string-value="#000000" calcext:value-type="string">
            <text:p>#000000</text:p>
          </table:table-cell>
          <table:table-cell table:formula="of:=IF(ISBLANK([materials.J8]);&quot;&quot;;[materials.J8])">
            <text:p/>
          </table:table-cell>
          <table:table-cell table:formula="of:=IF(ISBLANK([materials.K8]);&quot;&quot;;[materials.K8])">
            <text:p/>
          </table:table-cell>
          <table:table-cell table:formula="of:=LEFT([materials.H8];7)" office:value-type="string" office:string-value="#deb887" calcext:value-type="string">
            <text:p>#deb887</text:p>
          </table:table-cell>
          <table:table-cell table:style-name="ce50" table:formula="of:=T(ORG.OPENOFFICE.STYLE(CRTSTYLESIFNEED([.L8];&quot;clr&quot;)))">
            <text:p/>
          </table:table-cell>
          <table:table-cell table:formula="of:=MID([materials.H8];8;2)" office:value-type="string" office:string-value="ff" calcext:value-type="string">
            <text:p>ff</text:p>
          </table:table-cell>
          <table:table-cell table:formula="of:=IF(HEX2DEC([.N8])/256=0;&quot;&quot;;HEX2DEC([.N8])/256)" office:value-type="percentage" office:value="0.99609375" calcext:value-type="percentage">
            <text:p>100%</text:p>
          </table:table-cell>
        </table:table-row>
        <table:table-row table:style-name="ro4">
          <table:table-cell table:formula="of:=IF(ISBLANK([materials.A9]);&quot;&quot;;[materials.A9])" office:value-type="string" office:string-value="bldg" calcext:value-type="string">
            <text:p>bldg</text:p>
          </table:table-cell>
          <table:table-cell table:formula="of:=IF(ISBLANK([materials.B9]);&quot;&quot;;[materials.B9])" office:value-type="string" office:string-value="BuildingConstructiveElement" calcext:value-type="string">
            <text:p>BuildingConstructiveElement</text:p>
          </table:table-cell>
          <table:table-cell table:formula="of:=IF(ISBLANK([materials.C9]);&quot;&quot;;[materials.C9])" office:value-type="string" office:string-value="gen" calcext:value-type="string">
            <text:p>gen</text:p>
          </table:table-cell>
          <table:table-cell table:formula="of:=IF(ISBLANK([materials.D9]);&quot;&quot;;[materials.D9])" office:value-type="string" office:string-value="Category" calcext:value-type="string">
            <text:p>Category</text:p>
          </table:table-cell>
          <table:table-cell table:formula="of:=IF(ISBLANK([materials.E9]);&quot;&quot;;[materials.E9])" office:value-type="string" office:string-value="val_string" calcext:value-type="string">
            <text:p>val_string</text:p>
          </table:table-cell>
          <table:table-cell table:formula="of:=IF(ISBLANK([materials.F9]);&quot;&quot;;[materials.F9])" office:value-type="string" office:string-value="Roofs" calcext:value-type="string">
            <text:p>Roofs</text:p>
          </table:table-cell>
          <table:table-cell table:formula="of:=IF(ISBLANK([materials.G9]);&quot;&quot;;[materials.G9])">
            <text:p/>
          </table:table-cell>
          <table:table-cell table:formula="of:=IF(ISBLANK([materials.H9]);&quot;&quot;;[materials.H9])" office:value-type="string" office:string-value="#ff0000ff" calcext:value-type="string">
            <text:p>#ff0000ff</text:p>
          </table:table-cell>
          <table:table-cell table:formula="of:=IF(ISBLANK([materials.I9]);&quot;&quot;;[materials.I9])" office:value-type="string" office:string-value="#000000" calcext:value-type="string">
            <text:p>#000000</text:p>
          </table:table-cell>
          <table:table-cell table:formula="of:=IF(ISBLANK([materials.J9]);&quot;&quot;;[materials.J9])">
            <text:p/>
          </table:table-cell>
          <table:table-cell table:formula="of:=IF(ISBLANK([materials.K9]);&quot;&quot;;[materials.K9])">
            <text:p/>
          </table:table-cell>
          <table:table-cell table:formula="of:=LEFT([materials.H9];7)" office:value-type="string" office:string-value="#ff0000" calcext:value-type="string">
            <text:p>#ff0000</text:p>
          </table:table-cell>
          <table:table-cell table:style-name="ce71" table:formula="of:=T(ORG.OPENOFFICE.STYLE(CRTSTYLESIFNEED([.L9];&quot;clr&quot;)))">
            <text:p/>
          </table:table-cell>
          <table:table-cell table:formula="of:=MID([materials.H9];8;2)" office:value-type="string" office:string-value="ff" calcext:value-type="string">
            <text:p>ff</text:p>
          </table:table-cell>
          <table:table-cell table:formula="of:=IF(HEX2DEC([.N9])/256=0;&quot;&quot;;HEX2DEC([.N9])/256)" office:value-type="percentage" office:value="0.99609375" calcext:value-type="percentage">
            <text:p>100%</text:p>
          </table:table-cell>
        </table:table-row>
        <table:table-row table:style-name="ro4">
          <table:table-cell table:formula="of:=IF(ISBLANK([materials.A10]);&quot;&quot;;[materials.A10])" office:value-type="string" office:string-value="bldg" calcext:value-type="string">
            <text:p>bldg</text:p>
          </table:table-cell>
          <table:table-cell table:formula="of:=IF(ISBLANK([materials.B10]);&quot;&quot;;[materials.B10])" office:value-type="string" office:string-value="BuildingConstructiveElement" calcext:value-type="string">
            <text:p>BuildingConstructiveElement</text:p>
          </table:table-cell>
          <table:table-cell table:formula="of:=IF(ISBLANK([materials.C10]);&quot;&quot;;[materials.C10])" office:value-type="string" office:string-value="gen" calcext:value-type="string">
            <text:p>gen</text:p>
          </table:table-cell>
          <table:table-cell table:formula="of:=IF(ISBLANK([materials.D10]);&quot;&quot;;[materials.D10])" office:value-type="string" office:string-value="Category" calcext:value-type="string">
            <text:p>Category</text:p>
          </table:table-cell>
          <table:table-cell table:formula="of:=IF(ISBLANK([materials.E10]);&quot;&quot;;[materials.E10])" office:value-type="string" office:string-value="val_string" calcext:value-type="string">
            <text:p>val_string</text:p>
          </table:table-cell>
          <table:table-cell table:formula="of:=IF(ISBLANK([materials.F10]);&quot;&quot;;[materials.F10])" office:value-type="string" office:string-value="Stairs: Landings" calcext:value-type="string">
            <text:p>Stairs: Landings</text:p>
          </table:table-cell>
          <table:table-cell table:formula="of:=IF(ISBLANK([materials.G10]);&quot;&quot;;[materials.G10])">
            <text:p/>
          </table:table-cell>
          <table:table-cell table:formula="of:=IF(ISBLANK([materials.H10]);&quot;&quot;;[materials.H10])" office:value-type="string" office:string-value="#804141ff" calcext:value-type="string">
            <text:p>#804141ff</text:p>
          </table:table-cell>
          <table:table-cell table:formula="of:=IF(ISBLANK([materials.I10]);&quot;&quot;;[materials.I10])" office:value-type="string" office:string-value="#000000" calcext:value-type="string">
            <text:p>#000000</text:p>
          </table:table-cell>
          <table:table-cell table:formula="of:=IF(ISBLANK([materials.J10]);&quot;&quot;;[materials.J10])">
            <text:p/>
          </table:table-cell>
          <table:table-cell table:formula="of:=IF(ISBLANK([materials.K10]);&quot;&quot;;[materials.K10])">
            <text:p/>
          </table:table-cell>
          <table:table-cell table:formula="of:=LEFT([materials.H10];7)" office:value-type="string" office:string-value="#804141" calcext:value-type="string">
            <text:p>#804141</text:p>
          </table:table-cell>
          <table:table-cell table:style-name="ce52" table:formula="of:=T(ORG.OPENOFFICE.STYLE(CRTSTYLESIFNEED([.L10];&quot;clr&quot;)))">
            <text:p/>
          </table:table-cell>
          <table:table-cell table:formula="of:=MID([materials.H10];8;2)" office:value-type="string" office:string-value="ff" calcext:value-type="string">
            <text:p>ff</text:p>
          </table:table-cell>
          <table:table-cell table:formula="of:=IF(HEX2DEC([.N10])/256=0;&quot;&quot;;HEX2DEC([.N10])/256)" office:value-type="percentage" office:value="0.99609375" calcext:value-type="percentage">
            <text:p>100%</text:p>
          </table:table-cell>
        </table:table-row>
        <table:table-row table:style-name="ro4">
          <table:table-cell table:formula="of:=IF(ISBLANK([materials.A11]);&quot;&quot;;[materials.A11])" office:value-type="string" office:string-value="bldg" calcext:value-type="string">
            <text:p>bldg</text:p>
          </table:table-cell>
          <table:table-cell table:formula="of:=IF(ISBLANK([materials.B11]);&quot;&quot;;[materials.B11])" office:value-type="string" office:string-value="BuildingConstructiveElement" calcext:value-type="string">
            <text:p>BuildingConstructiveElement</text:p>
          </table:table-cell>
          <table:table-cell table:formula="of:=IF(ISBLANK([materials.C11]);&quot;&quot;;[materials.C11])" office:value-type="string" office:string-value="gen" calcext:value-type="string">
            <text:p>gen</text:p>
          </table:table-cell>
          <table:table-cell table:formula="of:=IF(ISBLANK([materials.D11]);&quot;&quot;;[materials.D11])" office:value-type="string" office:string-value="Category" calcext:value-type="string">
            <text:p>Category</text:p>
          </table:table-cell>
          <table:table-cell table:formula="of:=IF(ISBLANK([materials.E11]);&quot;&quot;;[materials.E11])" office:value-type="string" office:string-value="val_string" calcext:value-type="string">
            <text:p>val_string</text:p>
          </table:table-cell>
          <table:table-cell table:formula="of:=IF(ISBLANK([materials.F11]);&quot;&quot;;[materials.F11])" office:value-type="string" office:string-value="Stairs: Runs" calcext:value-type="string">
            <text:p>Stairs: Runs</text:p>
          </table:table-cell>
          <table:table-cell table:formula="of:=IF(ISBLANK([materials.G11]);&quot;&quot;;[materials.G11])">
            <text:p/>
          </table:table-cell>
          <table:table-cell table:formula="of:=IF(ISBLANK([materials.H11]);&quot;&quot;;[materials.H11])" office:value-type="string" office:string-value="#add8e6ff" calcext:value-type="string">
            <text:p>#add8e6ff</text:p>
          </table:table-cell>
          <table:table-cell table:formula="of:=IF(ISBLANK([materials.I11]);&quot;&quot;;[materials.I11])" office:value-type="string" office:string-value="#000000" calcext:value-type="string">
            <text:p>#000000</text:p>
          </table:table-cell>
          <table:table-cell table:formula="of:=IF(ISBLANK([materials.J11]);&quot;&quot;;[materials.J11])">
            <text:p/>
          </table:table-cell>
          <table:table-cell table:formula="of:=IF(ISBLANK([materials.K11]);&quot;&quot;;[materials.K11])">
            <text:p/>
          </table:table-cell>
          <table:table-cell table:formula="of:=LEFT([materials.H11];7)" office:value-type="string" office:string-value="#add8e6" calcext:value-type="string">
            <text:p>#add8e6</text:p>
          </table:table-cell>
          <table:table-cell table:style-name="ce51" table:formula="of:=T(ORG.OPENOFFICE.STYLE(CRTSTYLESIFNEED([.L11];&quot;clr&quot;)))">
            <text:p/>
          </table:table-cell>
          <table:table-cell table:formula="of:=MID([materials.H11];8;2)" office:value-type="string" office:string-value="ff" calcext:value-type="string">
            <text:p>ff</text:p>
          </table:table-cell>
          <table:table-cell table:formula="of:=IF(HEX2DEC([.N11])/256=0;&quot;&quot;;HEX2DEC([.N11])/256)" office:value-type="percentage" office:value="0.99609375" calcext:value-type="percentage">
            <text:p>100%</text:p>
          </table:table-cell>
        </table:table-row>
        <table:table-row table:style-name="ro4">
          <table:table-cell table:formula="of:=IF(ISBLANK([materials.A12]);&quot;&quot;;[materials.A12])" office:value-type="string" office:string-value="bldg" calcext:value-type="string">
            <text:p>bldg</text:p>
          </table:table-cell>
          <table:table-cell table:formula="of:=IF(ISBLANK([materials.B12]);&quot;&quot;;[materials.B12])" office:value-type="string" office:string-value="BuildingConstructiveElement" calcext:value-type="string">
            <text:p>BuildingConstructiveElement</text:p>
          </table:table-cell>
          <table:table-cell table:formula="of:=IF(ISBLANK([materials.C12]);&quot;&quot;;[materials.C12])" office:value-type="string" office:string-value="gen" calcext:value-type="string">
            <text:p>gen</text:p>
          </table:table-cell>
          <table:table-cell table:formula="of:=IF(ISBLANK([materials.D12]);&quot;&quot;;[materials.D12])" office:value-type="string" office:string-value="Category" calcext:value-type="string">
            <text:p>Category</text:p>
          </table:table-cell>
          <table:table-cell table:formula="of:=IF(ISBLANK([materials.E12]);&quot;&quot;;[materials.E12])" office:value-type="string" office:string-value="val_string" calcext:value-type="string">
            <text:p>val_string</text:p>
          </table:table-cell>
          <table:table-cell table:formula="of:=IF(ISBLANK([materials.F12]);&quot;&quot;;[materials.F12])" office:value-type="string" office:string-value="Stairs: Supports" calcext:value-type="string">
            <text:p>Stairs: Supports</text:p>
          </table:table-cell>
          <table:table-cell table:formula="of:=IF(ISBLANK([materials.G12]);&quot;&quot;;[materials.G12])">
            <text:p/>
          </table:table-cell>
          <table:table-cell table:formula="of:=IF(ISBLANK([materials.H12]);&quot;&quot;;[materials.H12])" office:value-type="string" office:string-value="#c4b08fff" calcext:value-type="string">
            <text:p>#c4b08fff</text:p>
          </table:table-cell>
          <table:table-cell table:formula="of:=IF(ISBLANK([materials.I12]);&quot;&quot;;[materials.I12])" office:value-type="string" office:string-value="#000000" calcext:value-type="string">
            <text:p>#000000</text:p>
          </table:table-cell>
          <table:table-cell table:formula="of:=IF(ISBLANK([materials.J12]);&quot;&quot;;[materials.J12])">
            <text:p/>
          </table:table-cell>
          <table:table-cell table:formula="of:=IF(ISBLANK([materials.K12]);&quot;&quot;;[materials.K12])">
            <text:p/>
          </table:table-cell>
          <table:table-cell table:formula="of:=LEFT([materials.H12];7)" office:value-type="string" office:string-value="#c4b08f" calcext:value-type="string">
            <text:p>#c4b08f</text:p>
          </table:table-cell>
          <table:table-cell table:style-name="ce78" table:formula="of:=T(ORG.OPENOFFICE.STYLE(CRTSTYLESIFNEED([.L12];&quot;clr&quot;)))">
            <text:p/>
          </table:table-cell>
          <table:table-cell table:formula="of:=MID([materials.H12];8;2)" office:value-type="string" office:string-value="ff" calcext:value-type="string">
            <text:p>ff</text:p>
          </table:table-cell>
          <table:table-cell table:formula="of:=IF(HEX2DEC([.N12])/256=0;&quot;&quot;;HEX2DEC([.N12])/256)" office:value-type="percentage" office:value="0.99609375" calcext:value-type="percentage">
            <text:p>100%</text:p>
          </table:table-cell>
        </table:table-row>
        <table:table-row table:style-name="ro4">
          <table:table-cell table:formula="of:=IF(ISBLANK([materials.A13]);&quot;&quot;;[materials.A13])" office:value-type="string" office:string-value="bldg" calcext:value-type="string">
            <text:p>bldg</text:p>
          </table:table-cell>
          <table:table-cell table:formula="of:=IF(ISBLANK([materials.B13]);&quot;&quot;;[materials.B13])" office:value-type="string" office:string-value="BuildingConstructiveElement" calcext:value-type="string">
            <text:p>BuildingConstructiveElement</text:p>
          </table:table-cell>
          <table:table-cell table:formula="of:=IF(ISBLANK([materials.C13]);&quot;&quot;;[materials.C13])" office:value-type="string" office:string-value="gen" calcext:value-type="string">
            <text:p>gen</text:p>
          </table:table-cell>
          <table:table-cell table:formula="of:=IF(ISBLANK([materials.D13]);&quot;&quot;;[materials.D13])" office:value-type="string" office:string-value="Category" calcext:value-type="string">
            <text:p>Category</text:p>
          </table:table-cell>
          <table:table-cell table:formula="of:=IF(ISBLANK([materials.E13]);&quot;&quot;;[materials.E13])" office:value-type="string" office:string-value="val_string" calcext:value-type="string">
            <text:p>val_string</text:p>
          </table:table-cell>
          <table:table-cell table:formula="of:=IF(ISBLANK([materials.F13]);&quot;&quot;;[materials.F13])" office:value-type="string" office:string-value="Structural Columns" calcext:value-type="string">
            <text:p>Structural Columns</text:p>
          </table:table-cell>
          <table:table-cell table:formula="of:=IF(ISBLANK([materials.G13]);&quot;&quot;;[materials.G13])">
            <text:p/>
          </table:table-cell>
          <table:table-cell table:formula="of:=IF(ISBLANK([materials.H13]);&quot;&quot;;[materials.H13])" office:value-type="string" office:string-value="#645462ff" calcext:value-type="string">
            <text:p>#645462ff</text:p>
          </table:table-cell>
          <table:table-cell table:formula="of:=IF(ISBLANK([materials.I13]);&quot;&quot;;[materials.I13])" office:value-type="string" office:string-value="#000000" calcext:value-type="string">
            <text:p>#000000</text:p>
          </table:table-cell>
          <table:table-cell table:formula="of:=IF(ISBLANK([materials.J13]);&quot;&quot;;[materials.J13])">
            <text:p/>
          </table:table-cell>
          <table:table-cell table:formula="of:=IF(ISBLANK([materials.K13]);&quot;&quot;;[materials.K13])">
            <text:p/>
          </table:table-cell>
          <table:table-cell table:formula="of:=LEFT([materials.H13];7)" office:value-type="string" office:string-value="#645462" calcext:value-type="string">
            <text:p>#645462</text:p>
          </table:table-cell>
          <table:table-cell table:style-name="ce49" table:formula="of:=T(ORG.OPENOFFICE.STYLE(CRTSTYLESIFNEED([.L13];&quot;clr&quot;)))">
            <text:p/>
          </table:table-cell>
          <table:table-cell table:formula="of:=MID([materials.H13];8;2)" office:value-type="string" office:string-value="ff" calcext:value-type="string">
            <text:p>ff</text:p>
          </table:table-cell>
          <table:table-cell table:formula="of:=IF(HEX2DEC([.N13])/256=0;&quot;&quot;;HEX2DEC([.N13])/256)" office:value-type="percentage" office:value="0.99609375" calcext:value-type="percentage">
            <text:p>100%</text:p>
          </table:table-cell>
        </table:table-row>
        <table:table-row table:style-name="ro6">
          <table:table-cell table:formula="of:=IF(ISBLANK([materials.A14]);&quot;&quot;;[materials.A14])" office:value-type="string" office:string-value="bldg" calcext:value-type="string">
            <text:p>bldg</text:p>
          </table:table-cell>
          <table:table-cell table:formula="of:=IF(ISBLANK([materials.B14]);&quot;&quot;;[materials.B14])" office:value-type="string" office:string-value="BuildingConstructiveElement" calcext:value-type="string">
            <text:p>BuildingConstructiveElement</text:p>
          </table:table-cell>
          <table:table-cell table:formula="of:=IF(ISBLANK([materials.C14]);&quot;&quot;;[materials.C14])" office:value-type="string" office:string-value="gen" calcext:value-type="string">
            <text:p>gen</text:p>
          </table:table-cell>
          <table:table-cell table:formula="of:=IF(ISBLANK([materials.D14]);&quot;&quot;;[materials.D14])" office:value-type="string" office:string-value="Category" calcext:value-type="string">
            <text:p>Category</text:p>
          </table:table-cell>
          <table:table-cell table:formula="of:=IF(ISBLANK([materials.E14]);&quot;&quot;;[materials.E14])" office:value-type="string" office:string-value="val_string" calcext:value-type="string">
            <text:p>val_string</text:p>
          </table:table-cell>
          <table:table-cell table:formula="of:=IF(ISBLANK([materials.F14]);&quot;&quot;;[materials.F14])" office:value-type="string" office:string-value="Structural Framing" calcext:value-type="string">
            <text:p>Structural Framing</text:p>
          </table:table-cell>
          <table:table-cell table:formula="of:=IF(ISBLANK([materials.G14]);&quot;&quot;;[materials.G14])">
            <text:p/>
          </table:table-cell>
          <table:table-cell table:formula="of:=IF(ISBLANK([materials.H14]);&quot;&quot;;[materials.H14])" office:value-type="string" office:string-value="#616161ff" calcext:value-type="string">
            <text:p>#616161ff</text:p>
          </table:table-cell>
          <table:table-cell table:formula="of:=IF(ISBLANK([materials.I14]);&quot;&quot;;[materials.I14])" office:value-type="string" office:string-value="#000000" calcext:value-type="string">
            <text:p>#000000</text:p>
          </table:table-cell>
          <table:table-cell table:formula="of:=IF(ISBLANK([materials.J14]);&quot;&quot;;[materials.J14])">
            <text:p/>
          </table:table-cell>
          <table:table-cell table:formula="of:=IF(ISBLANK([materials.K14]);&quot;&quot;;[materials.K14])">
            <text:p/>
          </table:table-cell>
          <table:table-cell table:formula="of:=LEFT([materials.H14];7)" office:value-type="string" office:string-value="#616161" calcext:value-type="string">
            <text:p>#616161</text:p>
          </table:table-cell>
          <table:table-cell table:style-name="ce47" table:formula="of:=T(ORG.OPENOFFICE.STYLE(CRTSTYLESIFNEED([.L14];&quot;clr&quot;)))">
            <text:p/>
          </table:table-cell>
          <table:table-cell table:formula="of:=MID([materials.H14];8;2)" office:value-type="string" office:string-value="ff" calcext:value-type="string">
            <text:p>ff</text:p>
          </table:table-cell>
          <table:table-cell table:formula="of:=IF(HEX2DEC([.N14])/256=0;&quot;&quot;;HEX2DEC([.N14])/256)" office:value-type="percentage" office:value="0.99609375" calcext:value-type="percentage">
            <text:p>100%</text:p>
          </table:table-cell>
        </table:table-row>
        <table:table-row table:style-name="ro4">
          <table:table-cell table:formula="of:=IF(ISBLANK([materials.A15]);&quot;&quot;;[materials.A15])" office:value-type="string" office:string-value="bldg" calcext:value-type="string">
            <text:p>bldg</text:p>
          </table:table-cell>
          <table:table-cell table:formula="of:=IF(ISBLANK([materials.B15]);&quot;&quot;;[materials.B15])" office:value-type="string" office:string-value="BuildingConstructiveElement" calcext:value-type="string">
            <text:p>BuildingConstructiveElement</text:p>
          </table:table-cell>
          <table:table-cell table:formula="of:=IF(ISBLANK([materials.C15]);&quot;&quot;;[materials.C15])" office:value-type="string" office:string-value="gen" calcext:value-type="string">
            <text:p>gen</text:p>
          </table:table-cell>
          <table:table-cell table:formula="of:=IF(ISBLANK([materials.D15]);&quot;&quot;;[materials.D15])" office:value-type="string" office:string-value="Category" calcext:value-type="string">
            <text:p>Category</text:p>
          </table:table-cell>
          <table:table-cell table:formula="of:=IF(ISBLANK([materials.E15]);&quot;&quot;;[materials.E15])" office:value-type="string" office:string-value="val_string" calcext:value-type="string">
            <text:p>val_string</text:p>
          </table:table-cell>
          <table:table-cell table:formula="of:=IF(ISBLANK([materials.F15]);&quot;&quot;;[materials.F15])" office:value-type="string" office:string-value="Walls" calcext:value-type="string">
            <text:p>Walls</text:p>
          </table:table-cell>
          <table:table-cell table:formula="of:=IF(ISBLANK([materials.G15]);&quot;&quot;;[materials.G15])">
            <text:p/>
          </table:table-cell>
          <table:table-cell table:formula="of:=IF(ISBLANK([materials.H15]);&quot;&quot;;[materials.H15])" office:value-type="string" office:string-value="#ccccccff" calcext:value-type="string">
            <text:p>#ccccccff</text:p>
          </table:table-cell>
          <table:table-cell table:formula="of:=IF(ISBLANK([materials.I15]);&quot;&quot;;[materials.I15])" office:value-type="string" office:string-value="#000000" calcext:value-type="string">
            <text:p>#000000</text:p>
          </table:table-cell>
          <table:table-cell table:formula="of:=IF(ISBLANK([materials.J15]);&quot;&quot;;[materials.J15])">
            <text:p/>
          </table:table-cell>
          <table:table-cell table:formula="of:=IF(ISBLANK([materials.K15]);&quot;&quot;;[materials.K15])">
            <text:p/>
          </table:table-cell>
          <table:table-cell table:formula="of:=LEFT([materials.H15];7)" office:value-type="string" office:string-value="#cccccc" calcext:value-type="string">
            <text:p>#cccccc</text:p>
          </table:table-cell>
          <table:table-cell table:style-name="ce64" table:formula="of:=T(ORG.OPENOFFICE.STYLE(CRTSTYLESIFNEED([.L15];&quot;clr&quot;)))">
            <text:p/>
          </table:table-cell>
          <table:table-cell table:formula="of:=MID([materials.H15];8;2)" office:value-type="string" office:string-value="ff" calcext:value-type="string">
            <text:p>ff</text:p>
          </table:table-cell>
          <table:table-cell table:formula="of:=IF(HEX2DEC([.N15])/256=0;&quot;&quot;;HEX2DEC([.N15])/256)" office:value-type="percentage" office:value="0.99609375" calcext:value-type="percentage">
            <text:p>100%</text:p>
          </table:table-cell>
        </table:table-row>
        <table:table-row table:style-name="ro4">
          <table:table-cell table:formula="of:=IF(ISBLANK([materials.A17]);&quot;&quot;;[materials.A17])" office:value-type="string" office:string-value="bldg" calcext:value-type="string">
            <text:p>bldg</text:p>
          </table:table-cell>
          <table:table-cell table:formula="of:=IF(ISBLANK([materials.B17]);&quot;&quot;;[materials.B17])" office:value-type="string" office:string-value="BuildingInstallation" calcext:value-type="string">
            <text:p>BuildingInstallation</text:p>
          </table:table-cell>
          <table:table-cell table:formula="of:=IF(ISBLANK([materials.C17]);&quot;&quot;;[materials.C17])">
            <text:p/>
          </table:table-cell>
          <table:table-cell table:formula="of:=IF(ISBLANK([materials.D17]);&quot;&quot;;[materials.D17])">
            <text:p/>
          </table:table-cell>
          <table:table-cell table:formula="of:=IF(ISBLANK([materials.E17]);&quot;&quot;;[materials.E17])">
            <text:p/>
          </table:table-cell>
          <table:table-cell table:formula="of:=IF(ISBLANK([materials.F17]);&quot;&quot;;[materials.F17])">
            <text:p/>
          </table:table-cell>
          <table:table-cell table:formula="of:=IF(ISBLANK([materials.G17]);&quot;&quot;;[materials.G17])">
            <text:p/>
          </table:table-cell>
          <table:table-cell table:formula="of:=IF(ISBLANK([materials.H17]);&quot;&quot;;[materials.H17])" office:value-type="string" office:string-value="#deb887fc" calcext:value-type="string">
            <text:p>#deb887fc</text:p>
          </table:table-cell>
          <table:table-cell table:formula="of:=IF(ISBLANK([materials.I17]);&quot;&quot;;[materials.I17])" office:value-type="string" office:string-value="#000000" calcext:value-type="string">
            <text:p>#000000</text:p>
          </table:table-cell>
          <table:table-cell table:formula="of:=IF(ISBLANK([materials.J17]);&quot;&quot;;[materials.J17])">
            <text:p/>
          </table:table-cell>
          <table:table-cell table:formula="of:=IF(ISBLANK([materials.K17]);&quot;&quot;;[materials.K17])">
            <text:p/>
          </table:table-cell>
          <table:table-cell table:formula="of:=LEFT([materials.H17];7)" office:value-type="string" office:string-value="#deb887" calcext:value-type="string">
            <text:p>#deb887</text:p>
          </table:table-cell>
          <table:table-cell table:style-name="ce50" table:formula="of:=T(ORG.OPENOFFICE.STYLE(CRTSTYLESIFNEED([.L16];&quot;clr&quot;)))">
            <text:p/>
          </table:table-cell>
          <table:table-cell table:formula="of:=MID([materials.H17];8;2)" office:value-type="string" office:string-value="fc" calcext:value-type="string">
            <text:p>fc</text:p>
          </table:table-cell>
          <table:table-cell table:formula="of:=IF(HEX2DEC([.N16])/256=0;&quot;&quot;;HEX2DEC([.N16])/256)" office:value-type="percentage" office:value="0.984375" calcext:value-type="percentage">
            <text:p>98%</text:p>
          </table:table-cell>
        </table:table-row>
        <table:table-row table:style-name="ro4">
          <table:table-cell table:formula="of:=IF(ISBLANK([materials.A19]);&quot;&quot;;[materials.A19])" office:value-type="string" office:string-value="bldg" calcext:value-type="string">
            <text:p>bldg</text:p>
          </table:table-cell>
          <table:table-cell table:formula="of:=IF(ISBLANK([materials.B19]);&quot;&quot;;[materials.B19])" office:value-type="string" office:string-value="BuildingRoom" calcext:value-type="string">
            <text:p>BuildingRoom</text:p>
          </table:table-cell>
          <table:table-cell table:formula="of:=IF(ISBLANK([materials.C19]);&quot;&quot;;[materials.C19])">
            <text:p/>
          </table:table-cell>
          <table:table-cell table:formula="of:=IF(ISBLANK([materials.D19]);&quot;&quot;;[materials.D19])">
            <text:p/>
          </table:table-cell>
          <table:table-cell table:formula="of:=IF(ISBLANK([materials.E19]);&quot;&quot;;[materials.E19])">
            <text:p/>
          </table:table-cell>
          <table:table-cell table:formula="of:=IF(ISBLANK([materials.F19]);&quot;&quot;;[materials.F19])">
            <text:p/>
          </table:table-cell>
          <table:table-cell table:formula="of:=IF(ISBLANK([materials.G19]);&quot;&quot;;[materials.G19])">
            <text:p/>
          </table:table-cell>
          <table:table-cell table:formula="of:=IF(ISBLANK([materials.H19]);&quot;&quot;;[materials.H19])" office:value-type="string" office:string-value="#f33f6680" calcext:value-type="string">
            <text:p>#f33f6680</text:p>
          </table:table-cell>
          <table:table-cell table:formula="of:=IF(ISBLANK([materials.I19]);&quot;&quot;;[materials.I19])" office:value-type="string" office:string-value="#000000" calcext:value-type="string">
            <text:p>#000000</text:p>
          </table:table-cell>
          <table:table-cell table:formula="of:=IF(ISBLANK([materials.J19]);&quot;&quot;;[materials.J19])">
            <text:p/>
          </table:table-cell>
          <table:table-cell table:formula="of:=IF(ISBLANK([materials.K19]);&quot;&quot;;[materials.K19])">
            <text:p/>
          </table:table-cell>
          <table:table-cell table:formula="of:=LEFT([materials.H19];7)" office:value-type="string" office:string-value="#f33f66" calcext:value-type="string">
            <text:p>#f33f66</text:p>
          </table:table-cell>
          <table:table-cell table:style-name="ce39" table:formula="of:=T(ORG.OPENOFFICE.STYLE(CRTSTYLESIFNEED([.L17];&quot;clr&quot;)))">
            <text:p/>
          </table:table-cell>
          <table:table-cell table:formula="of:=MID([materials.H19];8;2)" office:value-type="string" office:string-value="80" calcext:value-type="string">
            <text:p>80</text:p>
          </table:table-cell>
          <table:table-cell table:formula="of:=IF(HEX2DEC([.N17])/256=0;&quot;&quot;;HEX2DEC([.N17])/256)" office:value-type="percentage" office:value="0.5" calcext:value-type="percentage">
            <text:p>50%</text:p>
          </table:table-cell>
        </table:table-row>
        <table:table-row table:style-name="ro4">
          <table:table-cell table:formula="of:=IF(ISBLANK([materials.A20]);&quot;&quot;;[materials.A20])" office:value-type="string" office:string-value="bldg" calcext:value-type="string">
            <text:p>bldg</text:p>
          </table:table-cell>
          <table:table-cell table:formula="of:=IF(ISBLANK([materials.B20]);&quot;&quot;;[materials.B20])" office:value-type="string" office:string-value="BuildingUnit" calcext:value-type="string">
            <text:p>BuildingUnit</text:p>
          </table:table-cell>
          <table:table-cell table:formula="of:=IF(ISBLANK([materials.C20]);&quot;&quot;;[materials.C20])">
            <text:p/>
          </table:table-cell>
          <table:table-cell table:formula="of:=IF(ISBLANK([materials.D20]);&quot;&quot;;[materials.D20])">
            <text:p/>
          </table:table-cell>
          <table:table-cell table:formula="of:=IF(ISBLANK([materials.E20]);&quot;&quot;;[materials.E20])">
            <text:p/>
          </table:table-cell>
          <table:table-cell table:formula="of:=IF(ISBLANK([materials.F20]);&quot;&quot;;[materials.F20])">
            <text:p/>
          </table:table-cell>
          <table:table-cell table:formula="of:=IF(ISBLANK([materials.G20]);&quot;&quot;;[materials.G20])">
            <text:p/>
          </table:table-cell>
          <table:table-cell table:formula="of:=IF(ISBLANK([materials.H20]);&quot;&quot;;[materials.H20])" office:value-type="string" office:string-value="#deb8b9fc" calcext:value-type="string">
            <text:p>#deb8b9fc</text:p>
          </table:table-cell>
          <table:table-cell table:formula="of:=IF(ISBLANK([materials.I20]);&quot;&quot;;[materials.I20])" office:value-type="string" office:string-value="#000000" calcext:value-type="string">
            <text:p>#000000</text:p>
          </table:table-cell>
          <table:table-cell table:formula="of:=IF(ISBLANK([materials.J20]);&quot;&quot;;[materials.J20])">
            <text:p/>
          </table:table-cell>
          <table:table-cell table:formula="of:=IF(ISBLANK([materials.K20]);&quot;&quot;;[materials.K20])">
            <text:p/>
          </table:table-cell>
          <table:table-cell table:formula="of:=LEFT([materials.H20];7)" office:value-type="string" office:string-value="#deb8b9" calcext:value-type="string">
            <text:p>#deb8b9</text:p>
          </table:table-cell>
          <table:table-cell table:style-name="ce53" table:formula="of:=T(ORG.OPENOFFICE.STYLE(CRTSTYLESIFNEED([.L18];&quot;clr&quot;)))">
            <text:p/>
          </table:table-cell>
          <table:table-cell table:formula="of:=MID([materials.H20];8;2)" office:value-type="string" office:string-value="fc" calcext:value-type="string">
            <text:p>fc</text:p>
          </table:table-cell>
          <table:table-cell table:formula="of:=IF(HEX2DEC([.N18])/256=0;&quot;&quot;;HEX2DEC([.N18])/256)" office:value-type="percentage" office:value="0.984375" calcext:value-type="percentage">
            <text:p>98%</text:p>
          </table:table-cell>
        </table:table-row>
        <table:table-row table:style-name="ro4">
          <table:table-cell table:formula="of:=IF(ISBLANK([materials.A21]);&quot;&quot;;[materials.A21])" office:value-type="string" office:string-value="bldg" calcext:value-type="string">
            <text:p>bldg</text:p>
          </table:table-cell>
          <table:table-cell table:formula="of:=IF(ISBLANK([materials.B21]);&quot;&quot;;[materials.B21])" office:value-type="string" office:string-value="Storey" calcext:value-type="string">
            <text:p>Storey</text:p>
          </table:table-cell>
          <table:table-cell table:formula="of:=IF(ISBLANK([materials.C21]);&quot;&quot;;[materials.C21])">
            <text:p/>
          </table:table-cell>
          <table:table-cell table:formula="of:=IF(ISBLANK([materials.D21]);&quot;&quot;;[materials.D21])">
            <text:p/>
          </table:table-cell>
          <table:table-cell table:formula="of:=IF(ISBLANK([materials.E21]);&quot;&quot;;[materials.E21])">
            <text:p/>
          </table:table-cell>
          <table:table-cell table:formula="of:=IF(ISBLANK([materials.F21]);&quot;&quot;;[materials.F21])">
            <text:p/>
          </table:table-cell>
          <table:table-cell table:formula="of:=IF(ISBLANK([materials.G21]);&quot;&quot;;[materials.G21])">
            <text:p/>
          </table:table-cell>
          <table:table-cell table:formula="of:=IF(ISBLANK([materials.H21]);&quot;&quot;;[materials.H21])" office:value-type="string" office:string-value="#deb887fc" calcext:value-type="string">
            <text:p>#deb887fc</text:p>
          </table:table-cell>
          <table:table-cell table:formula="of:=IF(ISBLANK([materials.I21]);&quot;&quot;;[materials.I21])" office:value-type="string" office:string-value="#000000" calcext:value-type="string">
            <text:p>#000000</text:p>
          </table:table-cell>
          <table:table-cell table:formula="of:=IF(ISBLANK([materials.J21]);&quot;&quot;;[materials.J21])">
            <text:p/>
          </table:table-cell>
          <table:table-cell table:formula="of:=IF(ISBLANK([materials.K21]);&quot;&quot;;[materials.K21])">
            <text:p/>
          </table:table-cell>
          <table:table-cell table:formula="of:=LEFT([materials.H21];7)" office:value-type="string" office:string-value="#deb887" calcext:value-type="string">
            <text:p>#deb887</text:p>
          </table:table-cell>
          <table:table-cell table:style-name="ce50" table:formula="of:=T(ORG.OPENOFFICE.STYLE(CRTSTYLESIFNEED([.L19];&quot;clr&quot;)))">
            <text:p/>
          </table:table-cell>
          <table:table-cell table:formula="of:=MID([materials.H21];8;2)" office:value-type="string" office:string-value="fc" calcext:value-type="string">
            <text:p>fc</text:p>
          </table:table-cell>
          <table:table-cell table:formula="of:=IF(HEX2DEC([.N19])/256=0;&quot;&quot;;HEX2DEC([.N19])/256)" office:value-type="percentage" office:value="0.984375" calcext:value-type="percentage">
            <text:p>98%</text:p>
          </table:table-cell>
        </table:table-row>
        <table:table-row table:style-name="ro4">
          <table:table-cell table:formula="of:=IF(ISBLANK([materials.A22]);&quot;&quot;;[materials.A22])" office:value-type="string" office:string-value="brid" calcext:value-type="string">
            <text:p>brid</text:p>
          </table:table-cell>
          <table:table-cell table:formula="of:=IF(ISBLANK([materials.B22]);&quot;&quot;;[materials.B22])" office:value-type="string" office:string-value="Bridge" calcext:value-type="string">
            <text:p>Bridge</text:p>
          </table:table-cell>
          <table:table-cell table:formula="of:=IF(ISBLANK([materials.C22]);&quot;&quot;;[materials.C22])">
            <text:p/>
          </table:table-cell>
          <table:table-cell table:formula="of:=IF(ISBLANK([materials.D22]);&quot;&quot;;[materials.D22])">
            <text:p/>
          </table:table-cell>
          <table:table-cell table:formula="of:=IF(ISBLANK([materials.E22]);&quot;&quot;;[materials.E22])">
            <text:p/>
          </table:table-cell>
          <table:table-cell table:formula="of:=IF(ISBLANK([materials.F22]);&quot;&quot;;[materials.F22])">
            <text:p/>
          </table:table-cell>
          <table:table-cell table:formula="of:=IF(ISBLANK([materials.G22]);&quot;&quot;;[materials.G22])">
            <text:p/>
          </table:table-cell>
          <table:table-cell table:formula="of:=IF(ISBLANK([materials.H22]);&quot;&quot;;[materials.H22])" office:value-type="string" office:string-value="#2f4f4f80" calcext:value-type="string">
            <text:p>#2f4f4f80</text:p>
          </table:table-cell>
          <table:table-cell table:formula="of:=IF(ISBLANK([materials.I22]);&quot;&quot;;[materials.I22])" office:value-type="string" office:string-value="#000000" calcext:value-type="string">
            <text:p>#000000</text:p>
          </table:table-cell>
          <table:table-cell table:formula="of:=IF(ISBLANK([materials.J22]);&quot;&quot;;[materials.J22])">
            <text:p/>
          </table:table-cell>
          <table:table-cell table:formula="of:=IF(ISBLANK([materials.K22]);&quot;&quot;;[materials.K22])">
            <text:p/>
          </table:table-cell>
          <table:table-cell table:formula="of:=LEFT([materials.H22];7)" office:value-type="string" office:string-value="#2f4f4f" calcext:value-type="string">
            <text:p>#2f4f4f</text:p>
          </table:table-cell>
          <table:table-cell table:style-name="ce57" table:formula="of:=T(ORG.OPENOFFICE.STYLE(CRTSTYLESIFNEED([.L20];&quot;clr&quot;)))">
            <text:p/>
          </table:table-cell>
          <table:table-cell table:formula="of:=MID([materials.H22];8;2)" office:value-type="string" office:string-value="80" calcext:value-type="string">
            <text:p>80</text:p>
          </table:table-cell>
          <table:table-cell table:formula="of:=IF(HEX2DEC([.N20])/256=0;&quot;&quot;;HEX2DEC([.N20])/256)" office:value-type="percentage" office:value="0.5" calcext:value-type="percentage">
            <text:p>50%</text:p>
          </table:table-cell>
        </table:table-row>
        <table:table-row table:style-name="ro4">
          <table:table-cell table:formula="of:=IF(ISBLANK([materials.A23]);&quot;&quot;;[materials.A23])" office:value-type="string" office:string-value="brid" calcext:value-type="string">
            <text:p>brid</text:p>
          </table:table-cell>
          <table:table-cell table:formula="of:=IF(ISBLANK([materials.B23]);&quot;&quot;;[materials.B23])" office:value-type="string" office:string-value="BridgeConstructiveElement" calcext:value-type="string">
            <text:p>BridgeConstructiveElement</text:p>
          </table:table-cell>
          <table:table-cell table:formula="of:=IF(ISBLANK([materials.C23]);&quot;&quot;;[materials.C23])">
            <text:p/>
          </table:table-cell>
          <table:table-cell table:formula="of:=IF(ISBLANK([materials.D23]);&quot;&quot;;[materials.D23])">
            <text:p/>
          </table:table-cell>
          <table:table-cell table:formula="of:=IF(ISBLANK([materials.E23]);&quot;&quot;;[materials.E23])">
            <text:p/>
          </table:table-cell>
          <table:table-cell table:formula="of:=IF(ISBLANK([materials.F23]);&quot;&quot;;[materials.F23])">
            <text:p/>
          </table:table-cell>
          <table:table-cell table:formula="of:=IF(ISBLANK([materials.G23]);&quot;&quot;;[materials.G23])">
            <text:p/>
          </table:table-cell>
          <table:table-cell table:formula="of:=IF(ISBLANK([materials.H23]);&quot;&quot;;[materials.H23])" office:value-type="string" office:string-value="#626a80ff" calcext:value-type="string">
            <text:p>#626a80ff</text:p>
          </table:table-cell>
          <table:table-cell table:formula="of:=IF(ISBLANK([materials.I23]);&quot;&quot;;[materials.I23])" office:value-type="string" office:string-value="#000000" calcext:value-type="string">
            <text:p>#000000</text:p>
          </table:table-cell>
          <table:table-cell table:formula="of:=IF(ISBLANK([materials.J23]);&quot;&quot;;[materials.J23])">
            <text:p/>
          </table:table-cell>
          <table:table-cell table:formula="of:=IF(ISBLANK([materials.K23]);&quot;&quot;;[materials.K23])">
            <text:p/>
          </table:table-cell>
          <table:table-cell table:formula="of:=LEFT([materials.H23];7)" office:value-type="string" office:string-value="#626a80" calcext:value-type="string">
            <text:p>#626a80</text:p>
          </table:table-cell>
          <table:table-cell table:style-name="ce54" table:formula="of:=T(ORG.OPENOFFICE.STYLE(CRTSTYLESIFNEED([.L21];&quot;clr&quot;)))">
            <text:p/>
          </table:table-cell>
          <table:table-cell table:formula="of:=MID([materials.H23];8;2)" office:value-type="string" office:string-value="ff" calcext:value-type="string">
            <text:p>ff</text:p>
          </table:table-cell>
          <table:table-cell table:formula="of:=IF(HEX2DEC([.N21])/256=0;&quot;&quot;;HEX2DEC([.N21])/256)" office:value-type="percentage" office:value="0.99609375" calcext:value-type="percentage">
            <text:p>100%</text:p>
          </table:table-cell>
        </table:table-row>
        <table:table-row table:style-name="ro4">
          <table:table-cell table:formula="of:=IF(ISBLANK([materials.A24]);&quot;&quot;;[materials.A24])" office:value-type="string" office:string-value="brid" calcext:value-type="string">
            <text:p>brid</text:p>
          </table:table-cell>
          <table:table-cell table:formula="of:=IF(ISBLANK([materials.B24]);&quot;&quot;;[materials.B24])" office:value-type="string" office:string-value="BridgeFurniture" calcext:value-type="string">
            <text:p>BridgeFurniture</text:p>
          </table:table-cell>
          <table:table-cell table:formula="of:=IF(ISBLANK([materials.C24]);&quot;&quot;;[materials.C24])">
            <text:p/>
          </table:table-cell>
          <table:table-cell table:formula="of:=IF(ISBLANK([materials.D24]);&quot;&quot;;[materials.D24])">
            <text:p/>
          </table:table-cell>
          <table:table-cell table:formula="of:=IF(ISBLANK([materials.E24]);&quot;&quot;;[materials.E24])">
            <text:p/>
          </table:table-cell>
          <table:table-cell table:formula="of:=IF(ISBLANK([materials.F24]);&quot;&quot;;[materials.F24])">
            <text:p/>
          </table:table-cell>
          <table:table-cell table:formula="of:=IF(ISBLANK([materials.G24]);&quot;&quot;;[materials.G24])">
            <text:p/>
          </table:table-cell>
          <table:table-cell table:formula="of:=IF(ISBLANK([materials.H24]);&quot;&quot;;[materials.H24])" office:value-type="string" office:string-value="#ff4040fc" calcext:value-type="string">
            <text:p>#ff4040fc</text:p>
          </table:table-cell>
          <table:table-cell table:formula="of:=IF(ISBLANK([materials.I24]);&quot;&quot;;[materials.I24])" office:value-type="string" office:string-value="#000000" calcext:value-type="string">
            <text:p>#000000</text:p>
          </table:table-cell>
          <table:table-cell table:formula="of:=IF(ISBLANK([materials.J24]);&quot;&quot;;[materials.J24])">
            <text:p/>
          </table:table-cell>
          <table:table-cell table:formula="of:=IF(ISBLANK([materials.K24]);&quot;&quot;;[materials.K24])">
            <text:p/>
          </table:table-cell>
          <table:table-cell table:formula="of:=LEFT([materials.H24];7)" office:value-type="string" office:string-value="#ff4040" calcext:value-type="string">
            <text:p>#ff4040</text:p>
          </table:table-cell>
          <table:table-cell table:style-name="ce60" table:formula="of:=T(ORG.OPENOFFICE.STYLE(CRTSTYLESIFNEED([.L22];&quot;clr&quot;)))">
            <text:p/>
          </table:table-cell>
          <table:table-cell table:formula="of:=MID([materials.H24];8;2)" office:value-type="string" office:string-value="fc" calcext:value-type="string">
            <text:p>fc</text:p>
          </table:table-cell>
          <table:table-cell table:formula="of:=IF(HEX2DEC([.N22])/256=0;&quot;&quot;;HEX2DEC([.N22])/256)" office:value-type="percentage" office:value="0.984375" calcext:value-type="percentage">
            <text:p>98%</text:p>
          </table:table-cell>
        </table:table-row>
        <table:table-row table:style-name="ro4">
          <table:table-cell table:formula="of:=IF(ISBLANK([materials.A25]);&quot;&quot;;[materials.A25])" office:value-type="string" office:string-value="brid" calcext:value-type="string">
            <text:p>brid</text:p>
          </table:table-cell>
          <table:table-cell table:formula="of:=IF(ISBLANK([materials.B25]);&quot;&quot;;[materials.B25])" office:value-type="string" office:string-value="BridgeInstallation" calcext:value-type="string">
            <text:p>BridgeInstallation</text:p>
          </table:table-cell>
          <table:table-cell table:formula="of:=IF(ISBLANK([materials.C25]);&quot;&quot;;[materials.C25])">
            <text:p/>
          </table:table-cell>
          <table:table-cell table:formula="of:=IF(ISBLANK([materials.D25]);&quot;&quot;;[materials.D25])">
            <text:p/>
          </table:table-cell>
          <table:table-cell table:formula="of:=IF(ISBLANK([materials.E25]);&quot;&quot;;[materials.E25])">
            <text:p/>
          </table:table-cell>
          <table:table-cell table:formula="of:=IF(ISBLANK([materials.F25]);&quot;&quot;;[materials.F25])">
            <text:p/>
          </table:table-cell>
          <table:table-cell table:formula="of:=IF(ISBLANK([materials.G25]);&quot;&quot;;[materials.G25])">
            <text:p/>
          </table:table-cell>
          <table:table-cell table:formula="of:=IF(ISBLANK([materials.H25]);&quot;&quot;;[materials.H25])" office:value-type="string" office:string-value="#191970fc" calcext:value-type="string">
            <text:p>#191970fc</text:p>
          </table:table-cell>
          <table:table-cell table:formula="of:=IF(ISBLANK([materials.I25]);&quot;&quot;;[materials.I25])" office:value-type="string" office:string-value="#000000" calcext:value-type="string">
            <text:p>#000000</text:p>
          </table:table-cell>
          <table:table-cell table:formula="of:=IF(ISBLANK([materials.J25]);&quot;&quot;;[materials.J25])">
            <text:p/>
          </table:table-cell>
          <table:table-cell table:formula="of:=IF(ISBLANK([materials.K25]);&quot;&quot;;[materials.K25])">
            <text:p/>
          </table:table-cell>
          <table:table-cell table:formula="of:=LEFT([materials.H25];7)" office:value-type="string" office:string-value="#191970" calcext:value-type="string">
            <text:p>#191970</text:p>
          </table:table-cell>
          <table:table-cell table:style-name="ce58" table:formula="of:=T(ORG.OPENOFFICE.STYLE(CRTSTYLESIFNEED([.L23];&quot;clr&quot;)))">
            <text:p/>
          </table:table-cell>
          <table:table-cell table:formula="of:=MID([materials.H25];8;2)" office:value-type="string" office:string-value="fc" calcext:value-type="string">
            <text:p>fc</text:p>
          </table:table-cell>
          <table:table-cell table:formula="of:=IF(HEX2DEC([.N23])/256=0;&quot;&quot;;HEX2DEC([.N23])/256)" office:value-type="percentage" office:value="0.984375" calcext:value-type="percentage">
            <text:p>98%</text:p>
          </table:table-cell>
        </table:table-row>
        <table:table-row table:style-name="ro4">
          <table:table-cell table:formula="of:=IF(ISBLANK([materials.A26]);&quot;&quot;;[materials.A26])" office:value-type="string" office:string-value="brid" calcext:value-type="string">
            <text:p>brid</text:p>
          </table:table-cell>
          <table:table-cell table:formula="of:=IF(ISBLANK([materials.B26]);&quot;&quot;;[materials.B26])" office:value-type="string" office:string-value="BridgePart" calcext:value-type="string">
            <text:p>BridgePart</text:p>
          </table:table-cell>
          <table:table-cell table:formula="of:=IF(ISBLANK([materials.C26]);&quot;&quot;;[materials.C26])">
            <text:p/>
          </table:table-cell>
          <table:table-cell table:formula="of:=IF(ISBLANK([materials.D26]);&quot;&quot;;[materials.D26])">
            <text:p/>
          </table:table-cell>
          <table:table-cell table:formula="of:=IF(ISBLANK([materials.E26]);&quot;&quot;;[materials.E26])">
            <text:p/>
          </table:table-cell>
          <table:table-cell table:formula="of:=IF(ISBLANK([materials.F26]);&quot;&quot;;[materials.F26])">
            <text:p/>
          </table:table-cell>
          <table:table-cell table:formula="of:=IF(ISBLANK([materials.G26]);&quot;&quot;;[materials.G26])">
            <text:p/>
          </table:table-cell>
          <table:table-cell table:formula="of:=IF(ISBLANK([materials.H26]);&quot;&quot;;[materials.H26])" office:value-type="string" office:string-value="#19450080" calcext:value-type="string">
            <text:p>#19450080</text:p>
          </table:table-cell>
          <table:table-cell table:formula="of:=IF(ISBLANK([materials.I26]);&quot;&quot;;[materials.I26])" office:value-type="string" office:string-value="#000000" calcext:value-type="string">
            <text:p>#000000</text:p>
          </table:table-cell>
          <table:table-cell table:formula="of:=IF(ISBLANK([materials.J26]);&quot;&quot;;[materials.J26])">
            <text:p/>
          </table:table-cell>
          <table:table-cell table:formula="of:=IF(ISBLANK([materials.K26]);&quot;&quot;;[materials.K26])">
            <text:p/>
          </table:table-cell>
          <table:table-cell table:formula="of:=LEFT([materials.H26];7)" office:value-type="string" office:string-value="#194500" calcext:value-type="string">
            <text:p>#194500</text:p>
          </table:table-cell>
          <table:table-cell table:style-name="ce59" table:formula="of:=T(ORG.OPENOFFICE.STYLE(CRTSTYLESIFNEED([.L24];&quot;clr&quot;)))">
            <text:p/>
          </table:table-cell>
          <table:table-cell table:formula="of:=MID([materials.H26];8;2)" office:value-type="string" office:string-value="80" calcext:value-type="string">
            <text:p>80</text:p>
          </table:table-cell>
          <table:table-cell table:formula="of:=IF(HEX2DEC([.N24])/256=0;&quot;&quot;;HEX2DEC([.N24])/256)" office:value-type="percentage" office:value="0.5" calcext:value-type="percentage">
            <text:p>50%</text:p>
          </table:table-cell>
        </table:table-row>
        <table:table-row table:style-name="ro4">
          <table:table-cell table:formula="of:=IF(ISBLANK([materials.A27]);&quot;&quot;;[materials.A27])" office:value-type="string" office:string-value="brid" calcext:value-type="string">
            <text:p>brid</text:p>
          </table:table-cell>
          <table:table-cell table:formula="of:=IF(ISBLANK([materials.B27]);&quot;&quot;;[materials.B27])" office:value-type="string" office:string-value="BridgeRoom" calcext:value-type="string">
            <text:p>BridgeRoom</text:p>
          </table:table-cell>
          <table:table-cell table:formula="of:=IF(ISBLANK([materials.C27]);&quot;&quot;;[materials.C27])">
            <text:p/>
          </table:table-cell>
          <table:table-cell table:formula="of:=IF(ISBLANK([materials.D27]);&quot;&quot;;[materials.D27])">
            <text:p/>
          </table:table-cell>
          <table:table-cell table:formula="of:=IF(ISBLANK([materials.E27]);&quot;&quot;;[materials.E27])">
            <text:p/>
          </table:table-cell>
          <table:table-cell table:formula="of:=IF(ISBLANK([materials.F27]);&quot;&quot;;[materials.F27])">
            <text:p/>
          </table:table-cell>
          <table:table-cell table:formula="of:=IF(ISBLANK([materials.G27]);&quot;&quot;;[materials.G27])">
            <text:p/>
          </table:table-cell>
          <table:table-cell table:formula="of:=IF(ISBLANK([materials.H27]);&quot;&quot;;[materials.H27])" office:value-type="string" office:string-value="#add8e6fc" calcext:value-type="string">
            <text:p>#add8e6fc</text:p>
          </table:table-cell>
          <table:table-cell table:formula="of:=IF(ISBLANK([materials.I27]);&quot;&quot;;[materials.I27])" office:value-type="string" office:string-value="#000000" calcext:value-type="string">
            <text:p>#000000</text:p>
          </table:table-cell>
          <table:table-cell table:formula="of:=IF(ISBLANK([materials.J27]);&quot;&quot;;[materials.J27])">
            <text:p/>
          </table:table-cell>
          <table:table-cell table:formula="of:=IF(ISBLANK([materials.K27]);&quot;&quot;;[materials.K27])">
            <text:p/>
          </table:table-cell>
          <table:table-cell table:formula="of:=LEFT([materials.H27];7)" office:value-type="string" office:string-value="#add8e6" calcext:value-type="string">
            <text:p>#add8e6</text:p>
          </table:table-cell>
          <table:table-cell table:style-name="ce51" table:formula="of:=T(ORG.OPENOFFICE.STYLE(CRTSTYLESIFNEED([.L25];&quot;clr&quot;)))">
            <text:p/>
          </table:table-cell>
          <table:table-cell table:formula="of:=MID([materials.H27];8;2)" office:value-type="string" office:string-value="fc" calcext:value-type="string">
            <text:p>fc</text:p>
          </table:table-cell>
          <table:table-cell table:formula="of:=IF(HEX2DEC([.N25])/256=0;&quot;&quot;;HEX2DEC([.N25])/256)" office:value-type="percentage" office:value="0.984375" calcext:value-type="percentage">
            <text:p>98%</text:p>
          </table:table-cell>
        </table:table-row>
        <table:table-row table:style-name="ro4">
          <table:table-cell table:formula="of:=IF(ISBLANK([materials.A28]);&quot;&quot;;[materials.A28])" office:value-type="string" office:string-value="con" calcext:value-type="string">
            <text:p>con</text:p>
          </table:table-cell>
          <table:table-cell table:formula="of:=IF(ISBLANK([materials.B28]);&quot;&quot;;[materials.B28])" office:value-type="string" office:string-value="CeilingSurface" calcext:value-type="string">
            <text:p>CeilingSurface</text:p>
          </table:table-cell>
          <table:table-cell table:formula="of:=IF(ISBLANK([materials.C28]);&quot;&quot;;[materials.C28])">
            <text:p/>
          </table:table-cell>
          <table:table-cell table:formula="of:=IF(ISBLANK([materials.D28]);&quot;&quot;;[materials.D28])">
            <text:p/>
          </table:table-cell>
          <table:table-cell table:formula="of:=IF(ISBLANK([materials.E28]);&quot;&quot;;[materials.E28])">
            <text:p/>
          </table:table-cell>
          <table:table-cell table:formula="of:=IF(ISBLANK([materials.F28]);&quot;&quot;;[materials.F28])">
            <text:p/>
          </table:table-cell>
          <table:table-cell table:formula="of:=IF(ISBLANK([materials.G28]);&quot;&quot;;[materials.G28])">
            <text:p/>
          </table:table-cell>
          <table:table-cell table:formula="of:=IF(ISBLANK([materials.H28]);&quot;&quot;;[materials.H28])" office:value-type="string" office:string-value="#ccccccfc" calcext:value-type="string">
            <text:p>#ccccccfc</text:p>
          </table:table-cell>
          <table:table-cell table:formula="of:=IF(ISBLANK([materials.I28]);&quot;&quot;;[materials.I28])" office:value-type="string" office:string-value="#000000" calcext:value-type="string">
            <text:p>#000000</text:p>
          </table:table-cell>
          <table:table-cell table:formula="of:=IF(ISBLANK([materials.J28]);&quot;&quot;;[materials.J28])">
            <text:p/>
          </table:table-cell>
          <table:table-cell table:formula="of:=IF(ISBLANK([materials.K28]);&quot;&quot;;[materials.K28])">
            <text:p/>
          </table:table-cell>
          <table:table-cell table:formula="of:=LEFT([materials.H28];7)" office:value-type="string" office:string-value="#cccccc" calcext:value-type="string">
            <text:p>#cccccc</text:p>
          </table:table-cell>
          <table:table-cell table:style-name="ce64" table:formula="of:=T(ORG.OPENOFFICE.STYLE(CRTSTYLESIFNEED([.L26];&quot;clr&quot;)))">
            <text:p/>
          </table:table-cell>
          <table:table-cell table:formula="of:=MID([materials.H28];8;2)" office:value-type="string" office:string-value="fc" calcext:value-type="string">
            <text:p>fc</text:p>
          </table:table-cell>
          <table:table-cell table:formula="of:=IF(HEX2DEC([.N26])/256=0;&quot;&quot;;HEX2DEC([.N26])/256)" office:value-type="percentage" office:value="0.984375" calcext:value-type="percentage">
            <text:p>98%</text:p>
          </table:table-cell>
        </table:table-row>
        <table:table-row table:style-name="ro4">
          <table:table-cell table:formula="of:=IF(ISBLANK([materials.A29]);&quot;&quot;;[materials.A29])" office:value-type="string" office:string-value="con" calcext:value-type="string">
            <text:p>con</text:p>
          </table:table-cell>
          <table:table-cell table:formula="of:=IF(ISBLANK([materials.B29]);&quot;&quot;;[materials.B29])" office:value-type="string" office:string-value="Door" calcext:value-type="string">
            <text:p>Door</text:p>
          </table:table-cell>
          <table:table-cell table:formula="of:=IF(ISBLANK([materials.C29]);&quot;&quot;;[materials.C29])">
            <text:p/>
          </table:table-cell>
          <table:table-cell table:formula="of:=IF(ISBLANK([materials.D29]);&quot;&quot;;[materials.D29])">
            <text:p/>
          </table:table-cell>
          <table:table-cell table:formula="of:=IF(ISBLANK([materials.E29]);&quot;&quot;;[materials.E29])">
            <text:p/>
          </table:table-cell>
          <table:table-cell table:formula="of:=IF(ISBLANK([materials.F29]);&quot;&quot;;[materials.F29])">
            <text:p/>
          </table:table-cell>
          <table:table-cell table:formula="of:=IF(ISBLANK([materials.G29]);&quot;&quot;;[materials.G29])">
            <text:p/>
          </table:table-cell>
          <table:table-cell table:formula="of:=IF(ISBLANK([materials.H29]);&quot;&quot;;[materials.H29])" office:value-type="string" office:string-value="#805c45ff" calcext:value-type="string">
            <text:p>#805c45ff</text:p>
          </table:table-cell>
          <table:table-cell table:formula="of:=IF(ISBLANK([materials.I29]);&quot;&quot;;[materials.I29])" office:value-type="string" office:string-value="#000000" calcext:value-type="string">
            <text:p>#000000</text:p>
          </table:table-cell>
          <table:table-cell table:formula="of:=IF(ISBLANK([materials.J29]);&quot;&quot;;[materials.J29])">
            <text:p/>
          </table:table-cell>
          <table:table-cell table:formula="of:=IF(ISBLANK([materials.K29]);&quot;&quot;;[materials.K29])">
            <text:p/>
          </table:table-cell>
          <table:table-cell table:formula="of:=LEFT([materials.H29];7)" office:value-type="string" office:string-value="#805c45" calcext:value-type="string">
            <text:p>#805c45</text:p>
          </table:table-cell>
          <table:table-cell table:style-name="ce68" table:formula="of:=T(ORG.OPENOFFICE.STYLE(CRTSTYLESIFNEED([.L27];&quot;clr&quot;)))">
            <text:p/>
          </table:table-cell>
          <table:table-cell table:formula="of:=MID([materials.H29];8;2)" office:value-type="string" office:string-value="ff" calcext:value-type="string">
            <text:p>ff</text:p>
          </table:table-cell>
          <table:table-cell table:formula="of:=IF(HEX2DEC([.N27])/256=0;&quot;&quot;;HEX2DEC([.N27])/256)" office:value-type="percentage" office:value="0.99609375" calcext:value-type="percentage">
            <text:p>100%</text:p>
          </table:table-cell>
        </table:table-row>
        <table:table-row table:style-name="ro4">
          <table:table-cell table:formula="of:=IF(ISBLANK([materials.A30]);&quot;&quot;;[materials.A30])" office:value-type="string" office:string-value="con" calcext:value-type="string">
            <text:p>con</text:p>
          </table:table-cell>
          <table:table-cell table:formula="of:=IF(ISBLANK([materials.B30]);&quot;&quot;;[materials.B30])" office:value-type="string" office:string-value="DoorSurface" calcext:value-type="string">
            <text:p>DoorSurface</text:p>
          </table:table-cell>
          <table:table-cell table:formula="of:=IF(ISBLANK([materials.C30]);&quot;&quot;;[materials.C30])">
            <text:p/>
          </table:table-cell>
          <table:table-cell table:formula="of:=IF(ISBLANK([materials.D30]);&quot;&quot;;[materials.D30])">
            <text:p/>
          </table:table-cell>
          <table:table-cell table:formula="of:=IF(ISBLANK([materials.E30]);&quot;&quot;;[materials.E30])">
            <text:p/>
          </table:table-cell>
          <table:table-cell table:formula="of:=IF(ISBLANK([materials.F30]);&quot;&quot;;[materials.F30])">
            <text:p/>
          </table:table-cell>
          <table:table-cell table:formula="of:=IF(ISBLANK([materials.G30]);&quot;&quot;;[materials.G30])">
            <text:p/>
          </table:table-cell>
          <table:table-cell table:formula="of:=IF(ISBLANK([materials.H30]);&quot;&quot;;[materials.H30])" office:value-type="string" office:string-value="#0000fffc" calcext:value-type="string">
            <text:p>#0000fffc</text:p>
          </table:table-cell>
          <table:table-cell table:formula="of:=IF(ISBLANK([materials.I30]);&quot;&quot;;[materials.I30])" office:value-type="string" office:string-value="#000000" calcext:value-type="string">
            <text:p>#000000</text:p>
          </table:table-cell>
          <table:table-cell table:formula="of:=IF(ISBLANK([materials.J30]);&quot;&quot;;[materials.J30])">
            <text:p/>
          </table:table-cell>
          <table:table-cell table:formula="of:=IF(ISBLANK([materials.K30]);&quot;&quot;;[materials.K30])">
            <text:p/>
          </table:table-cell>
          <table:table-cell table:formula="of:=LEFT([materials.H30];7)" office:value-type="string" office:string-value="#0000ff" calcext:value-type="string">
            <text:p>#0000ff</text:p>
          </table:table-cell>
          <table:table-cell table:style-name="ce65" table:formula="of:=T(ORG.OPENOFFICE.STYLE(CRTSTYLESIFNEED([.L28];&quot;clr&quot;)))">
            <text:p/>
          </table:table-cell>
          <table:table-cell table:formula="of:=MID([materials.H30];8;2)" office:value-type="string" office:string-value="fc" calcext:value-type="string">
            <text:p>fc</text:p>
          </table:table-cell>
          <table:table-cell table:formula="of:=IF(HEX2DEC([.N28])/256=0;&quot;&quot;;HEX2DEC([.N28])/256)" office:value-type="percentage" office:value="0.984375" calcext:value-type="percentage">
            <text:p>98%</text:p>
          </table:table-cell>
        </table:table-row>
        <table:table-row table:style-name="ro4">
          <table:table-cell table:formula="of:=IF(ISBLANK([materials.A31]);&quot;&quot;;[materials.A31])" office:value-type="string" office:string-value="con" calcext:value-type="string">
            <text:p>con</text:p>
          </table:table-cell>
          <table:table-cell table:formula="of:=IF(ISBLANK([materials.B31]);&quot;&quot;;[materials.B31])" office:value-type="string" office:string-value="FloorSurface" calcext:value-type="string">
            <text:p>FloorSurface</text:p>
          </table:table-cell>
          <table:table-cell table:formula="of:=IF(ISBLANK([materials.C31]);&quot;&quot;;[materials.C31])">
            <text:p/>
          </table:table-cell>
          <table:table-cell table:formula="of:=IF(ISBLANK([materials.D31]);&quot;&quot;;[materials.D31])">
            <text:p/>
          </table:table-cell>
          <table:table-cell table:formula="of:=IF(ISBLANK([materials.E31]);&quot;&quot;;[materials.E31])">
            <text:p/>
          </table:table-cell>
          <table:table-cell table:formula="of:=IF(ISBLANK([materials.F31]);&quot;&quot;;[materials.F31])">
            <text:p/>
          </table:table-cell>
          <table:table-cell table:formula="of:=IF(ISBLANK([materials.G31]);&quot;&quot;;[materials.G31])">
            <text:p/>
          </table:table-cell>
          <table:table-cell table:formula="of:=IF(ISBLANK([materials.H31]);&quot;&quot;;[materials.H31])" office:value-type="string" office:string-value="#666666ff" calcext:value-type="string">
            <text:p>#666666ff</text:p>
          </table:table-cell>
          <table:table-cell table:formula="of:=IF(ISBLANK([materials.I31]);&quot;&quot;;[materials.I31])" office:value-type="string" office:string-value="#000000" calcext:value-type="string">
            <text:p>#000000</text:p>
          </table:table-cell>
          <table:table-cell table:formula="of:=IF(ISBLANK([materials.J31]);&quot;&quot;;[materials.J31])">
            <text:p/>
          </table:table-cell>
          <table:table-cell table:formula="of:=IF(ISBLANK([materials.K31]);&quot;&quot;;[materials.K31])">
            <text:p/>
          </table:table-cell>
          <table:table-cell table:formula="of:=LEFT([materials.H31];7)" office:value-type="string" office:string-value="#666666" calcext:value-type="string">
            <text:p>#666666</text:p>
          </table:table-cell>
          <table:table-cell table:formula="of:=T(ORG.OPENOFFICE.STYLE(CRTSTYLESIFNEED([.L29];&quot;clr&quot;)))">
            <text:p/>
          </table:table-cell>
          <table:table-cell table:formula="of:=MID([materials.H31];8;2)" office:value-type="string" office:string-value="ff" calcext:value-type="string">
            <text:p>ff</text:p>
          </table:table-cell>
          <table:table-cell table:formula="of:=IF(HEX2DEC([.N29])/256=0;&quot;&quot;;HEX2DEC([.N29])/256)" office:value-type="percentage" office:value="0.99609375" calcext:value-type="percentage">
            <text:p>100%</text:p>
          </table:table-cell>
        </table:table-row>
        <table:table-row table:style-name="ro4">
          <table:table-cell table:formula="of:=IF(ISBLANK([materials.A32]);&quot;&quot;;[materials.A32])" office:value-type="string" office:string-value="con" calcext:value-type="string">
            <text:p>con</text:p>
          </table:table-cell>
          <table:table-cell table:formula="of:=IF(ISBLANK([materials.B32]);&quot;&quot;;[materials.B32])" office:value-type="string" office:string-value="GroundSurface" calcext:value-type="string">
            <text:p>GroundSurface</text:p>
          </table:table-cell>
          <table:table-cell table:formula="of:=IF(ISBLANK([materials.C32]);&quot;&quot;;[materials.C32])">
            <text:p/>
          </table:table-cell>
          <table:table-cell table:formula="of:=IF(ISBLANK([materials.D32]);&quot;&quot;;[materials.D32])">
            <text:p/>
          </table:table-cell>
          <table:table-cell table:formula="of:=IF(ISBLANK([materials.E32]);&quot;&quot;;[materials.E32])">
            <text:p/>
          </table:table-cell>
          <table:table-cell table:formula="of:=IF(ISBLANK([materials.F32]);&quot;&quot;;[materials.F32])">
            <text:p/>
          </table:table-cell>
          <table:table-cell table:formula="of:=IF(ISBLANK([materials.G32]);&quot;&quot;;[materials.G32])">
            <text:p/>
          </table:table-cell>
          <table:table-cell table:formula="of:=IF(ISBLANK([materials.H32]);&quot;&quot;;[materials.H32])" office:value-type="string" office:string-value="#666666ff" calcext:value-type="string">
            <text:p>#666666ff</text:p>
          </table:table-cell>
          <table:table-cell table:formula="of:=IF(ISBLANK([materials.I32]);&quot;&quot;;[materials.I32])" office:value-type="string" office:string-value="#000000" calcext:value-type="string">
            <text:p>#000000</text:p>
          </table:table-cell>
          <table:table-cell table:formula="of:=IF(ISBLANK([materials.J32]);&quot;&quot;;[materials.J32])">
            <text:p/>
          </table:table-cell>
          <table:table-cell table:formula="of:=IF(ISBLANK([materials.K32]);&quot;&quot;;[materials.K32])">
            <text:p/>
          </table:table-cell>
          <table:table-cell table:formula="of:=LEFT([materials.H32];7)" office:value-type="string" office:string-value="#666666" calcext:value-type="string">
            <text:p>#666666</text:p>
          </table:table-cell>
          <table:table-cell table:formula="of:=T(ORG.OPENOFFICE.STYLE(CRTSTYLESIFNEED([.L30];&quot;clr&quot;)))">
            <text:p/>
          </table:table-cell>
          <table:table-cell table:formula="of:=MID([materials.H32];8;2)" office:value-type="string" office:string-value="ff" calcext:value-type="string">
            <text:p>ff</text:p>
          </table:table-cell>
          <table:table-cell table:formula="of:=IF(HEX2DEC([.N30])/256=0;&quot;&quot;;HEX2DEC([.N30])/256)" office:value-type="percentage" office:value="0.99609375" calcext:value-type="percentage">
            <text:p>100%</text:p>
          </table:table-cell>
        </table:table-row>
        <table:table-row table:style-name="ro4">
          <table:table-cell table:formula="of:=IF(ISBLANK([materials.A33]);&quot;&quot;;[materials.A33])" office:value-type="string" office:string-value="con" calcext:value-type="string">
            <text:p>con</text:p>
          </table:table-cell>
          <table:table-cell table:formula="of:=IF(ISBLANK([materials.B33]);&quot;&quot;;[materials.B33])" office:value-type="string" office:string-value="InteriorWallSurface" calcext:value-type="string">
            <text:p>InteriorWallSurface</text:p>
          </table:table-cell>
          <table:table-cell table:formula="of:=IF(ISBLANK([materials.C33]);&quot;&quot;;[materials.C33])">
            <text:p/>
          </table:table-cell>
          <table:table-cell table:formula="of:=IF(ISBLANK([materials.D33]);&quot;&quot;;[materials.D33])">
            <text:p/>
          </table:table-cell>
          <table:table-cell table:formula="of:=IF(ISBLANK([materials.E33]);&quot;&quot;;[materials.E33])">
            <text:p/>
          </table:table-cell>
          <table:table-cell table:formula="of:=IF(ISBLANK([materials.F33]);&quot;&quot;;[materials.F33])">
            <text:p/>
          </table:table-cell>
          <table:table-cell table:formula="of:=IF(ISBLANK([materials.G33]);&quot;&quot;;[materials.G33])">
            <text:p/>
          </table:table-cell>
          <table:table-cell table:formula="of:=IF(ISBLANK([materials.H33]);&quot;&quot;;[materials.H33])" office:value-type="string" office:string-value="#666666fc" calcext:value-type="string">
            <text:p>#666666fc</text:p>
          </table:table-cell>
          <table:table-cell table:formula="of:=IF(ISBLANK([materials.I33]);&quot;&quot;;[materials.I33])" office:value-type="string" office:string-value="#000000" calcext:value-type="string">
            <text:p>#000000</text:p>
          </table:table-cell>
          <table:table-cell table:formula="of:=IF(ISBLANK([materials.J33]);&quot;&quot;;[materials.J33])">
            <text:p/>
          </table:table-cell>
          <table:table-cell table:formula="of:=IF(ISBLANK([materials.K33]);&quot;&quot;;[materials.K33])">
            <text:p/>
          </table:table-cell>
          <table:table-cell table:formula="of:=LEFT([materials.H33];7)" office:value-type="string" office:string-value="#666666" calcext:value-type="string">
            <text:p>#666666</text:p>
          </table:table-cell>
          <table:table-cell table:formula="of:=T(ORG.OPENOFFICE.STYLE(CRTSTYLESIFNEED([.L31];&quot;clr&quot;)))">
            <text:p/>
          </table:table-cell>
          <table:table-cell table:formula="of:=MID([materials.H33];8;2)" office:value-type="string" office:string-value="fc" calcext:value-type="string">
            <text:p>fc</text:p>
          </table:table-cell>
          <table:table-cell table:formula="of:=IF(HEX2DEC([.N31])/256=0;&quot;&quot;;HEX2DEC([.N31])/256)" office:value-type="percentage" office:value="0.984375" calcext:value-type="percentage">
            <text:p>98%</text:p>
          </table:table-cell>
        </table:table-row>
        <table:table-row table:style-name="ro4">
          <table:table-cell table:formula="of:=IF(ISBLANK([materials.A34]);&quot;&quot;;[materials.A34])" office:value-type="string" office:string-value="con" calcext:value-type="string">
            <text:p>con</text:p>
          </table:table-cell>
          <table:table-cell table:formula="of:=IF(ISBLANK([materials.B34]);&quot;&quot;;[materials.B34])" office:value-type="string" office:string-value="OtherConstruction" calcext:value-type="string">
            <text:p>OtherConstruction</text:p>
          </table:table-cell>
          <table:table-cell table:formula="of:=IF(ISBLANK([materials.C34]);&quot;&quot;;[materials.C34])">
            <text:p/>
          </table:table-cell>
          <table:table-cell table:formula="of:=IF(ISBLANK([materials.D34]);&quot;&quot;;[materials.D34])">
            <text:p/>
          </table:table-cell>
          <table:table-cell table:formula="of:=IF(ISBLANK([materials.E34]);&quot;&quot;;[materials.E34])">
            <text:p/>
          </table:table-cell>
          <table:table-cell table:formula="of:=IF(ISBLANK([materials.F34]);&quot;&quot;;[materials.F34])">
            <text:p/>
          </table:table-cell>
          <table:table-cell table:formula="of:=IF(ISBLANK([materials.G34]);&quot;&quot;;[materials.G34])">
            <text:p/>
          </table:table-cell>
          <table:table-cell table:formula="of:=IF(ISBLANK([materials.H34]);&quot;&quot;;[materials.H34])" office:value-type="string" office:string-value="#ff6a6afc" calcext:value-type="string">
            <text:p>#ff6a6afc</text:p>
          </table:table-cell>
          <table:table-cell table:formula="of:=IF(ISBLANK([materials.I34]);&quot;&quot;;[materials.I34])" office:value-type="string" office:string-value="#000000" calcext:value-type="string">
            <text:p>#000000</text:p>
          </table:table-cell>
          <table:table-cell table:formula="of:=IF(ISBLANK([materials.J34]);&quot;&quot;;[materials.J34])">
            <text:p/>
          </table:table-cell>
          <table:table-cell table:formula="of:=IF(ISBLANK([materials.K34]);&quot;&quot;;[materials.K34])">
            <text:p/>
          </table:table-cell>
          <table:table-cell table:formula="of:=LEFT([materials.H34];7)" office:value-type="string" office:string-value="#ff6a6a" calcext:value-type="string">
            <text:p>#ff6a6a</text:p>
          </table:table-cell>
          <table:table-cell table:style-name="ce46" table:formula="of:=T(ORG.OPENOFFICE.STYLE(CRTSTYLESIFNEED([.L32];&quot;clr&quot;)))">
            <text:p/>
          </table:table-cell>
          <table:table-cell table:formula="of:=MID([materials.H34];8;2)" office:value-type="string" office:string-value="fc" calcext:value-type="string">
            <text:p>fc</text:p>
          </table:table-cell>
          <table:table-cell table:formula="of:=IF(HEX2DEC([.N32])/256=0;&quot;&quot;;HEX2DEC([.N32])/256)" office:value-type="percentage" office:value="0.984375" calcext:value-type="percentage">
            <text:p>98%</text:p>
          </table:table-cell>
        </table:table-row>
        <table:table-row table:style-name="ro4">
          <table:table-cell table:formula="of:=IF(ISBLANK([materials.A35]);&quot;&quot;;[materials.A35])" office:value-type="string" office:string-value="con" calcext:value-type="string">
            <text:p>con</text:p>
          </table:table-cell>
          <table:table-cell table:formula="of:=IF(ISBLANK([materials.B35]);&quot;&quot;;[materials.B35])" office:value-type="string" office:string-value="OuterCeilingSurface" calcext:value-type="string">
            <text:p>OuterCeilingSurface</text:p>
          </table:table-cell>
          <table:table-cell table:formula="of:=IF(ISBLANK([materials.C35]);&quot;&quot;;[materials.C35])">
            <text:p/>
          </table:table-cell>
          <table:table-cell table:formula="of:=IF(ISBLANK([materials.D35]);&quot;&quot;;[materials.D35])">
            <text:p/>
          </table:table-cell>
          <table:table-cell table:formula="of:=IF(ISBLANK([materials.E35]);&quot;&quot;;[materials.E35])">
            <text:p/>
          </table:table-cell>
          <table:table-cell table:formula="of:=IF(ISBLANK([materials.F35]);&quot;&quot;;[materials.F35])">
            <text:p/>
          </table:table-cell>
          <table:table-cell table:formula="of:=IF(ISBLANK([materials.G35]);&quot;&quot;;[materials.G35])">
            <text:p/>
          </table:table-cell>
          <table:table-cell table:formula="of:=IF(ISBLANK([materials.H35]);&quot;&quot;;[materials.H35])" office:value-type="string" office:string-value="#ccccccfc" calcext:value-type="string">
            <text:p>#ccccccfc</text:p>
          </table:table-cell>
          <table:table-cell table:formula="of:=IF(ISBLANK([materials.I35]);&quot;&quot;;[materials.I35])" office:value-type="string" office:string-value="#000000" calcext:value-type="string">
            <text:p>#000000</text:p>
          </table:table-cell>
          <table:table-cell table:formula="of:=IF(ISBLANK([materials.J35]);&quot;&quot;;[materials.J35])">
            <text:p/>
          </table:table-cell>
          <table:table-cell table:formula="of:=IF(ISBLANK([materials.K35]);&quot;&quot;;[materials.K35])">
            <text:p/>
          </table:table-cell>
          <table:table-cell table:formula="of:=LEFT([materials.H35];7)" office:value-type="string" office:string-value="#cccccc" calcext:value-type="string">
            <text:p>#cccccc</text:p>
          </table:table-cell>
          <table:table-cell table:style-name="ce64" table:formula="of:=T(ORG.OPENOFFICE.STYLE(CRTSTYLESIFNEED([.L33];&quot;clr&quot;)))">
            <text:p/>
          </table:table-cell>
          <table:table-cell table:formula="of:=MID([materials.H35];8;2)" office:value-type="string" office:string-value="fc" calcext:value-type="string">
            <text:p>fc</text:p>
          </table:table-cell>
          <table:table-cell table:formula="of:=IF(HEX2DEC([.N33])/256=0;&quot;&quot;;HEX2DEC([.N33])/256)" office:value-type="percentage" office:value="0.984375" calcext:value-type="percentage">
            <text:p>98%</text:p>
          </table:table-cell>
        </table:table-row>
        <table:table-row table:style-name="ro4">
          <table:table-cell table:formula="of:=IF(ISBLANK([materials.A36]);&quot;&quot;;[materials.A36])" office:value-type="string" office:string-value="con" calcext:value-type="string">
            <text:p>con</text:p>
          </table:table-cell>
          <table:table-cell table:formula="of:=IF(ISBLANK([materials.B36]);&quot;&quot;;[materials.B36])" office:value-type="string" office:string-value="OuterFloorSurface" calcext:value-type="string">
            <text:p>OuterFloorSurface</text:p>
          </table:table-cell>
          <table:table-cell table:formula="of:=IF(ISBLANK([materials.C36]);&quot;&quot;;[materials.C36])">
            <text:p/>
          </table:table-cell>
          <table:table-cell table:formula="of:=IF(ISBLANK([materials.D36]);&quot;&quot;;[materials.D36])">
            <text:p/>
          </table:table-cell>
          <table:table-cell table:formula="of:=IF(ISBLANK([materials.E36]);&quot;&quot;;[materials.E36])">
            <text:p/>
          </table:table-cell>
          <table:table-cell table:formula="of:=IF(ISBLANK([materials.F36]);&quot;&quot;;[materials.F36])">
            <text:p/>
          </table:table-cell>
          <table:table-cell table:formula="of:=IF(ISBLANK([materials.G36]);&quot;&quot;;[materials.G36])">
            <text:p/>
          </table:table-cell>
          <table:table-cell table:formula="of:=IF(ISBLANK([materials.H36]);&quot;&quot;;[materials.H36])" office:value-type="string" office:string-value="#666666fc" calcext:value-type="string">
            <text:p>#666666fc</text:p>
          </table:table-cell>
          <table:table-cell table:formula="of:=IF(ISBLANK([materials.I36]);&quot;&quot;;[materials.I36])" office:value-type="string" office:string-value="#000000" calcext:value-type="string">
            <text:p>#000000</text:p>
          </table:table-cell>
          <table:table-cell table:formula="of:=IF(ISBLANK([materials.J36]);&quot;&quot;;[materials.J36])">
            <text:p/>
          </table:table-cell>
          <table:table-cell table:formula="of:=IF(ISBLANK([materials.K36]);&quot;&quot;;[materials.K36])">
            <text:p/>
          </table:table-cell>
          <table:table-cell table:formula="of:=LEFT([materials.H36];7)" office:value-type="string" office:string-value="#666666" calcext:value-type="string">
            <text:p>#666666</text:p>
          </table:table-cell>
          <table:table-cell table:formula="of:=T(ORG.OPENOFFICE.STYLE(CRTSTYLESIFNEED([.L34];&quot;clr&quot;)))">
            <text:p/>
          </table:table-cell>
          <table:table-cell table:formula="of:=MID([materials.H36];8;2)" office:value-type="string" office:string-value="fc" calcext:value-type="string">
            <text:p>fc</text:p>
          </table:table-cell>
          <table:table-cell table:formula="of:=IF(HEX2DEC([.N34])/256=0;&quot;&quot;;HEX2DEC([.N34])/256)" office:value-type="percentage" office:value="0.984375" calcext:value-type="percentage">
            <text:p>98%</text:p>
          </table:table-cell>
        </table:table-row>
        <table:table-row table:style-name="ro4">
          <table:table-cell table:formula="of:=IF(ISBLANK([materials.A37]);&quot;&quot;;[materials.A37])" office:value-type="string" office:string-value="con" calcext:value-type="string">
            <text:p>con</text:p>
          </table:table-cell>
          <table:table-cell table:formula="of:=IF(ISBLANK([materials.B37]);&quot;&quot;;[materials.B37])" office:value-type="string" office:string-value="RoofSurface" calcext:value-type="string">
            <text:p>RoofSurface</text:p>
          </table:table-cell>
          <table:table-cell table:formula="of:=IF(ISBLANK([materials.C37]);&quot;&quot;;[materials.C37])">
            <text:p/>
          </table:table-cell>
          <table:table-cell table:formula="of:=IF(ISBLANK([materials.D37]);&quot;&quot;;[materials.D37])">
            <text:p/>
          </table:table-cell>
          <table:table-cell table:formula="of:=IF(ISBLANK([materials.E37]);&quot;&quot;;[materials.E37])">
            <text:p/>
          </table:table-cell>
          <table:table-cell table:formula="of:=IF(ISBLANK([materials.F37]);&quot;&quot;;[materials.F37])">
            <text:p/>
          </table:table-cell>
          <table:table-cell table:formula="of:=IF(ISBLANK([materials.G37]);&quot;&quot;;[materials.G37])">
            <text:p/>
          </table:table-cell>
          <table:table-cell table:formula="of:=IF(ISBLANK([materials.H37]);&quot;&quot;;[materials.H37])" office:value-type="string" office:string-value="#ff0000ff" calcext:value-type="string">
            <text:p>#ff0000ff</text:p>
          </table:table-cell>
          <table:table-cell table:formula="of:=IF(ISBLANK([materials.I37]);&quot;&quot;;[materials.I37])" office:value-type="string" office:string-value="#000000" calcext:value-type="string">
            <text:p>#000000</text:p>
          </table:table-cell>
          <table:table-cell table:formula="of:=IF(ISBLANK([materials.J37]);&quot;&quot;;[materials.J37])">
            <text:p/>
          </table:table-cell>
          <table:table-cell table:formula="of:=IF(ISBLANK([materials.K37]);&quot;&quot;;[materials.K37])">
            <text:p/>
          </table:table-cell>
          <table:table-cell table:formula="of:=LEFT([materials.H37];7)" office:value-type="string" office:string-value="#ff0000" calcext:value-type="string">
            <text:p>#ff0000</text:p>
          </table:table-cell>
          <table:table-cell table:style-name="ce71" table:formula="of:=T(ORG.OPENOFFICE.STYLE(CRTSTYLESIFNEED([.L35];&quot;clr&quot;)))">
            <text:p/>
          </table:table-cell>
          <table:table-cell table:formula="of:=MID([materials.H37];8;2)" office:value-type="string" office:string-value="ff" calcext:value-type="string">
            <text:p>ff</text:p>
          </table:table-cell>
          <table:table-cell table:formula="of:=IF(HEX2DEC([.N35])/256=0;&quot;&quot;;HEX2DEC([.N35])/256)" office:value-type="percentage" office:value="0.99609375" calcext:value-type="percentage">
            <text:p>100%</text:p>
          </table:table-cell>
        </table:table-row>
        <table:table-row table:style-name="ro4">
          <table:table-cell table:formula="of:=IF(ISBLANK([materials.A38]);&quot;&quot;;[materials.A38])" office:value-type="string" office:string-value="con" calcext:value-type="string">
            <text:p>con</text:p>
          </table:table-cell>
          <table:table-cell table:formula="of:=IF(ISBLANK([materials.B38]);&quot;&quot;;[materials.B38])" office:value-type="string" office:string-value="WallSurface" calcext:value-type="string">
            <text:p>WallSurface</text:p>
          </table:table-cell>
          <table:table-cell table:formula="of:=IF(ISBLANK([materials.C38]);&quot;&quot;;[materials.C38])">
            <text:p/>
          </table:table-cell>
          <table:table-cell table:formula="of:=IF(ISBLANK([materials.D38]);&quot;&quot;;[materials.D38])">
            <text:p/>
          </table:table-cell>
          <table:table-cell table:formula="of:=IF(ISBLANK([materials.E38]);&quot;&quot;;[materials.E38])">
            <text:p/>
          </table:table-cell>
          <table:table-cell table:formula="of:=IF(ISBLANK([materials.F38]);&quot;&quot;;[materials.F38])">
            <text:p/>
          </table:table-cell>
          <table:table-cell table:formula="of:=IF(ISBLANK([materials.G38]);&quot;&quot;;[materials.G38])">
            <text:p/>
          </table:table-cell>
          <table:table-cell table:formula="of:=IF(ISBLANK([materials.H38]);&quot;&quot;;[materials.H38])" office:value-type="string" office:string-value="#666666ff" calcext:value-type="string">
            <text:p>#666666ff</text:p>
          </table:table-cell>
          <table:table-cell table:formula="of:=IF(ISBLANK([materials.I38]);&quot;&quot;;[materials.I38])" office:value-type="string" office:string-value="#000000" calcext:value-type="string">
            <text:p>#000000</text:p>
          </table:table-cell>
          <table:table-cell table:formula="of:=IF(ISBLANK([materials.J38]);&quot;&quot;;[materials.J38])">
            <text:p/>
          </table:table-cell>
          <table:table-cell table:formula="of:=IF(ISBLANK([materials.K38]);&quot;&quot;;[materials.K38])">
            <text:p/>
          </table:table-cell>
          <table:table-cell table:formula="of:=LEFT([materials.H38];7)" office:value-type="string" office:string-value="#666666" calcext:value-type="string">
            <text:p>#666666</text:p>
          </table:table-cell>
          <table:table-cell table:formula="of:=T(ORG.OPENOFFICE.STYLE(CRTSTYLESIFNEED([.L36];&quot;clr&quot;)))">
            <text:p/>
          </table:table-cell>
          <table:table-cell table:formula="of:=MID([materials.H38];8;2)" office:value-type="string" office:string-value="ff" calcext:value-type="string">
            <text:p>ff</text:p>
          </table:table-cell>
          <table:table-cell table:formula="of:=IF(HEX2DEC([.N36])/256=0;&quot;&quot;;HEX2DEC([.N36])/256)" office:value-type="percentage" office:value="0.99609375" calcext:value-type="percentage">
            <text:p>100%</text:p>
          </table:table-cell>
        </table:table-row>
        <table:table-row table:style-name="ro4">
          <table:table-cell table:formula="of:=IF(ISBLANK([materials.A39]);&quot;&quot;;[materials.A39])" office:value-type="string" office:string-value="con" calcext:value-type="string">
            <text:p>con</text:p>
          </table:table-cell>
          <table:table-cell table:formula="of:=IF(ISBLANK([materials.B39]);&quot;&quot;;[materials.B39])" office:value-type="string" office:string-value="Window" calcext:value-type="string">
            <text:p>Window</text:p>
          </table:table-cell>
          <table:table-cell table:formula="of:=IF(ISBLANK([materials.C39]);&quot;&quot;;[materials.C39])">
            <text:p/>
          </table:table-cell>
          <table:table-cell table:formula="of:=IF(ISBLANK([materials.D39]);&quot;&quot;;[materials.D39])">
            <text:p/>
          </table:table-cell>
          <table:table-cell table:formula="of:=IF(ISBLANK([materials.E39]);&quot;&quot;;[materials.E39])">
            <text:p/>
          </table:table-cell>
          <table:table-cell table:formula="of:=IF(ISBLANK([materials.F39]);&quot;&quot;;[materials.F39])">
            <text:p/>
          </table:table-cell>
          <table:table-cell table:formula="of:=IF(ISBLANK([materials.G39]);&quot;&quot;;[materials.G39])">
            <text:p/>
          </table:table-cell>
          <table:table-cell table:formula="of:=IF(ISBLANK([materials.H39]);&quot;&quot;;[materials.H39])" office:value-type="string" office:string-value="#00ffff40" calcext:value-type="string">
            <text:p>#00ffff40</text:p>
          </table:table-cell>
          <table:table-cell table:formula="of:=IF(ISBLANK([materials.I39]);&quot;&quot;;[materials.I39])" office:value-type="string" office:string-value="#000000" calcext:value-type="string">
            <text:p>#000000</text:p>
          </table:table-cell>
          <table:table-cell table:formula="of:=IF(ISBLANK([materials.J39]);&quot;&quot;;[materials.J39])">
            <text:p/>
          </table:table-cell>
          <table:table-cell table:formula="of:=IF(ISBLANK([materials.K39]);&quot;&quot;;[materials.K39])">
            <text:p/>
          </table:table-cell>
          <table:table-cell table:formula="of:=LEFT([materials.H39];7)" office:value-type="string" office:string-value="#00ffff" calcext:value-type="string">
            <text:p>#00ffff</text:p>
          </table:table-cell>
          <table:table-cell table:style-name="ce73" table:formula="of:=T(ORG.OPENOFFICE.STYLE(CRTSTYLESIFNEED([.L37];&quot;clr&quot;)))">
            <text:p/>
          </table:table-cell>
          <table:table-cell table:formula="of:=MID([materials.H39];8;2)" office:value-type="string" office:string-value="40" calcext:value-type="string">
            <text:p>40</text:p>
          </table:table-cell>
          <table:table-cell table:formula="of:=IF(HEX2DEC([.N37])/256=0;&quot;&quot;;HEX2DEC([.N37])/256)" office:value-type="percentage" office:value="0.25" calcext:value-type="percentage">
            <text:p>25%</text:p>
          </table:table-cell>
        </table:table-row>
        <table:table-row table:style-name="ro4">
          <table:table-cell table:formula="of:=IF(ISBLANK([materials.A40]);&quot;&quot;;[materials.A40])" office:value-type="string" office:string-value="con" calcext:value-type="string">
            <text:p>con</text:p>
          </table:table-cell>
          <table:table-cell table:formula="of:=IF(ISBLANK([materials.B40]);&quot;&quot;;[materials.B40])" office:value-type="string" office:string-value="WindowSurface" calcext:value-type="string">
            <text:p>WindowSurface</text:p>
          </table:table-cell>
          <table:table-cell table:formula="of:=IF(ISBLANK([materials.C40]);&quot;&quot;;[materials.C40])">
            <text:p/>
          </table:table-cell>
          <table:table-cell table:formula="of:=IF(ISBLANK([materials.D40]);&quot;&quot;;[materials.D40])">
            <text:p/>
          </table:table-cell>
          <table:table-cell table:formula="of:=IF(ISBLANK([materials.E40]);&quot;&quot;;[materials.E40])">
            <text:p/>
          </table:table-cell>
          <table:table-cell table:formula="of:=IF(ISBLANK([materials.F40]);&quot;&quot;;[materials.F40])">
            <text:p/>
          </table:table-cell>
          <table:table-cell table:formula="of:=IF(ISBLANK([materials.G40]);&quot;&quot;;[materials.G40])">
            <text:p/>
          </table:table-cell>
          <table:table-cell table:formula="of:=IF(ISBLANK([materials.H40]);&quot;&quot;;[materials.H40])" office:value-type="string" office:string-value="#00ffff40" calcext:value-type="string">
            <text:p>#00ffff40</text:p>
          </table:table-cell>
          <table:table-cell table:formula="of:=IF(ISBLANK([materials.I40]);&quot;&quot;;[materials.I40])" office:value-type="string" office:string-value="#000000" calcext:value-type="string">
            <text:p>#000000</text:p>
          </table:table-cell>
          <table:table-cell table:formula="of:=IF(ISBLANK([materials.J40]);&quot;&quot;;[materials.J40])">
            <text:p/>
          </table:table-cell>
          <table:table-cell table:formula="of:=IF(ISBLANK([materials.K40]);&quot;&quot;;[materials.K40])">
            <text:p/>
          </table:table-cell>
          <table:table-cell table:formula="of:=LEFT([materials.H40];7)" office:value-type="string" office:string-value="#00ffff" calcext:value-type="string">
            <text:p>#00ffff</text:p>
          </table:table-cell>
          <table:table-cell table:style-name="ce73" table:formula="of:=T(ORG.OPENOFFICE.STYLE(CRTSTYLESIFNEED([.L38];&quot;clr&quot;)))">
            <text:p/>
          </table:table-cell>
          <table:table-cell table:formula="of:=MID([materials.H40];8;2)" office:value-type="string" office:string-value="40" calcext:value-type="string">
            <text:p>40</text:p>
          </table:table-cell>
          <table:table-cell table:formula="of:=IF(HEX2DEC([.N38])/256=0;&quot;&quot;;HEX2DEC([.N38])/256)" office:value-type="percentage" office:value="0.25" calcext:value-type="percentage">
            <text:p>25%</text:p>
          </table:table-cell>
        </table:table-row>
        <table:table-row table:style-name="ro4">
          <table:table-cell table:formula="of:=IF(ISBLANK([materials.A41]);&quot;&quot;;[materials.A41])" office:value-type="string" office:string-value="core" calcext:value-type="string">
            <text:p>core</text:p>
          </table:table-cell>
          <table:table-cell table:formula="of:=IF(ISBLANK([materials.B41]);&quot;&quot;;[materials.B41])" office:value-type="string" office:string-value="ClosureSurface" calcext:value-type="string">
            <text:p>ClosureSurface</text:p>
          </table:table-cell>
          <table:table-cell table:formula="of:=IF(ISBLANK([materials.C41]);&quot;&quot;;[materials.C41])">
            <text:p/>
          </table:table-cell>
          <table:table-cell table:formula="of:=IF(ISBLANK([materials.D41]);&quot;&quot;;[materials.D41])">
            <text:p/>
          </table:table-cell>
          <table:table-cell table:formula="of:=IF(ISBLANK([materials.E41]);&quot;&quot;;[materials.E41])">
            <text:p/>
          </table:table-cell>
          <table:table-cell table:formula="of:=IF(ISBLANK([materials.F41]);&quot;&quot;;[materials.F41])">
            <text:p/>
          </table:table-cell>
          <table:table-cell table:formula="of:=IF(ISBLANK([materials.G41]);&quot;&quot;;[materials.G41])">
            <text:p/>
          </table:table-cell>
          <table:table-cell table:formula="of:=IF(ISBLANK([materials.H41]);&quot;&quot;;[materials.H41])" office:value-type="string" office:string-value="#666666fc" calcext:value-type="string">
            <text:p>#666666fc</text:p>
          </table:table-cell>
          <table:table-cell table:formula="of:=IF(ISBLANK([materials.I41]);&quot;&quot;;[materials.I41])" office:value-type="string" office:string-value="#000000" calcext:value-type="string">
            <text:p>#000000</text:p>
          </table:table-cell>
          <table:table-cell table:formula="of:=IF(ISBLANK([materials.J41]);&quot;&quot;;[materials.J41])">
            <text:p/>
          </table:table-cell>
          <table:table-cell table:formula="of:=IF(ISBLANK([materials.K41]);&quot;&quot;;[materials.K41])">
            <text:p/>
          </table:table-cell>
          <table:table-cell table:formula="of:=LEFT([materials.H41];7)" office:value-type="string" office:string-value="#666666" calcext:value-type="string">
            <text:p>#666666</text:p>
          </table:table-cell>
          <table:table-cell table:formula="of:=T(ORG.OPENOFFICE.STYLE(CRTSTYLESIFNEED([.L39];&quot;clr&quot;)))">
            <text:p/>
          </table:table-cell>
          <table:table-cell table:formula="of:=MID([materials.H41];8;2)" office:value-type="string" office:string-value="fc" calcext:value-type="string">
            <text:p>fc</text:p>
          </table:table-cell>
          <table:table-cell table:formula="of:=IF(HEX2DEC([.N39])/256=0;&quot;&quot;;HEX2DEC([.N39])/256)" office:value-type="percentage" office:value="0.984375" calcext:value-type="percentage">
            <text:p>98%</text:p>
          </table:table-cell>
        </table:table-row>
        <table:table-row table:style-name="ro4">
          <table:table-cell table:formula="of:=IF(ISBLANK([materials.A42]);&quot;&quot;;[materials.A42])" office:value-type="string" office:string-value="dem" calcext:value-type="string">
            <text:p>dem</text:p>
          </table:table-cell>
          <table:table-cell table:formula="of:=IF(ISBLANK([materials.B42]);&quot;&quot;;[materials.B42])" office:value-type="string" office:string-value="BreaklineRelief" calcext:value-type="string">
            <text:p>BreaklineRelief</text:p>
          </table:table-cell>
          <table:table-cell table:formula="of:=IF(ISBLANK([materials.C42]);&quot;&quot;;[materials.C42])">
            <text:p/>
          </table:table-cell>
          <table:table-cell table:formula="of:=IF(ISBLANK([materials.D42]);&quot;&quot;;[materials.D42])">
            <text:p/>
          </table:table-cell>
          <table:table-cell table:formula="of:=IF(ISBLANK([materials.E42]);&quot;&quot;;[materials.E42])">
            <text:p/>
          </table:table-cell>
          <table:table-cell table:formula="of:=IF(ISBLANK([materials.F42]);&quot;&quot;;[materials.F42])">
            <text:p/>
          </table:table-cell>
          <table:table-cell table:formula="of:=IF(ISBLANK([materials.G42]);&quot;&quot;;[materials.G42])">
            <text:p/>
          </table:table-cell>
          <table:table-cell table:formula="of:=IF(ISBLANK([materials.H42]);&quot;&quot;;[materials.H42])" office:value-type="string" office:string-value="#616161fc" calcext:value-type="string">
            <text:p>#616161fc</text:p>
          </table:table-cell>
          <table:table-cell table:formula="of:=IF(ISBLANK([materials.I42]);&quot;&quot;;[materials.I42])" office:value-type="string" office:string-value="#000000" calcext:value-type="string">
            <text:p>#000000</text:p>
          </table:table-cell>
          <table:table-cell table:formula="of:=IF(ISBLANK([materials.J42]);&quot;&quot;;[materials.J42])">
            <text:p/>
          </table:table-cell>
          <table:table-cell table:formula="of:=IF(ISBLANK([materials.K42]);&quot;&quot;;[materials.K42])">
            <text:p/>
          </table:table-cell>
          <table:table-cell table:formula="of:=LEFT([materials.H42];7)" office:value-type="string" office:string-value="#616161" calcext:value-type="string">
            <text:p>#616161</text:p>
          </table:table-cell>
          <table:table-cell table:style-name="ce47" table:formula="of:=T(ORG.OPENOFFICE.STYLE(CRTSTYLESIFNEED([.L40];&quot;clr&quot;)))">
            <text:p/>
          </table:table-cell>
          <table:table-cell table:formula="of:=MID([materials.H42];8;2)" office:value-type="string" office:string-value="fc" calcext:value-type="string">
            <text:p>fc</text:p>
          </table:table-cell>
          <table:table-cell table:formula="of:=IF(HEX2DEC([.N40])/256=0;&quot;&quot;;HEX2DEC([.N40])/256)" office:value-type="percentage" office:value="0.984375" calcext:value-type="percentage">
            <text:p>98%</text:p>
          </table:table-cell>
        </table:table-row>
        <table:table-row table:style-name="ro4">
          <table:table-cell table:formula="of:=IF(ISBLANK([materials.A43]);&quot;&quot;;[materials.A43])" office:value-type="string" office:string-value="dem" calcext:value-type="string">
            <text:p>dem</text:p>
          </table:table-cell>
          <table:table-cell table:formula="of:=IF(ISBLANK([materials.B43]);&quot;&quot;;[materials.B43])" office:value-type="string" office:string-value="MassPointRelief" calcext:value-type="string">
            <text:p>MassPointRelief</text:p>
          </table:table-cell>
          <table:table-cell table:formula="of:=IF(ISBLANK([materials.C43]);&quot;&quot;;[materials.C43])">
            <text:p/>
          </table:table-cell>
          <table:table-cell table:formula="of:=IF(ISBLANK([materials.D43]);&quot;&quot;;[materials.D43])">
            <text:p/>
          </table:table-cell>
          <table:table-cell table:formula="of:=IF(ISBLANK([materials.E43]);&quot;&quot;;[materials.E43])">
            <text:p/>
          </table:table-cell>
          <table:table-cell table:formula="of:=IF(ISBLANK([materials.F43]);&quot;&quot;;[materials.F43])">
            <text:p/>
          </table:table-cell>
          <table:table-cell table:formula="of:=IF(ISBLANK([materials.G43]);&quot;&quot;;[materials.G43])">
            <text:p/>
          </table:table-cell>
          <table:table-cell table:formula="of:=IF(ISBLANK([materials.H43]);&quot;&quot;;[materials.H43])" office:value-type="string" office:string-value="#616161fc" calcext:value-type="string">
            <text:p>#616161fc</text:p>
          </table:table-cell>
          <table:table-cell table:formula="of:=IF(ISBLANK([materials.I43]);&quot;&quot;;[materials.I43])" office:value-type="string" office:string-value="#000000" calcext:value-type="string">
            <text:p>#000000</text:p>
          </table:table-cell>
          <table:table-cell table:formula="of:=IF(ISBLANK([materials.J43]);&quot;&quot;;[materials.J43])">
            <text:p/>
          </table:table-cell>
          <table:table-cell table:formula="of:=IF(ISBLANK([materials.K43]);&quot;&quot;;[materials.K43])">
            <text:p/>
          </table:table-cell>
          <table:table-cell table:formula="of:=LEFT([materials.H43];7)" office:value-type="string" office:string-value="#616161" calcext:value-type="string">
            <text:p>#616161</text:p>
          </table:table-cell>
          <table:table-cell table:style-name="ce47" table:formula="of:=T(ORG.OPENOFFICE.STYLE(CRTSTYLESIFNEED([.L41];&quot;clr&quot;)))">
            <text:p/>
          </table:table-cell>
          <table:table-cell table:formula="of:=MID([materials.H43];8;2)" office:value-type="string" office:string-value="fc" calcext:value-type="string">
            <text:p>fc</text:p>
          </table:table-cell>
          <table:table-cell table:formula="of:=IF(HEX2DEC([.N41])/256=0;&quot;&quot;;HEX2DEC([.N41])/256)" office:value-type="percentage" office:value="0.984375" calcext:value-type="percentage">
            <text:p>98%</text:p>
          </table:table-cell>
        </table:table-row>
        <table:table-row table:style-name="ro4">
          <table:table-cell table:formula="of:=IF(ISBLANK([materials.A44]);&quot;&quot;;[materials.A44])" office:value-type="string" office:string-value="dem" calcext:value-type="string">
            <text:p>dem</text:p>
          </table:table-cell>
          <table:table-cell table:formula="of:=IF(ISBLANK([materials.B44]);&quot;&quot;;[materials.B44])" office:value-type="string" office:string-value="RasterRelief" calcext:value-type="string">
            <text:p>RasterRelief</text:p>
          </table:table-cell>
          <table:table-cell table:formula="of:=IF(ISBLANK([materials.C44]);&quot;&quot;;[materials.C44])">
            <text:p/>
          </table:table-cell>
          <table:table-cell table:formula="of:=IF(ISBLANK([materials.D44]);&quot;&quot;;[materials.D44])">
            <text:p/>
          </table:table-cell>
          <table:table-cell table:formula="of:=IF(ISBLANK([materials.E44]);&quot;&quot;;[materials.E44])">
            <text:p/>
          </table:table-cell>
          <table:table-cell table:formula="of:=IF(ISBLANK([materials.F44]);&quot;&quot;;[materials.F44])">
            <text:p/>
          </table:table-cell>
          <table:table-cell table:formula="of:=IF(ISBLANK([materials.G44]);&quot;&quot;;[materials.G44])">
            <text:p/>
          </table:table-cell>
          <table:table-cell table:formula="of:=IF(ISBLANK([materials.H44]);&quot;&quot;;[materials.H44])" office:value-type="string" office:string-value="#616161fc" calcext:value-type="string">
            <text:p>#616161fc</text:p>
          </table:table-cell>
          <table:table-cell table:formula="of:=IF(ISBLANK([materials.I44]);&quot;&quot;;[materials.I44])" office:value-type="string" office:string-value="#000000" calcext:value-type="string">
            <text:p>#000000</text:p>
          </table:table-cell>
          <table:table-cell table:formula="of:=IF(ISBLANK([materials.J44]);&quot;&quot;;[materials.J44])">
            <text:p/>
          </table:table-cell>
          <table:table-cell table:formula="of:=IF(ISBLANK([materials.K44]);&quot;&quot;;[materials.K44])">
            <text:p/>
          </table:table-cell>
          <table:table-cell table:formula="of:=LEFT([materials.H44];7)" office:value-type="string" office:string-value="#616161" calcext:value-type="string">
            <text:p>#616161</text:p>
          </table:table-cell>
          <table:table-cell table:style-name="ce47" table:formula="of:=T(ORG.OPENOFFICE.STYLE(CRTSTYLESIFNEED([.L42];&quot;clr&quot;)))">
            <text:p/>
          </table:table-cell>
          <table:table-cell table:formula="of:=MID([materials.H44];8;2)" office:value-type="string" office:string-value="fc" calcext:value-type="string">
            <text:p>fc</text:p>
          </table:table-cell>
          <table:table-cell table:formula="of:=IF(HEX2DEC([.N42])/256=0;&quot;&quot;;HEX2DEC([.N42])/256)" office:value-type="percentage" office:value="0.984375" calcext:value-type="percentage">
            <text:p>98%</text:p>
          </table:table-cell>
        </table:table-row>
        <table:table-row table:style-name="ro4">
          <table:table-cell table:formula="of:=IF(ISBLANK([materials.A46]);&quot;&quot;;[materials.A46])" office:value-type="string" office:string-value="dem" calcext:value-type="string">
            <text:p>dem</text:p>
          </table:table-cell>
          <table:table-cell table:formula="of:=IF(ISBLANK([materials.B46]);&quot;&quot;;[materials.B46])" office:value-type="string" office:string-value="TINRelief" calcext:value-type="string">
            <text:p>TINRelief</text:p>
          </table:table-cell>
          <table:table-cell table:formula="of:=IF(ISBLANK([materials.C46]);&quot;&quot;;[materials.C46])">
            <text:p/>
          </table:table-cell>
          <table:table-cell table:formula="of:=IF(ISBLANK([materials.D46]);&quot;&quot;;[materials.D46])">
            <text:p/>
          </table:table-cell>
          <table:table-cell table:formula="of:=IF(ISBLANK([materials.E46]);&quot;&quot;;[materials.E46])">
            <text:p/>
          </table:table-cell>
          <table:table-cell table:formula="of:=IF(ISBLANK([materials.F46]);&quot;&quot;;[materials.F46])">
            <text:p/>
          </table:table-cell>
          <table:table-cell table:formula="of:=IF(ISBLANK([materials.G46]);&quot;&quot;;[materials.G46])">
            <text:p/>
          </table:table-cell>
          <table:table-cell table:formula="of:=IF(ISBLANK([materials.H46]);&quot;&quot;;[materials.H46])" office:value-type="string" office:string-value="#00b900fc" calcext:value-type="string">
            <text:p>#00b900fc</text:p>
          </table:table-cell>
          <table:table-cell table:formula="of:=IF(ISBLANK([materials.I46]);&quot;&quot;;[materials.I46])" office:value-type="string" office:string-value="#000000" calcext:value-type="string">
            <text:p>#000000</text:p>
          </table:table-cell>
          <table:table-cell table:formula="of:=IF(ISBLANK([materials.J46]);&quot;&quot;;[materials.J46])">
            <text:p/>
          </table:table-cell>
          <table:table-cell table:formula="of:=IF(ISBLANK([materials.K46]);&quot;&quot;;[materials.K46])">
            <text:p/>
          </table:table-cell>
          <table:table-cell table:formula="of:=LEFT([materials.H46];7)" office:value-type="string" office:string-value="#00b900" calcext:value-type="string">
            <text:p>#00b900</text:p>
          </table:table-cell>
          <table:table-cell table:style-name="ce75" table:formula="of:=T(ORG.OPENOFFICE.STYLE(CRTSTYLESIFNEED([.L43];&quot;clr&quot;)))">
            <text:p/>
          </table:table-cell>
          <table:table-cell table:formula="of:=MID([materials.H46];8;2)" office:value-type="string" office:string-value="fc" calcext:value-type="string">
            <text:p>fc</text:p>
          </table:table-cell>
          <table:table-cell table:formula="of:=IF(HEX2DEC([.N43])/256=0;&quot;&quot;;HEX2DEC([.N43])/256)" office:value-type="percentage" office:value="0.984375" calcext:value-type="percentage">
            <text:p>98%</text:p>
          </table:table-cell>
        </table:table-row>
        <table:table-row table:style-name="ro4">
          <table:table-cell table:formula="of:=IF(ISBLANK([materials.A47]);&quot;&quot;;[materials.A47])" office:value-type="string" office:string-value="frn" calcext:value-type="string">
            <text:p>frn</text:p>
          </table:table-cell>
          <table:table-cell table:formula="of:=IF(ISBLANK([materials.B47]);&quot;&quot;;[materials.B47])" office:value-type="string" office:string-value="CityFurniture" calcext:value-type="string">
            <text:p>CityFurniture</text:p>
          </table:table-cell>
          <table:table-cell table:formula="of:=IF(ISBLANK([materials.C47]);&quot;&quot;;[materials.C47])">
            <text:p/>
          </table:table-cell>
          <table:table-cell table:formula="of:=IF(ISBLANK([materials.D47]);&quot;&quot;;[materials.D47])">
            <text:p/>
          </table:table-cell>
          <table:table-cell table:formula="of:=IF(ISBLANK([materials.E47]);&quot;&quot;;[materials.E47])">
            <text:p/>
          </table:table-cell>
          <table:table-cell table:formula="of:=IF(ISBLANK([materials.F47]);&quot;&quot;;[materials.F47])">
            <text:p/>
          </table:table-cell>
          <table:table-cell table:formula="of:=IF(ISBLANK([materials.G47]);&quot;&quot;;[materials.G47])">
            <text:p/>
          </table:table-cell>
          <table:table-cell table:formula="of:=IF(ISBLANK([materials.H47]);&quot;&quot;;[materials.H47])" office:value-type="string" office:string-value="#ff4040ff" calcext:value-type="string">
            <text:p>#ff4040ff</text:p>
          </table:table-cell>
          <table:table-cell table:formula="of:=IF(ISBLANK([materials.I47]);&quot;&quot;;[materials.I47])" office:value-type="string" office:string-value="#000000" calcext:value-type="string">
            <text:p>#000000</text:p>
          </table:table-cell>
          <table:table-cell table:formula="of:=IF(ISBLANK([materials.J47]);&quot;&quot;;[materials.J47])">
            <text:p/>
          </table:table-cell>
          <table:table-cell table:formula="of:=IF(ISBLANK([materials.K47]);&quot;&quot;;[materials.K47])">
            <text:p/>
          </table:table-cell>
          <table:table-cell table:formula="of:=LEFT([materials.H47];7)" office:value-type="string" office:string-value="#ff4040" calcext:value-type="string">
            <text:p>#ff4040</text:p>
          </table:table-cell>
          <table:table-cell table:style-name="ce60" table:formula="of:=T(ORG.OPENOFFICE.STYLE(CRTSTYLESIFNEED([.L44];&quot;clr&quot;)))">
            <text:p/>
          </table:table-cell>
          <table:table-cell table:formula="of:=MID([materials.H47];8;2)" office:value-type="string" office:string-value="ff" calcext:value-type="string">
            <text:p>ff</text:p>
          </table:table-cell>
          <table:table-cell table:formula="of:=IF(HEX2DEC([.N44])/256=0;&quot;&quot;;HEX2DEC([.N44])/256)" office:value-type="percentage" office:value="0.99609375" calcext:value-type="percentage">
            <text:p>100%</text:p>
          </table:table-cell>
        </table:table-row>
        <table:table-row table:style-name="ro4">
          <table:table-cell table:formula="of:=IF(ISBLANK([materials.A48]);&quot;&quot;;[materials.A48])" office:value-type="string" office:string-value="gen" calcext:value-type="string">
            <text:p>gen</text:p>
          </table:table-cell>
          <table:table-cell table:formula="of:=IF(ISBLANK([materials.B48]);&quot;&quot;;[materials.B48])" office:value-type="string" office:string-value="GenericLogicalSpace" calcext:value-type="string">
            <text:p>GenericLogicalSpace</text:p>
          </table:table-cell>
          <table:table-cell table:formula="of:=IF(ISBLANK([materials.C48]);&quot;&quot;;[materials.C48])">
            <text:p/>
          </table:table-cell>
          <table:table-cell table:formula="of:=IF(ISBLANK([materials.D48]);&quot;&quot;;[materials.D48])">
            <text:p/>
          </table:table-cell>
          <table:table-cell table:formula="of:=IF(ISBLANK([materials.E48]);&quot;&quot;;[materials.E48])">
            <text:p/>
          </table:table-cell>
          <table:table-cell table:formula="of:=IF(ISBLANK([materials.F48]);&quot;&quot;;[materials.F48])">
            <text:p/>
          </table:table-cell>
          <table:table-cell table:formula="of:=IF(ISBLANK([materials.G48]);&quot;&quot;;[materials.G48])">
            <text:p/>
          </table:table-cell>
          <table:table-cell table:formula="of:=IF(ISBLANK([materials.H48]);&quot;&quot;;[materials.H48])" office:value-type="string" office:string-value="#80414180" calcext:value-type="string">
            <text:p>#80414180</text:p>
          </table:table-cell>
          <table:table-cell table:formula="of:=IF(ISBLANK([materials.I48]);&quot;&quot;;[materials.I48])" office:value-type="string" office:string-value="#000000" calcext:value-type="string">
            <text:p>#000000</text:p>
          </table:table-cell>
          <table:table-cell table:formula="of:=IF(ISBLANK([materials.J48]);&quot;&quot;;[materials.J48])">
            <text:p/>
          </table:table-cell>
          <table:table-cell table:formula="of:=IF(ISBLANK([materials.K48]);&quot;&quot;;[materials.K48])">
            <text:p/>
          </table:table-cell>
          <table:table-cell table:formula="of:=LEFT([materials.H48];7)" office:value-type="string" office:string-value="#804141" calcext:value-type="string">
            <text:p>#804141</text:p>
          </table:table-cell>
          <table:table-cell table:style-name="ce52" table:formula="of:=T(ORG.OPENOFFICE.STYLE(CRTSTYLESIFNEED([.L45];&quot;clr&quot;)))">
            <text:p/>
          </table:table-cell>
          <table:table-cell table:formula="of:=MID([materials.H48];8;2)" office:value-type="string" office:string-value="80" calcext:value-type="string">
            <text:p>80</text:p>
          </table:table-cell>
          <table:table-cell table:formula="of:=IF(HEX2DEC([.N45])/256=0;&quot;&quot;;HEX2DEC([.N45])/256)" office:value-type="percentage" office:value="0.5" calcext:value-type="percentage">
            <text:p>50%</text:p>
          </table:table-cell>
        </table:table-row>
        <table:table-row table:style-name="ro4">
          <table:table-cell table:formula="of:=IF(ISBLANK([materials.A49]);&quot;&quot;;[materials.A49])" office:value-type="string" office:string-value="gen" calcext:value-type="string">
            <text:p>gen</text:p>
          </table:table-cell>
          <table:table-cell table:formula="of:=IF(ISBLANK([materials.B49]);&quot;&quot;;[materials.B49])" office:value-type="string" office:string-value="GenericOccupiedSpace" calcext:value-type="string">
            <text:p>GenericOccupiedSpace</text:p>
          </table:table-cell>
          <table:table-cell table:formula="of:=IF(ISBLANK([materials.C49]);&quot;&quot;;[materials.C49])">
            <text:p/>
          </table:table-cell>
          <table:table-cell table:formula="of:=IF(ISBLANK([materials.D49]);&quot;&quot;;[materials.D49])">
            <text:p/>
          </table:table-cell>
          <table:table-cell table:formula="of:=IF(ISBLANK([materials.E49]);&quot;&quot;;[materials.E49])">
            <text:p/>
          </table:table-cell>
          <table:table-cell table:formula="of:=IF(ISBLANK([materials.F49]);&quot;&quot;;[materials.F49])">
            <text:p/>
          </table:table-cell>
          <table:table-cell table:formula="of:=IF(ISBLANK([materials.G49]);&quot;&quot;;[materials.G49])">
            <text:p/>
          </table:table-cell>
          <table:table-cell table:formula="of:=IF(ISBLANK([materials.H49]);&quot;&quot;;[materials.H49])" office:value-type="string" office:string-value="#25928180" calcext:value-type="string">
            <text:p>#25928180</text:p>
          </table:table-cell>
          <table:table-cell table:formula="of:=IF(ISBLANK([materials.I49]);&quot;&quot;;[materials.I49])" office:value-type="string" office:string-value="#000000" calcext:value-type="string">
            <text:p>#000000</text:p>
          </table:table-cell>
          <table:table-cell table:formula="of:=IF(ISBLANK([materials.J49]);&quot;&quot;;[materials.J49])">
            <text:p/>
          </table:table-cell>
          <table:table-cell table:formula="of:=IF(ISBLANK([materials.K49]);&quot;&quot;;[materials.K49])">
            <text:p/>
          </table:table-cell>
          <table:table-cell table:formula="of:=LEFT([materials.H49];7)" office:value-type="string" office:string-value="#259281" calcext:value-type="string">
            <text:p>#259281</text:p>
          </table:table-cell>
          <table:table-cell table:style-name="ce48" table:formula="of:=T(ORG.OPENOFFICE.STYLE(CRTSTYLESIFNEED([.L46];&quot;clr&quot;)))">
            <text:p/>
          </table:table-cell>
          <table:table-cell table:formula="of:=MID([materials.H49];8;2)" office:value-type="string" office:string-value="80" calcext:value-type="string">
            <text:p>80</text:p>
          </table:table-cell>
          <table:table-cell table:formula="of:=IF(HEX2DEC([.N46])/256=0;&quot;&quot;;HEX2DEC([.N46])/256)" office:value-type="percentage" office:value="0.5" calcext:value-type="percentage">
            <text:p>50%</text:p>
          </table:table-cell>
        </table:table-row>
        <table:table-row table:style-name="ro4">
          <table:table-cell table:formula="of:=IF(ISBLANK([materials.A50]);&quot;&quot;;[materials.A50])" office:value-type="string" office:string-value="gen" calcext:value-type="string">
            <text:p>gen</text:p>
          </table:table-cell>
          <table:table-cell table:formula="of:=IF(ISBLANK([materials.B50]);&quot;&quot;;[materials.B50])" office:value-type="string" office:string-value="GenericThematicSurface" calcext:value-type="string">
            <text:p>GenericThematicSurface</text:p>
          </table:table-cell>
          <table:table-cell table:formula="of:=IF(ISBLANK([materials.C50]);&quot;&quot;;[materials.C50])">
            <text:p/>
          </table:table-cell>
          <table:table-cell table:formula="of:=IF(ISBLANK([materials.D50]);&quot;&quot;;[materials.D50])">
            <text:p/>
          </table:table-cell>
          <table:table-cell table:formula="of:=IF(ISBLANK([materials.E50]);&quot;&quot;;[materials.E50])">
            <text:p/>
          </table:table-cell>
          <table:table-cell table:formula="of:=IF(ISBLANK([materials.F50]);&quot;&quot;;[materials.F50])">
            <text:p/>
          </table:table-cell>
          <table:table-cell table:formula="of:=IF(ISBLANK([materials.G50]);&quot;&quot;;[materials.G50])">
            <text:p/>
          </table:table-cell>
          <table:table-cell table:formula="of:=IF(ISBLANK([materials.H50]);&quot;&quot;;[materials.H50])" office:value-type="string" office:string-value="#c4b08ffc" calcext:value-type="string">
            <text:p>#c4b08ffc</text:p>
          </table:table-cell>
          <table:table-cell table:formula="of:=IF(ISBLANK([materials.I50]);&quot;&quot;;[materials.I50])" office:value-type="string" office:string-value="#000000" calcext:value-type="string">
            <text:p>#000000</text:p>
          </table:table-cell>
          <table:table-cell table:formula="of:=IF(ISBLANK([materials.J50]);&quot;&quot;;[materials.J50])">
            <text:p/>
          </table:table-cell>
          <table:table-cell table:formula="of:=IF(ISBLANK([materials.K50]);&quot;&quot;;[materials.K50])">
            <text:p/>
          </table:table-cell>
          <table:table-cell table:formula="of:=LEFT([materials.H50];7)" office:value-type="string" office:string-value="#c4b08f" calcext:value-type="string">
            <text:p>#c4b08f</text:p>
          </table:table-cell>
          <table:table-cell table:style-name="ce78" table:formula="of:=T(ORG.OPENOFFICE.STYLE(CRTSTYLESIFNEED([.L47];&quot;clr&quot;)))">
            <text:p/>
          </table:table-cell>
          <table:table-cell table:formula="of:=MID([materials.H50];8;2)" office:value-type="string" office:string-value="fc" calcext:value-type="string">
            <text:p>fc</text:p>
          </table:table-cell>
          <table:table-cell table:formula="of:=IF(HEX2DEC([.N47])/256=0;&quot;&quot;;HEX2DEC([.N47])/256)" office:value-type="percentage" office:value="0.984375" calcext:value-type="percentage">
            <text:p>98%</text:p>
          </table:table-cell>
        </table:table-row>
        <table:table-row table:style-name="ro4">
          <table:table-cell table:formula="of:=IF(ISBLANK([materials.A51]);&quot;&quot;;[materials.A51])" office:value-type="string" office:string-value="gen" calcext:value-type="string">
            <text:p>gen</text:p>
          </table:table-cell>
          <table:table-cell table:formula="of:=IF(ISBLANK([materials.B51]);&quot;&quot;;[materials.B51])" office:value-type="string" office:string-value="GenericUnoccupiedSpace" calcext:value-type="string">
            <text:p>GenericUnoccupiedSpace</text:p>
          </table:table-cell>
          <table:table-cell table:formula="of:=IF(ISBLANK([materials.C51]);&quot;&quot;;[materials.C51])">
            <text:p/>
          </table:table-cell>
          <table:table-cell table:formula="of:=IF(ISBLANK([materials.D51]);&quot;&quot;;[materials.D51])">
            <text:p/>
          </table:table-cell>
          <table:table-cell table:formula="of:=IF(ISBLANK([materials.E51]);&quot;&quot;;[materials.E51])">
            <text:p/>
          </table:table-cell>
          <table:table-cell table:formula="of:=IF(ISBLANK([materials.F51]);&quot;&quot;;[materials.F51])">
            <text:p/>
          </table:table-cell>
          <table:table-cell table:formula="of:=IF(ISBLANK([materials.G51]);&quot;&quot;;[materials.G51])">
            <text:p/>
          </table:table-cell>
          <table:table-cell table:formula="of:=IF(ISBLANK([materials.H51]);&quot;&quot;;[materials.H51])" office:value-type="string" office:string-value="#0064ff80" calcext:value-type="string">
            <text:p>#0064ff80</text:p>
          </table:table-cell>
          <table:table-cell table:formula="of:=IF(ISBLANK([materials.I51]);&quot;&quot;;[materials.I51])" office:value-type="string" office:string-value="#000000" calcext:value-type="string">
            <text:p>#000000</text:p>
          </table:table-cell>
          <table:table-cell table:formula="of:=IF(ISBLANK([materials.J51]);&quot;&quot;;[materials.J51])">
            <text:p/>
          </table:table-cell>
          <table:table-cell table:formula="of:=IF(ISBLANK([materials.K51]);&quot;&quot;;[materials.K51])">
            <text:p/>
          </table:table-cell>
          <table:table-cell table:formula="of:=LEFT([materials.H51];7)" office:value-type="string" office:string-value="#0064ff" calcext:value-type="string">
            <text:p>#0064ff</text:p>
          </table:table-cell>
          <table:table-cell table:style-name="ce81" table:formula="of:=T(ORG.OPENOFFICE.STYLE(CRTSTYLESIFNEED([.L48];&quot;clr&quot;)))">
            <text:p/>
          </table:table-cell>
          <table:table-cell table:formula="of:=MID([materials.H51];8;2)" office:value-type="string" office:string-value="80" calcext:value-type="string">
            <text:p>80</text:p>
          </table:table-cell>
          <table:table-cell table:formula="of:=IF(HEX2DEC([.N48])/256=0;&quot;&quot;;HEX2DEC([.N48])/256)" office:value-type="percentage" office:value="0.5" calcext:value-type="percentage">
            <text:p>50%</text:p>
          </table:table-cell>
        </table:table-row>
        <table:table-row table:style-name="ro4">
          <table:table-cell table:formula="of:=IF(ISBLANK([materials.A52]);&quot;&quot;;[materials.A52])" office:value-type="string" office:string-value="luse" calcext:value-type="string">
            <text:p>luse</text:p>
          </table:table-cell>
          <table:table-cell table:formula="of:=IF(ISBLANK([materials.B52]);&quot;&quot;;[materials.B52])" office:value-type="string" office:string-value="LandUse" calcext:value-type="string">
            <text:p>LandUse</text:p>
          </table:table-cell>
          <table:table-cell table:formula="of:=IF(ISBLANK([materials.C52]);&quot;&quot;;[materials.C52])">
            <text:p/>
          </table:table-cell>
          <table:table-cell table:formula="of:=IF(ISBLANK([materials.D52]);&quot;&quot;;[materials.D52])">
            <text:p/>
          </table:table-cell>
          <table:table-cell table:formula="of:=IF(ISBLANK([materials.E52]);&quot;&quot;;[materials.E52])">
            <text:p/>
          </table:table-cell>
          <table:table-cell table:formula="of:=IF(ISBLANK([materials.F52]);&quot;&quot;;[materials.F52])">
            <text:p/>
          </table:table-cell>
          <table:table-cell table:formula="of:=IF(ISBLANK([materials.G52]);&quot;&quot;;[materials.G52])">
            <text:p/>
          </table:table-cell>
          <table:table-cell table:formula="of:=IF(ISBLANK([materials.H52]);&quot;&quot;;[materials.H52])" office:value-type="string" office:string-value="#43ee00fc" calcext:value-type="string">
            <text:p>#43ee00fc</text:p>
          </table:table-cell>
          <table:table-cell table:formula="of:=IF(ISBLANK([materials.I52]);&quot;&quot;;[materials.I52])" office:value-type="string" office:string-value="#000000" calcext:value-type="string">
            <text:p>#000000</text:p>
          </table:table-cell>
          <table:table-cell table:formula="of:=IF(ISBLANK([materials.J52]);&quot;&quot;;[materials.J52])">
            <text:p/>
          </table:table-cell>
          <table:table-cell table:formula="of:=IF(ISBLANK([materials.K52]);&quot;&quot;;[materials.K52])">
            <text:p/>
          </table:table-cell>
          <table:table-cell table:formula="of:=LEFT([materials.H52];7)" office:value-type="string" office:string-value="#43ee00" calcext:value-type="string">
            <text:p>#43ee00</text:p>
          </table:table-cell>
          <table:table-cell table:style-name="ce83" table:formula="of:=T(ORG.OPENOFFICE.STYLE(CRTSTYLESIFNEED([.L49];&quot;clr&quot;)))">
            <text:p/>
          </table:table-cell>
          <table:table-cell table:formula="of:=MID([materials.H52];8;2)" office:value-type="string" office:string-value="fc" calcext:value-type="string">
            <text:p>fc</text:p>
          </table:table-cell>
          <table:table-cell table:formula="of:=IF(HEX2DEC([.N49])/256=0;&quot;&quot;;HEX2DEC([.N49])/256)" office:value-type="percentage" office:value="0.984375" calcext:value-type="percentage">
            <text:p>98%</text:p>
          </table:table-cell>
        </table:table-row>
        <table:table-row table:style-name="ro4">
          <table:table-cell table:formula="of:=IF(ISBLANK([materials.A52]);&quot;&quot;;[materials.A52])" office:value-type="string" office:string-value="luse" calcext:value-type="string">
            <text:p>luse</text:p>
          </table:table-cell>
          <table:table-cell table:formula="of:=IF(ISBLANK([materials.B52]);&quot;&quot;;[materials.B52])" office:value-type="string" office:string-value="LandUse" calcext:value-type="string">
            <text:p>LandUse</text:p>
          </table:table-cell>
          <table:table-cell table:formula="of:=IF(ISBLANK([materials.C52]);&quot;&quot;;[materials.C52])">
            <text:p/>
          </table:table-cell>
          <table:table-cell table:formula="of:=IF(ISBLANK([materials.D52]);&quot;&quot;;[materials.D52])">
            <text:p/>
          </table:table-cell>
          <table:table-cell table:formula="of:=IF(ISBLANK([materials.E52]);&quot;&quot;;[materials.E52])">
            <text:p/>
          </table:table-cell>
          <table:table-cell table:formula="of:=IF(ISBLANK([materials.F52]);&quot;&quot;;[materials.F52])">
            <text:p/>
          </table:table-cell>
          <table:table-cell table:formula="of:=IF(ISBLANK([materials.G52]);&quot;&quot;;[materials.G52])">
            <text:p/>
          </table:table-cell>
          <table:table-cell table:formula="of:=IF(ISBLANK([materials.H52]);&quot;&quot;;[materials.H52])" office:value-type="string" office:string-value="#43ee00fc" calcext:value-type="string">
            <text:p>#43ee00fc</text:p>
          </table:table-cell>
          <table:table-cell table:formula="of:=IF(ISBLANK([materials.I52]);&quot;&quot;;[materials.I52])" office:value-type="string" office:string-value="#000000" calcext:value-type="string">
            <text:p>#000000</text:p>
          </table:table-cell>
          <table:table-cell table:formula="of:=IF(ISBLANK([materials.J52]);&quot;&quot;;[materials.J52])">
            <text:p/>
          </table:table-cell>
          <table:table-cell table:formula="of:=IF(ISBLANK([materials.K52]);&quot;&quot;;[materials.K52])">
            <text:p/>
          </table:table-cell>
          <table:table-cell table:formula="of:=LEFT([materials.H52];7)" office:value-type="string" office:string-value="#43ee00" calcext:value-type="string">
            <text:p>#43ee00</text:p>
          </table:table-cell>
          <table:table-cell table:style-name="ce83" table:formula="of:=T(ORG.OPENOFFICE.STYLE(CRTSTYLESIFNEED([.L50];&quot;clr&quot;)))">
            <text:p/>
          </table:table-cell>
          <table:table-cell table:formula="of:=MID([materials.H52];8;2)" office:value-type="string" office:string-value="fc" calcext:value-type="string">
            <text:p>fc</text:p>
          </table:table-cell>
          <table:table-cell table:formula="of:=IF(HEX2DEC([.N50])/256=0;&quot;&quot;;HEX2DEC([.N50])/256)" office:value-type="percentage" office:value="0.984375" calcext:value-type="percentage">
            <text:p>98%</text:p>
          </table:table-cell>
        </table:table-row>
        <table:table-row table:style-name="ro4">
          <table:table-cell table:formula="of:=IF(ISBLANK([materials.A53]);&quot;&quot;;[materials.A53])" office:value-type="string" office:string-value="tran" calcext:value-type="string">
            <text:p>tran</text:p>
          </table:table-cell>
          <table:table-cell table:formula="of:=IF(ISBLANK([materials.B53]);&quot;&quot;;[materials.B53])" office:value-type="string" office:string-value="AuxiliaryTrafficArea" calcext:value-type="string">
            <text:p>AuxiliaryTrafficArea</text:p>
          </table:table-cell>
          <table:table-cell table:formula="of:=IF(ISBLANK([materials.C53]);&quot;&quot;;[materials.C53])">
            <text:p/>
          </table:table-cell>
          <table:table-cell table:formula="of:=IF(ISBLANK([materials.D53]);&quot;&quot;;[materials.D53])">
            <text:p/>
          </table:table-cell>
          <table:table-cell table:formula="of:=IF(ISBLANK([materials.E53]);&quot;&quot;;[materials.E53])">
            <text:p/>
          </table:table-cell>
          <table:table-cell table:formula="of:=IF(ISBLANK([materials.F53]);&quot;&quot;;[materials.F53])">
            <text:p/>
          </table:table-cell>
          <table:table-cell table:formula="of:=IF(ISBLANK([materials.G53]);&quot;&quot;;[materials.G53])">
            <text:p/>
          </table:table-cell>
          <table:table-cell table:formula="of:=IF(ISBLANK([materials.H53]);&quot;&quot;;[materials.H53])" office:value-type="string" office:string-value="#a0a0a0ff" calcext:value-type="string">
            <text:p>#a0a0a0ff</text:p>
          </table:table-cell>
          <table:table-cell table:formula="of:=IF(ISBLANK([materials.I53]);&quot;&quot;;[materials.I53])" office:value-type="string" office:string-value="#000000" calcext:value-type="string">
            <text:p>#000000</text:p>
          </table:table-cell>
          <table:table-cell table:formula="of:=IF(ISBLANK([materials.J53]);&quot;&quot;;[materials.J53])">
            <text:p/>
          </table:table-cell>
          <table:table-cell table:formula="of:=IF(ISBLANK([materials.K53]);&quot;&quot;;[materials.K53])">
            <text:p/>
          </table:table-cell>
          <table:table-cell table:formula="of:=LEFT([materials.H53];7)" office:value-type="string" office:string-value="#a0a0a0" calcext:value-type="string">
            <text:p>#a0a0a0</text:p>
          </table:table-cell>
          <table:table-cell table:style-name="ce84" table:formula="of:=T(ORG.OPENOFFICE.STYLE(CRTSTYLESIFNEED([.L51];&quot;clr&quot;)))">
            <text:p/>
          </table:table-cell>
          <table:table-cell table:formula="of:=MID([materials.H53];8;2)" office:value-type="string" office:string-value="ff" calcext:value-type="string">
            <text:p>ff</text:p>
          </table:table-cell>
          <table:table-cell table:formula="of:=IF(HEX2DEC([.N51])/256=0;&quot;&quot;;HEX2DEC([.N51])/256)" office:value-type="percentage" office:value="0.99609375" calcext:value-type="percentage">
            <text:p>100%</text:p>
          </table:table-cell>
        </table:table-row>
        <table:table-row table:style-name="ro4">
          <table:table-cell table:formula="of:=IF(ISBLANK([materials.A54]);&quot;&quot;;[materials.A54])" office:value-type="string" office:string-value="tran" calcext:value-type="string">
            <text:p>tran</text:p>
          </table:table-cell>
          <table:table-cell table:formula="of:=IF(ISBLANK([materials.B54]);&quot;&quot;;[materials.B54])" office:value-type="string" office:string-value="AuxiliaryTrafficSpace" calcext:value-type="string">
            <text:p>AuxiliaryTrafficSpace</text:p>
          </table:table-cell>
          <table:table-cell table:formula="of:=IF(ISBLANK([materials.C54]);&quot;&quot;;[materials.C54])">
            <text:p/>
          </table:table-cell>
          <table:table-cell table:formula="of:=IF(ISBLANK([materials.D54]);&quot;&quot;;[materials.D54])">
            <text:p/>
          </table:table-cell>
          <table:table-cell table:formula="of:=IF(ISBLANK([materials.E54]);&quot;&quot;;[materials.E54])">
            <text:p/>
          </table:table-cell>
          <table:table-cell table:formula="of:=IF(ISBLANK([materials.F54]);&quot;&quot;;[materials.F54])">
            <text:p/>
          </table:table-cell>
          <table:table-cell table:formula="of:=IF(ISBLANK([materials.G54]);&quot;&quot;;[materials.G54])">
            <text:p/>
          </table:table-cell>
          <table:table-cell table:formula="of:=IF(ISBLANK([materials.H54]);&quot;&quot;;[materials.H54])" office:value-type="string" office:string-value="#65946080" calcext:value-type="string">
            <text:p>#65946080</text:p>
          </table:table-cell>
          <table:table-cell table:formula="of:=IF(ISBLANK([materials.I54]);&quot;&quot;;[materials.I54])" office:value-type="string" office:string-value="#000000" calcext:value-type="string">
            <text:p>#000000</text:p>
          </table:table-cell>
          <table:table-cell table:formula="of:=IF(ISBLANK([materials.J54]);&quot;&quot;;[materials.J54])">
            <text:p/>
          </table:table-cell>
          <table:table-cell table:formula="of:=IF(ISBLANK([materials.K54]);&quot;&quot;;[materials.K54])">
            <text:p/>
          </table:table-cell>
          <table:table-cell table:formula="of:=LEFT([materials.H54];7)" office:value-type="string" office:string-value="#659460" calcext:value-type="string">
            <text:p>#659460</text:p>
          </table:table-cell>
          <table:table-cell table:style-name="ce35" table:formula="of:=T(ORG.OPENOFFICE.STYLE(CRTSTYLESIFNEED([.L52];&quot;clr&quot;)))">
            <text:p/>
          </table:table-cell>
          <table:table-cell table:formula="of:=MID([materials.H54];8;2)" office:value-type="string" office:string-value="80" calcext:value-type="string">
            <text:p>80</text:p>
          </table:table-cell>
          <table:table-cell table:formula="of:=IF(HEX2DEC([.N52])/256=0;&quot;&quot;;HEX2DEC([.N52])/256)" office:value-type="percentage" office:value="0.5" calcext:value-type="percentage">
            <text:p>50%</text:p>
          </table:table-cell>
        </table:table-row>
        <table:table-row table:style-name="ro4">
          <table:table-cell table:formula="of:=IF(ISBLANK([materials.A53]);&quot;&quot;;[materials.A53])" office:value-type="string" office:string-value="tran" calcext:value-type="string">
            <text:p>tran</text:p>
          </table:table-cell>
          <table:table-cell table:formula="of:=IF(ISBLANK([materials.B53]);&quot;&quot;;[materials.B53])" office:value-type="string" office:string-value="AuxiliaryTrafficArea" calcext:value-type="string">
            <text:p>AuxiliaryTrafficArea</text:p>
          </table:table-cell>
          <table:table-cell table:formula="of:=IF(ISBLANK([materials.C53]);&quot;&quot;;[materials.C53])">
            <text:p/>
          </table:table-cell>
          <table:table-cell table:formula="of:=IF(ISBLANK([materials.D53]);&quot;&quot;;[materials.D53])">
            <text:p/>
          </table:table-cell>
          <table:table-cell table:formula="of:=IF(ISBLANK([materials.E53]);&quot;&quot;;[materials.E53])">
            <text:p/>
          </table:table-cell>
          <table:table-cell table:formula="of:=IF(ISBLANK([materials.F53]);&quot;&quot;;[materials.F53])">
            <text:p/>
          </table:table-cell>
          <table:table-cell table:formula="of:=IF(ISBLANK([materials.G53]);&quot;&quot;;[materials.G53])">
            <text:p/>
          </table:table-cell>
          <table:table-cell table:formula="of:=IF(ISBLANK([materials.H53]);&quot;&quot;;[materials.H53])" office:value-type="string" office:string-value="#a0a0a0ff" calcext:value-type="string">
            <text:p>#a0a0a0ff</text:p>
          </table:table-cell>
          <table:table-cell table:formula="of:=IF(ISBLANK([materials.I53]);&quot;&quot;;[materials.I53])" office:value-type="string" office:string-value="#000000" calcext:value-type="string">
            <text:p>#000000</text:p>
          </table:table-cell>
          <table:table-cell table:formula="of:=IF(ISBLANK([materials.J53]);&quot;&quot;;[materials.J53])">
            <text:p/>
          </table:table-cell>
          <table:table-cell table:formula="of:=IF(ISBLANK([materials.K53]);&quot;&quot;;[materials.K53])">
            <text:p/>
          </table:table-cell>
          <table:table-cell table:formula="of:=LEFT([materials.H53];7)" office:value-type="string" office:string-value="#a0a0a0" calcext:value-type="string">
            <text:p>#a0a0a0</text:p>
          </table:table-cell>
          <table:table-cell table:style-name="ce84" table:formula="of:=T(ORG.OPENOFFICE.STYLE(CRTSTYLESIFNEED([.L53];&quot;clr&quot;)))">
            <text:p/>
          </table:table-cell>
          <table:table-cell table:formula="of:=MID([materials.H53];8;2)" office:value-type="string" office:string-value="ff" calcext:value-type="string">
            <text:p>ff</text:p>
          </table:table-cell>
          <table:table-cell table:formula="of:=IF(HEX2DEC([.N53])/256=0;&quot;&quot;;HEX2DEC([.N53])/256)" office:value-type="percentage" office:value="0.99609375" calcext:value-type="percentage">
            <text:p>100%</text:p>
          </table:table-cell>
        </table:table-row>
        <table:table-row table:style-name="ro4">
          <table:table-cell table:formula="of:=IF(ISBLANK([materials.A54]);&quot;&quot;;[materials.A54])" office:value-type="string" office:string-value="tran" calcext:value-type="string">
            <text:p>tran</text:p>
          </table:table-cell>
          <table:table-cell table:formula="of:=IF(ISBLANK([materials.B54]);&quot;&quot;;[materials.B54])" office:value-type="string" office:string-value="AuxiliaryTrafficSpace" calcext:value-type="string">
            <text:p>AuxiliaryTrafficSpace</text:p>
          </table:table-cell>
          <table:table-cell table:formula="of:=IF(ISBLANK([materials.C54]);&quot;&quot;;[materials.C54])">
            <text:p/>
          </table:table-cell>
          <table:table-cell table:formula="of:=IF(ISBLANK([materials.D54]);&quot;&quot;;[materials.D54])">
            <text:p/>
          </table:table-cell>
          <table:table-cell table:formula="of:=IF(ISBLANK([materials.E54]);&quot;&quot;;[materials.E54])">
            <text:p/>
          </table:table-cell>
          <table:table-cell table:formula="of:=IF(ISBLANK([materials.F54]);&quot;&quot;;[materials.F54])">
            <text:p/>
          </table:table-cell>
          <table:table-cell table:formula="of:=IF(ISBLANK([materials.G54]);&quot;&quot;;[materials.G54])">
            <text:p/>
          </table:table-cell>
          <table:table-cell table:formula="of:=IF(ISBLANK([materials.H54]);&quot;&quot;;[materials.H54])" office:value-type="string" office:string-value="#65946080" calcext:value-type="string">
            <text:p>#65946080</text:p>
          </table:table-cell>
          <table:table-cell table:formula="of:=IF(ISBLANK([materials.I54]);&quot;&quot;;[materials.I54])" office:value-type="string" office:string-value="#000000" calcext:value-type="string">
            <text:p>#000000</text:p>
          </table:table-cell>
          <table:table-cell table:formula="of:=IF(ISBLANK([materials.J54]);&quot;&quot;;[materials.J54])">
            <text:p/>
          </table:table-cell>
          <table:table-cell table:formula="of:=IF(ISBLANK([materials.K54]);&quot;&quot;;[materials.K54])">
            <text:p/>
          </table:table-cell>
          <table:table-cell table:formula="of:=LEFT([materials.H54];7)" office:value-type="string" office:string-value="#659460" calcext:value-type="string">
            <text:p>#659460</text:p>
          </table:table-cell>
          <table:table-cell table:style-name="ce35" table:formula="of:=T(ORG.OPENOFFICE.STYLE(CRTSTYLESIFNEED([.L54];&quot;clr&quot;)))">
            <text:p/>
          </table:table-cell>
          <table:table-cell table:formula="of:=MID([materials.H54];8;2)" office:value-type="string" office:string-value="80" calcext:value-type="string">
            <text:p>80</text:p>
          </table:table-cell>
          <table:table-cell table:formula="of:=IF(HEX2DEC([.N54])/256=0;&quot;&quot;;HEX2DEC([.N54])/256)" office:value-type="percentage" office:value="0.5" calcext:value-type="percentage">
            <text:p>50%</text:p>
          </table:table-cell>
        </table:table-row>
        <table:table-row table:style-name="ro4">
          <table:table-cell table:formula="of:=IF(ISBLANK([materials.A54]);&quot;&quot;;[materials.A54])" office:value-type="string" office:string-value="tran" calcext:value-type="string">
            <text:p>tran</text:p>
          </table:table-cell>
          <table:table-cell table:formula="of:=IF(ISBLANK([materials.B54]);&quot;&quot;;[materials.B54])" office:value-type="string" office:string-value="AuxiliaryTrafficSpace" calcext:value-type="string">
            <text:p>AuxiliaryTrafficSpace</text:p>
          </table:table-cell>
          <table:table-cell table:formula="of:=IF(ISBLANK([materials.C54]);&quot;&quot;;[materials.C54])">
            <text:p/>
          </table:table-cell>
          <table:table-cell table:formula="of:=IF(ISBLANK([materials.D54]);&quot;&quot;;[materials.D54])">
            <text:p/>
          </table:table-cell>
          <table:table-cell table:formula="of:=IF(ISBLANK([materials.E54]);&quot;&quot;;[materials.E54])">
            <text:p/>
          </table:table-cell>
          <table:table-cell table:formula="of:=IF(ISBLANK([materials.F54]);&quot;&quot;;[materials.F54])">
            <text:p/>
          </table:table-cell>
          <table:table-cell table:formula="of:=IF(ISBLANK([materials.G54]);&quot;&quot;;[materials.G54])">
            <text:p/>
          </table:table-cell>
          <table:table-cell table:formula="of:=IF(ISBLANK([materials.H54]);&quot;&quot;;[materials.H54])" office:value-type="string" office:string-value="#65946080" calcext:value-type="string">
            <text:p>#65946080</text:p>
          </table:table-cell>
          <table:table-cell table:formula="of:=IF(ISBLANK([materials.I54]);&quot;&quot;;[materials.I54])" office:value-type="string" office:string-value="#000000" calcext:value-type="string">
            <text:p>#000000</text:p>
          </table:table-cell>
          <table:table-cell table:formula="of:=IF(ISBLANK([materials.J54]);&quot;&quot;;[materials.J54])">
            <text:p/>
          </table:table-cell>
          <table:table-cell table:formula="of:=IF(ISBLANK([materials.K54]);&quot;&quot;;[materials.K54])">
            <text:p/>
          </table:table-cell>
          <table:table-cell table:formula="of:=LEFT([materials.H54];7)" office:value-type="string" office:string-value="#659460" calcext:value-type="string">
            <text:p>#659460</text:p>
          </table:table-cell>
          <table:table-cell table:style-name="ce35" table:formula="of:=T(ORG.OPENOFFICE.STYLE(CRTSTYLESIFNEED([.L55];&quot;clr&quot;)))">
            <text:p/>
          </table:table-cell>
          <table:table-cell table:formula="of:=MID([materials.H54];8;2)" office:value-type="string" office:string-value="80" calcext:value-type="string">
            <text:p>80</text:p>
          </table:table-cell>
          <table:table-cell table:formula="of:=IF(HEX2DEC([.N55])/256=0;&quot;&quot;;HEX2DEC([.N55])/256)" office:value-type="percentage" office:value="0.5" calcext:value-type="percentage">
            <text:p>50%</text:p>
          </table:table-cell>
        </table:table-row>
        <table:table-row table:style-name="ro4">
          <table:table-cell table:formula="of:=IF(ISBLANK([materials.A55]);&quot;&quot;;[materials.A55])" office:value-type="string" office:string-value="tran" calcext:value-type="string">
            <text:p>tran</text:p>
          </table:table-cell>
          <table:table-cell table:formula="of:=IF(ISBLANK([materials.B55]);&quot;&quot;;[materials.B55])" office:value-type="string" office:string-value="ClearanceSpace" calcext:value-type="string">
            <text:p>ClearanceSpace</text:p>
          </table:table-cell>
          <table:table-cell table:formula="of:=IF(ISBLANK([materials.C55]);&quot;&quot;;[materials.C55])">
            <text:p/>
          </table:table-cell>
          <table:table-cell table:formula="of:=IF(ISBLANK([materials.D55]);&quot;&quot;;[materials.D55])">
            <text:p/>
          </table:table-cell>
          <table:table-cell table:formula="of:=IF(ISBLANK([materials.E55]);&quot;&quot;;[materials.E55])">
            <text:p/>
          </table:table-cell>
          <table:table-cell table:formula="of:=IF(ISBLANK([materials.F55]);&quot;&quot;;[materials.F55])">
            <text:p/>
          </table:table-cell>
          <table:table-cell table:formula="of:=IF(ISBLANK([materials.G55]);&quot;&quot;;[materials.G55])">
            <text:p/>
          </table:table-cell>
          <table:table-cell table:formula="of:=IF(ISBLANK([materials.H55]);&quot;&quot;;[materials.H55])" office:value-type="string" office:string-value="#0064ff80" calcext:value-type="string">
            <text:p>#0064ff80</text:p>
          </table:table-cell>
          <table:table-cell table:formula="of:=IF(ISBLANK([materials.I55]);&quot;&quot;;[materials.I55])" office:value-type="string" office:string-value="#000000" calcext:value-type="string">
            <text:p>#000000</text:p>
          </table:table-cell>
          <table:table-cell table:formula="of:=IF(ISBLANK([materials.J55]);&quot;&quot;;[materials.J55])">
            <text:p/>
          </table:table-cell>
          <table:table-cell table:formula="of:=IF(ISBLANK([materials.K55]);&quot;&quot;;[materials.K55])">
            <text:p/>
          </table:table-cell>
          <table:table-cell table:formula="of:=LEFT([materials.H55];7)" office:value-type="string" office:string-value="#0064ff" calcext:value-type="string">
            <text:p>#0064ff</text:p>
          </table:table-cell>
          <table:table-cell table:style-name="ce81" table:formula="of:=T(ORG.OPENOFFICE.STYLE(CRTSTYLESIFNEED([.L56];&quot;clr&quot;)))">
            <text:p/>
          </table:table-cell>
          <table:table-cell table:formula="of:=MID([materials.H55];8;2)" office:value-type="string" office:string-value="80" calcext:value-type="string">
            <text:p>80</text:p>
          </table:table-cell>
          <table:table-cell table:formula="of:=IF(HEX2DEC([.N56])/256=0;&quot;&quot;;HEX2DEC([.N56])/256)" office:value-type="percentage" office:value="0.5" calcext:value-type="percentage">
            <text:p>50%</text:p>
          </table:table-cell>
        </table:table-row>
        <table:table-row table:style-name="ro4">
          <table:table-cell table:formula="of:=IF(ISBLANK([materials.A56]);&quot;&quot;;[materials.A56])" office:value-type="string" office:string-value="tran" calcext:value-type="string">
            <text:p>tran</text:p>
          </table:table-cell>
          <table:table-cell table:formula="of:=IF(ISBLANK([materials.B56]);&quot;&quot;;[materials.B56])" office:value-type="string" office:string-value="Hole" calcext:value-type="string">
            <text:p>Hole</text:p>
          </table:table-cell>
          <table:table-cell table:formula="of:=IF(ISBLANK([materials.C56]);&quot;&quot;;[materials.C56])">
            <text:p/>
          </table:table-cell>
          <table:table-cell table:formula="of:=IF(ISBLANK([materials.D56]);&quot;&quot;;[materials.D56])">
            <text:p/>
          </table:table-cell>
          <table:table-cell table:formula="of:=IF(ISBLANK([materials.E56]);&quot;&quot;;[materials.E56])">
            <text:p/>
          </table:table-cell>
          <table:table-cell table:formula="of:=IF(ISBLANK([materials.F56]);&quot;&quot;;[materials.F56])">
            <text:p/>
          </table:table-cell>
          <table:table-cell table:formula="of:=IF(ISBLANK([materials.G56]);&quot;&quot;;[materials.G56])">
            <text:p/>
          </table:table-cell>
          <table:table-cell table:formula="of:=IF(ISBLANK([materials.H56]);&quot;&quot;;[materials.H56])" office:value-type="string" office:string-value="#7ed3ddfc" calcext:value-type="string">
            <text:p>#7ed3ddfc</text:p>
          </table:table-cell>
          <table:table-cell table:formula="of:=IF(ISBLANK([materials.I56]);&quot;&quot;;[materials.I56])" office:value-type="string" office:string-value="#000000" calcext:value-type="string">
            <text:p>#000000</text:p>
          </table:table-cell>
          <table:table-cell table:formula="of:=IF(ISBLANK([materials.J56]);&quot;&quot;;[materials.J56])">
            <text:p/>
          </table:table-cell>
          <table:table-cell table:formula="of:=IF(ISBLANK([materials.K56]);&quot;&quot;;[materials.K56])">
            <text:p/>
          </table:table-cell>
          <table:table-cell table:formula="of:=LEFT([materials.H56];7)" office:value-type="string" office:string-value="#7ed3dd" calcext:value-type="string">
            <text:p>#7ed3dd</text:p>
          </table:table-cell>
          <table:table-cell table:style-name="ce86" table:formula="of:=T(ORG.OPENOFFICE.STYLE(CRTSTYLESIFNEED([.L57];&quot;clr&quot;)))">
            <text:p/>
          </table:table-cell>
          <table:table-cell table:formula="of:=MID([materials.H56];8;2)" office:value-type="string" office:string-value="fc" calcext:value-type="string">
            <text:p>fc</text:p>
          </table:table-cell>
          <table:table-cell table:formula="of:=IF(HEX2DEC([.N57])/256=0;&quot;&quot;;HEX2DEC([.N57])/256)" office:value-type="percentage" office:value="0.984375" calcext:value-type="percentage">
            <text:p>98%</text:p>
          </table:table-cell>
        </table:table-row>
        <table:table-row table:style-name="ro4">
          <table:table-cell table:formula="of:=IF(ISBLANK([materials.A55]);&quot;&quot;;[materials.A55])" office:value-type="string" office:string-value="tran" calcext:value-type="string">
            <text:p>tran</text:p>
          </table:table-cell>
          <table:table-cell table:formula="of:=IF(ISBLANK([materials.B55]);&quot;&quot;;[materials.B55])" office:value-type="string" office:string-value="ClearanceSpace" calcext:value-type="string">
            <text:p>ClearanceSpace</text:p>
          </table:table-cell>
          <table:table-cell table:formula="of:=IF(ISBLANK([materials.C55]);&quot;&quot;;[materials.C55])">
            <text:p/>
          </table:table-cell>
          <table:table-cell table:formula="of:=IF(ISBLANK([materials.D55]);&quot;&quot;;[materials.D55])">
            <text:p/>
          </table:table-cell>
          <table:table-cell table:formula="of:=IF(ISBLANK([materials.E55]);&quot;&quot;;[materials.E55])">
            <text:p/>
          </table:table-cell>
          <table:table-cell table:formula="of:=IF(ISBLANK([materials.F55]);&quot;&quot;;[materials.F55])">
            <text:p/>
          </table:table-cell>
          <table:table-cell table:formula="of:=IF(ISBLANK([materials.G55]);&quot;&quot;;[materials.G55])">
            <text:p/>
          </table:table-cell>
          <table:table-cell table:formula="of:=IF(ISBLANK([materials.H55]);&quot;&quot;;[materials.H55])" office:value-type="string" office:string-value="#0064ff80" calcext:value-type="string">
            <text:p>#0064ff80</text:p>
          </table:table-cell>
          <table:table-cell table:formula="of:=IF(ISBLANK([materials.I55]);&quot;&quot;;[materials.I55])" office:value-type="string" office:string-value="#000000" calcext:value-type="string">
            <text:p>#000000</text:p>
          </table:table-cell>
          <table:table-cell table:formula="of:=IF(ISBLANK([materials.J55]);&quot;&quot;;[materials.J55])">
            <text:p/>
          </table:table-cell>
          <table:table-cell table:formula="of:=IF(ISBLANK([materials.K55]);&quot;&quot;;[materials.K55])">
            <text:p/>
          </table:table-cell>
          <table:table-cell table:formula="of:=LEFT([materials.H55];7)" office:value-type="string" office:string-value="#0064ff" calcext:value-type="string">
            <text:p>#0064ff</text:p>
          </table:table-cell>
          <table:table-cell table:style-name="ce81" table:formula="of:=T(ORG.OPENOFFICE.STYLE(CRTSTYLESIFNEED([.L58];&quot;clr&quot;)))">
            <text:p/>
          </table:table-cell>
          <table:table-cell table:formula="of:=MID([materials.H55];8;2)" office:value-type="string" office:string-value="80" calcext:value-type="string">
            <text:p>80</text:p>
          </table:table-cell>
          <table:table-cell table:formula="of:=IF(HEX2DEC([.N58])/256=0;&quot;&quot;;HEX2DEC([.N58])/256)" office:value-type="percentage" office:value="0.5" calcext:value-type="percentage">
            <text:p>50%</text:p>
          </table:table-cell>
        </table:table-row>
        <table:table-row table:style-name="ro4">
          <table:table-cell table:formula="of:=IF(ISBLANK([materials.A56]);&quot;&quot;;[materials.A56])" office:value-type="string" office:string-value="tran" calcext:value-type="string">
            <text:p>tran</text:p>
          </table:table-cell>
          <table:table-cell table:formula="of:=IF(ISBLANK([materials.B56]);&quot;&quot;;[materials.B56])" office:value-type="string" office:string-value="Hole" calcext:value-type="string">
            <text:p>Hole</text:p>
          </table:table-cell>
          <table:table-cell table:formula="of:=IF(ISBLANK([materials.C56]);&quot;&quot;;[materials.C56])">
            <text:p/>
          </table:table-cell>
          <table:table-cell table:formula="of:=IF(ISBLANK([materials.D56]);&quot;&quot;;[materials.D56])">
            <text:p/>
          </table:table-cell>
          <table:table-cell table:formula="of:=IF(ISBLANK([materials.E56]);&quot;&quot;;[materials.E56])">
            <text:p/>
          </table:table-cell>
          <table:table-cell table:formula="of:=IF(ISBLANK([materials.F56]);&quot;&quot;;[materials.F56])">
            <text:p/>
          </table:table-cell>
          <table:table-cell table:formula="of:=IF(ISBLANK([materials.G56]);&quot;&quot;;[materials.G56])">
            <text:p/>
          </table:table-cell>
          <table:table-cell table:formula="of:=IF(ISBLANK([materials.H56]);&quot;&quot;;[materials.H56])" office:value-type="string" office:string-value="#7ed3ddfc" calcext:value-type="string">
            <text:p>#7ed3ddfc</text:p>
          </table:table-cell>
          <table:table-cell table:formula="of:=IF(ISBLANK([materials.I56]);&quot;&quot;;[materials.I56])" office:value-type="string" office:string-value="#000000" calcext:value-type="string">
            <text:p>#000000</text:p>
          </table:table-cell>
          <table:table-cell table:formula="of:=IF(ISBLANK([materials.J56]);&quot;&quot;;[materials.J56])">
            <text:p/>
          </table:table-cell>
          <table:table-cell table:formula="of:=IF(ISBLANK([materials.K56]);&quot;&quot;;[materials.K56])">
            <text:p/>
          </table:table-cell>
          <table:table-cell table:formula="of:=LEFT([materials.H56];7)" office:value-type="string" office:string-value="#7ed3dd" calcext:value-type="string">
            <text:p>#7ed3dd</text:p>
          </table:table-cell>
          <table:table-cell table:style-name="ce86" table:formula="of:=T(ORG.OPENOFFICE.STYLE(CRTSTYLESIFNEED([.L59];&quot;clr&quot;)))">
            <text:p/>
          </table:table-cell>
          <table:table-cell table:formula="of:=MID([materials.H56];8;2)" office:value-type="string" office:string-value="fc" calcext:value-type="string">
            <text:p>fc</text:p>
          </table:table-cell>
          <table:table-cell table:formula="of:=IF(HEX2DEC([.N59])/256=0;&quot;&quot;;HEX2DEC([.N59])/256)" office:value-type="percentage" office:value="0.984375" calcext:value-type="percentage">
            <text:p>98%</text:p>
          </table:table-cell>
        </table:table-row>
        <table:table-row table:style-name="ro4">
          <table:table-cell table:formula="of:=IF(ISBLANK([materials.A57]);&quot;&quot;;[materials.A57])" office:value-type="string" office:string-value="tran" calcext:value-type="string">
            <text:p>tran</text:p>
          </table:table-cell>
          <table:table-cell table:formula="of:=IF(ISBLANK([materials.B57]);&quot;&quot;;[materials.B57])" office:value-type="string" office:string-value="HoleSurface" calcext:value-type="string">
            <text:p>HoleSurface</text:p>
          </table:table-cell>
          <table:table-cell table:formula="of:=IF(ISBLANK([materials.C57]);&quot;&quot;;[materials.C57])">
            <text:p/>
          </table:table-cell>
          <table:table-cell table:formula="of:=IF(ISBLANK([materials.D57]);&quot;&quot;;[materials.D57])">
            <text:p/>
          </table:table-cell>
          <table:table-cell table:formula="of:=IF(ISBLANK([materials.E57]);&quot;&quot;;[materials.E57])">
            <text:p/>
          </table:table-cell>
          <table:table-cell table:formula="of:=IF(ISBLANK([materials.F57]);&quot;&quot;;[materials.F57])">
            <text:p/>
          </table:table-cell>
          <table:table-cell table:formula="of:=IF(ISBLANK([materials.G57]);&quot;&quot;;[materials.G57])">
            <text:p/>
          </table:table-cell>
          <table:table-cell table:formula="of:=IF(ISBLANK([materials.H57]);&quot;&quot;;[materials.H57])" office:value-type="string" office:string-value="#919191fc" calcext:value-type="string">
            <text:p>#919191fc</text:p>
          </table:table-cell>
          <table:table-cell table:formula="of:=IF(ISBLANK([materials.I57]);&quot;&quot;;[materials.I57])" office:value-type="string" office:string-value="#000000" calcext:value-type="string">
            <text:p>#000000</text:p>
          </table:table-cell>
          <table:table-cell table:formula="of:=IF(ISBLANK([materials.J57]);&quot;&quot;;[materials.J57])">
            <text:p/>
          </table:table-cell>
          <table:table-cell table:formula="of:=IF(ISBLANK([materials.K57]);&quot;&quot;;[materials.K57])">
            <text:p/>
          </table:table-cell>
          <table:table-cell table:formula="of:=LEFT([materials.H57];7)" office:value-type="string" office:string-value="#919191" calcext:value-type="string">
            <text:p>#919191</text:p>
          </table:table-cell>
          <table:table-cell table:style-name="ce55" table:formula="of:=T(ORG.OPENOFFICE.STYLE(CRTSTYLESIFNEED([.L60];&quot;clr&quot;)))">
            <text:p/>
          </table:table-cell>
          <table:table-cell table:formula="of:=MID([materials.H57];8;2)" office:value-type="string" office:string-value="fc" calcext:value-type="string">
            <text:p>fc</text:p>
          </table:table-cell>
          <table:table-cell table:formula="of:=IF(HEX2DEC([.N60])/256=0;&quot;&quot;;HEX2DEC([.N60])/256)" office:value-type="percentage" office:value="0.984375" calcext:value-type="percentage">
            <text:p>98%</text:p>
          </table:table-cell>
        </table:table-row>
        <table:table-row table:style-name="ro4">
          <table:table-cell table:formula="of:=IF(ISBLANK([materials.A58]);&quot;&quot;;[materials.A58])" office:value-type="string" office:string-value="tran" calcext:value-type="string">
            <text:p>tran</text:p>
          </table:table-cell>
          <table:table-cell table:formula="of:=IF(ISBLANK([materials.B58]);&quot;&quot;;[materials.B58])" office:value-type="string" office:string-value="Intersection" calcext:value-type="string">
            <text:p>Intersection</text:p>
          </table:table-cell>
          <table:table-cell table:formula="of:=IF(ISBLANK([materials.C58]);&quot;&quot;;[materials.C58])">
            <text:p/>
          </table:table-cell>
          <table:table-cell table:formula="of:=IF(ISBLANK([materials.D58]);&quot;&quot;;[materials.D58])">
            <text:p/>
          </table:table-cell>
          <table:table-cell table:formula="of:=IF(ISBLANK([materials.E58]);&quot;&quot;;[materials.E58])">
            <text:p/>
          </table:table-cell>
          <table:table-cell table:formula="of:=IF(ISBLANK([materials.F58]);&quot;&quot;;[materials.F58])">
            <text:p/>
          </table:table-cell>
          <table:table-cell table:formula="of:=IF(ISBLANK([materials.G58]);&quot;&quot;;[materials.G58])">
            <text:p/>
          </table:table-cell>
          <table:table-cell table:formula="of:=IF(ISBLANK([materials.H58]);&quot;&quot;;[materials.H58])" office:value-type="string" office:string-value="#645462fc" calcext:value-type="string">
            <text:p>#645462fc</text:p>
          </table:table-cell>
          <table:table-cell table:formula="of:=IF(ISBLANK([materials.I58]);&quot;&quot;;[materials.I58])" office:value-type="string" office:string-value="#000000" calcext:value-type="string">
            <text:p>#000000</text:p>
          </table:table-cell>
          <table:table-cell table:formula="of:=IF(ISBLANK([materials.J58]);&quot;&quot;;[materials.J58])">
            <text:p/>
          </table:table-cell>
          <table:table-cell table:formula="of:=IF(ISBLANK([materials.K58]);&quot;&quot;;[materials.K58])">
            <text:p/>
          </table:table-cell>
          <table:table-cell table:formula="of:=LEFT([materials.H58];7)" office:value-type="string" office:string-value="#645462" calcext:value-type="string">
            <text:p>#645462</text:p>
          </table:table-cell>
          <table:table-cell table:style-name="ce49" table:formula="of:=T(ORG.OPENOFFICE.STYLE(CRTSTYLESIFNEED([.L61];&quot;clr&quot;)))">
            <text:p/>
          </table:table-cell>
          <table:table-cell table:formula="of:=MID([materials.H58];8;2)" office:value-type="string" office:string-value="fc" calcext:value-type="string">
            <text:p>fc</text:p>
          </table:table-cell>
          <table:table-cell table:formula="of:=IF(HEX2DEC([.N61])/256=0;&quot;&quot;;HEX2DEC([.N61])/256)" office:value-type="percentage" office:value="0.984375" calcext:value-type="percentage">
            <text:p>98%</text:p>
          </table:table-cell>
        </table:table-row>
        <table:table-row table:style-name="ro4">
          <table:table-cell table:formula="of:=IF(ISBLANK([materials.A59]);&quot;&quot;;[materials.A59])" office:value-type="string" office:string-value="tran" calcext:value-type="string">
            <text:p>tran</text:p>
          </table:table-cell>
          <table:table-cell table:formula="of:=IF(ISBLANK([materials.B59]);&quot;&quot;;[materials.B59])" office:value-type="string" office:string-value="Marking" calcext:value-type="string">
            <text:p>Marking</text:p>
          </table:table-cell>
          <table:table-cell table:formula="of:=IF(ISBLANK([materials.C59]);&quot;&quot;;[materials.C59])">
            <text:p/>
          </table:table-cell>
          <table:table-cell table:formula="of:=IF(ISBLANK([materials.D59]);&quot;&quot;;[materials.D59])">
            <text:p/>
          </table:table-cell>
          <table:table-cell table:formula="of:=IF(ISBLANK([materials.E59]);&quot;&quot;;[materials.E59])">
            <text:p/>
          </table:table-cell>
          <table:table-cell table:formula="of:=IF(ISBLANK([materials.F59]);&quot;&quot;;[materials.F59])">
            <text:p/>
          </table:table-cell>
          <table:table-cell table:formula="of:=IF(ISBLANK([materials.G59]);&quot;&quot;;[materials.G59])">
            <text:p/>
          </table:table-cell>
          <table:table-cell table:formula="of:=IF(ISBLANK([materials.H59]);&quot;&quot;;[materials.H59])" office:value-type="string" office:string-value="#ffffffff" calcext:value-type="string">
            <text:p>#ffffffff</text:p>
          </table:table-cell>
          <table:table-cell table:formula="of:=IF(ISBLANK([materials.I59]);&quot;&quot;;[materials.I59])" office:value-type="string" office:string-value="#000000" calcext:value-type="string">
            <text:p>#000000</text:p>
          </table:table-cell>
          <table:table-cell table:formula="of:=IF(ISBLANK([materials.J59]);&quot;&quot;;[materials.J59])">
            <text:p/>
          </table:table-cell>
          <table:table-cell table:formula="of:=IF(ISBLANK([materials.K59]);&quot;&quot;;[materials.K59])">
            <text:p/>
          </table:table-cell>
          <table:table-cell table:formula="of:=LEFT([materials.H59];7)" office:value-type="string" office:string-value="#ffffff" calcext:value-type="string">
            <text:p>#ffffff</text:p>
          </table:table-cell>
          <table:table-cell table:style-name="ce89" table:formula="of:=T(ORG.OPENOFFICE.STYLE(CRTSTYLESIFNEED([.L62];&quot;clr&quot;)))">
            <text:p/>
          </table:table-cell>
          <table:table-cell table:formula="of:=MID([materials.H59];8;2)" office:value-type="string" office:string-value="ff" calcext:value-type="string">
            <text:p>ff</text:p>
          </table:table-cell>
          <table:table-cell table:formula="of:=IF(HEX2DEC([.N62])/256=0;&quot;&quot;;HEX2DEC([.N62])/256)" office:value-type="percentage" office:value="0.99609375" calcext:value-type="percentage">
            <text:p>100%</text:p>
          </table:table-cell>
        </table:table-row>
        <table:table-row table:style-name="ro4">
          <table:table-cell table:formula="of:=IF(ISBLANK([materials.A60]);&quot;&quot;;[materials.A60])" office:value-type="string" office:string-value="tran" calcext:value-type="string">
            <text:p>tran</text:p>
          </table:table-cell>
          <table:table-cell table:formula="of:=IF(ISBLANK([materials.B60]);&quot;&quot;;[materials.B60])" office:value-type="string" office:string-value="Railway" calcext:value-type="string">
            <text:p>Railway</text:p>
          </table:table-cell>
          <table:table-cell table:formula="of:=IF(ISBLANK([materials.C60]);&quot;&quot;;[materials.C60])">
            <text:p/>
          </table:table-cell>
          <table:table-cell table:formula="of:=IF(ISBLANK([materials.D60]);&quot;&quot;;[materials.D60])">
            <text:p/>
          </table:table-cell>
          <table:table-cell table:formula="of:=IF(ISBLANK([materials.E60]);&quot;&quot;;[materials.E60])">
            <text:p/>
          </table:table-cell>
          <table:table-cell table:formula="of:=IF(ISBLANK([materials.F60]);&quot;&quot;;[materials.F60])">
            <text:p/>
          </table:table-cell>
          <table:table-cell table:formula="of:=IF(ISBLANK([materials.G60]);&quot;&quot;;[materials.G60])">
            <text:p/>
          </table:table-cell>
          <table:table-cell table:formula="of:=IF(ISBLANK([materials.H60]);&quot;&quot;;[materials.H60])" office:value-type="string" office:string-value="#a0a0a0fc" calcext:value-type="string">
            <text:p>#a0a0a0fc</text:p>
          </table:table-cell>
          <table:table-cell table:formula="of:=IF(ISBLANK([materials.I60]);&quot;&quot;;[materials.I60])" office:value-type="string" office:string-value="#000000" calcext:value-type="string">
            <text:p>#000000</text:p>
          </table:table-cell>
          <table:table-cell table:formula="of:=IF(ISBLANK([materials.J60]);&quot;&quot;;[materials.J60])">
            <text:p/>
          </table:table-cell>
          <table:table-cell table:formula="of:=IF(ISBLANK([materials.K60]);&quot;&quot;;[materials.K60])">
            <text:p/>
          </table:table-cell>
          <table:table-cell table:formula="of:=LEFT([materials.H60];7)" office:value-type="string" office:string-value="#a0a0a0" calcext:value-type="string">
            <text:p>#a0a0a0</text:p>
          </table:table-cell>
          <table:table-cell table:style-name="ce84" table:formula="of:=T(ORG.OPENOFFICE.STYLE(CRTSTYLESIFNEED([.L63];&quot;clr&quot;)))">
            <text:p/>
          </table:table-cell>
          <table:table-cell table:formula="of:=MID([materials.H60];8;2)" office:value-type="string" office:string-value="fc" calcext:value-type="string">
            <text:p>fc</text:p>
          </table:table-cell>
          <table:table-cell table:formula="of:=IF(HEX2DEC([.N63])/256=0;&quot;&quot;;HEX2DEC([.N63])/256)" office:value-type="percentage" office:value="0.984375" calcext:value-type="percentage">
            <text:p>98%</text:p>
          </table:table-cell>
        </table:table-row>
        <table:table-row table:style-name="ro4">
          <table:table-cell table:formula="of:=IF(ISBLANK([materials.A61]);&quot;&quot;;[materials.A61])" office:value-type="string" office:string-value="tran" calcext:value-type="string">
            <text:p>tran</text:p>
          </table:table-cell>
          <table:table-cell table:formula="of:=IF(ISBLANK([materials.B61]);&quot;&quot;;[materials.B61])" office:value-type="string" office:string-value="Road" calcext:value-type="string">
            <text:p>Road</text:p>
          </table:table-cell>
          <table:table-cell table:formula="of:=IF(ISBLANK([materials.C61]);&quot;&quot;;[materials.C61])">
            <text:p/>
          </table:table-cell>
          <table:table-cell table:formula="of:=IF(ISBLANK([materials.D61]);&quot;&quot;;[materials.D61])">
            <text:p/>
          </table:table-cell>
          <table:table-cell table:formula="of:=IF(ISBLANK([materials.E61]);&quot;&quot;;[materials.E61])">
            <text:p/>
          </table:table-cell>
          <table:table-cell table:formula="of:=IF(ISBLANK([materials.F61]);&quot;&quot;;[materials.F61])">
            <text:p/>
          </table:table-cell>
          <table:table-cell table:formula="of:=IF(ISBLANK([materials.G61]);&quot;&quot;;[materials.G61])">
            <text:p/>
          </table:table-cell>
          <table:table-cell table:formula="of:=IF(ISBLANK([materials.H61]);&quot;&quot;;[materials.H61])" office:value-type="string" office:string-value="#808080ff" calcext:value-type="string">
            <text:p>#808080ff</text:p>
          </table:table-cell>
          <table:table-cell table:formula="of:=IF(ISBLANK([materials.I61]);&quot;&quot;;[materials.I61])" office:value-type="string" office:string-value="#000000" calcext:value-type="string">
            <text:p>#000000</text:p>
          </table:table-cell>
          <table:table-cell table:formula="of:=IF(ISBLANK([materials.J61]);&quot;&quot;;[materials.J61])">
            <text:p/>
          </table:table-cell>
          <table:table-cell table:formula="of:=IF(ISBLANK([materials.K61]);&quot;&quot;;[materials.K61])">
            <text:p/>
          </table:table-cell>
          <table:table-cell table:formula="of:=LEFT([materials.H61];7)" office:value-type="string" office:string-value="#808080" calcext:value-type="string">
            <text:p>#808080</text:p>
          </table:table-cell>
          <table:table-cell table:style-name="ce82" table:formula="of:=T(ORG.OPENOFFICE.STYLE(CRTSTYLESIFNEED([.L64];&quot;clr&quot;)))">
            <text:p/>
          </table:table-cell>
          <table:table-cell table:formula="of:=MID([materials.H61];8;2)" office:value-type="string" office:string-value="ff" calcext:value-type="string">
            <text:p>ff</text:p>
          </table:table-cell>
          <table:table-cell table:formula="of:=IF(HEX2DEC([.N64])/256=0;&quot;&quot;;HEX2DEC([.N64])/256)" office:value-type="percentage" office:value="0.99609375" calcext:value-type="percentage">
            <text:p>100%</text:p>
          </table:table-cell>
        </table:table-row>
        <table:table-row table:style-name="ro4">
          <table:table-cell table:formula="of:=IF(ISBLANK([materials.A62]);&quot;&quot;;[materials.A62])" office:value-type="string" office:string-value="tran" calcext:value-type="string">
            <text:p>tran</text:p>
          </table:table-cell>
          <table:table-cell table:formula="of:=IF(ISBLANK([materials.B62]);&quot;&quot;;[materials.B62])" office:value-type="string" office:string-value="Section" calcext:value-type="string">
            <text:p>Section</text:p>
          </table:table-cell>
          <table:table-cell table:formula="of:=IF(ISBLANK([materials.C62]);&quot;&quot;;[materials.C62])">
            <text:p/>
          </table:table-cell>
          <table:table-cell table:formula="of:=IF(ISBLANK([materials.D62]);&quot;&quot;;[materials.D62])">
            <text:p/>
          </table:table-cell>
          <table:table-cell table:formula="of:=IF(ISBLANK([materials.E62]);&quot;&quot;;[materials.E62])">
            <text:p/>
          </table:table-cell>
          <table:table-cell table:formula="of:=IF(ISBLANK([materials.F62]);&quot;&quot;;[materials.F62])">
            <text:p/>
          </table:table-cell>
          <table:table-cell table:formula="of:=IF(ISBLANK([materials.G62]);&quot;&quot;;[materials.G62])">
            <text:p/>
          </table:table-cell>
          <table:table-cell table:formula="of:=IF(ISBLANK([materials.H62]);&quot;&quot;;[materials.H62])" office:value-type="string" office:string-value="#919191fc" calcext:value-type="string">
            <text:p>#919191fc</text:p>
          </table:table-cell>
          <table:table-cell table:formula="of:=IF(ISBLANK([materials.I62]);&quot;&quot;;[materials.I62])" office:value-type="string" office:string-value="#000000" calcext:value-type="string">
            <text:p>#000000</text:p>
          </table:table-cell>
          <table:table-cell table:formula="of:=IF(ISBLANK([materials.J62]);&quot;&quot;;[materials.J62])">
            <text:p/>
          </table:table-cell>
          <table:table-cell table:formula="of:=IF(ISBLANK([materials.K62]);&quot;&quot;;[materials.K62])">
            <text:p/>
          </table:table-cell>
          <table:table-cell table:formula="of:=LEFT([materials.H62];7)" office:value-type="string" office:string-value="#919191" calcext:value-type="string">
            <text:p>#919191</text:p>
          </table:table-cell>
          <table:table-cell table:style-name="ce55" table:formula="of:=T(ORG.OPENOFFICE.STYLE(CRTSTYLESIFNEED([.L65];&quot;clr&quot;)))">
            <text:p/>
          </table:table-cell>
          <table:table-cell table:formula="of:=MID([materials.H62];8;2)" office:value-type="string" office:string-value="fc" calcext:value-type="string">
            <text:p>fc</text:p>
          </table:table-cell>
          <table:table-cell table:formula="of:=IF(HEX2DEC([.N65])/256=0;&quot;&quot;;HEX2DEC([.N65])/256)" office:value-type="percentage" office:value="0.984375" calcext:value-type="percentage">
            <text:p>98%</text:p>
          </table:table-cell>
        </table:table-row>
        <table:table-row table:style-name="ro4">
          <table:table-cell table:formula="of:=IF(ISBLANK([materials.A63]);&quot;&quot;;[materials.A63])" office:value-type="string" office:string-value="tran" calcext:value-type="string">
            <text:p>tran</text:p>
          </table:table-cell>
          <table:table-cell table:formula="of:=IF(ISBLANK([materials.B63]);&quot;&quot;;[materials.B63])" office:value-type="string" office:string-value="Square" calcext:value-type="string">
            <text:p>Square</text:p>
          </table:table-cell>
          <table:table-cell table:formula="of:=IF(ISBLANK([materials.C63]);&quot;&quot;;[materials.C63])">
            <text:p/>
          </table:table-cell>
          <table:table-cell table:formula="of:=IF(ISBLANK([materials.D63]);&quot;&quot;;[materials.D63])">
            <text:p/>
          </table:table-cell>
          <table:table-cell table:formula="of:=IF(ISBLANK([materials.E63]);&quot;&quot;;[materials.E63])">
            <text:p/>
          </table:table-cell>
          <table:table-cell table:formula="of:=IF(ISBLANK([materials.F63]);&quot;&quot;;[materials.F63])">
            <text:p/>
          </table:table-cell>
          <table:table-cell table:formula="of:=IF(ISBLANK([materials.G63]);&quot;&quot;;[materials.G63])">
            <text:p/>
          </table:table-cell>
          <table:table-cell table:formula="of:=IF(ISBLANK([materials.H63]);&quot;&quot;;[materials.H63])" office:value-type="string" office:string-value="#9d24f3fc" calcext:value-type="string">
            <text:p>#9d24f3fc</text:p>
          </table:table-cell>
          <table:table-cell table:formula="of:=IF(ISBLANK([materials.I63]);&quot;&quot;;[materials.I63])" office:value-type="string" office:string-value="#000000" calcext:value-type="string">
            <text:p>#000000</text:p>
          </table:table-cell>
          <table:table-cell table:formula="of:=IF(ISBLANK([materials.J63]);&quot;&quot;;[materials.J63])">
            <text:p/>
          </table:table-cell>
          <table:table-cell table:formula="of:=IF(ISBLANK([materials.K63]);&quot;&quot;;[materials.K63])">
            <text:p/>
          </table:table-cell>
          <table:table-cell table:formula="of:=LEFT([materials.H63];7)" office:value-type="string" office:string-value="#9d24f3" calcext:value-type="string">
            <text:p>#9d24f3</text:p>
          </table:table-cell>
          <table:table-cell table:style-name="ce99" table:formula="of:=T(ORG.OPENOFFICE.STYLE(CRTSTYLESIFNEED([.L66];&quot;clr&quot;)))">
            <text:p/>
          </table:table-cell>
          <table:table-cell table:formula="of:=MID([materials.H63];8;2)" office:value-type="string" office:string-value="fc" calcext:value-type="string">
            <text:p>fc</text:p>
          </table:table-cell>
          <table:table-cell table:formula="of:=IF(HEX2DEC([.N66])/256=0;&quot;&quot;;HEX2DEC([.N66])/256)" office:value-type="percentage" office:value="0.984375" calcext:value-type="percentage">
            <text:p>98%</text:p>
          </table:table-cell>
        </table:table-row>
        <table:table-row table:style-name="ro4">
          <table:table-cell table:formula="of:=IF(ISBLANK([materials.A64]);&quot;&quot;;[materials.A64])" office:value-type="string" office:string-value="tran" calcext:value-type="string">
            <text:p>tran</text:p>
          </table:table-cell>
          <table:table-cell table:formula="of:=IF(ISBLANK([materials.B64]);&quot;&quot;;[materials.B64])" office:value-type="string" office:string-value="Track" calcext:value-type="string">
            <text:p>Track</text:p>
          </table:table-cell>
          <table:table-cell table:formula="of:=IF(ISBLANK([materials.C64]);&quot;&quot;;[materials.C64])">
            <text:p/>
          </table:table-cell>
          <table:table-cell table:formula="of:=IF(ISBLANK([materials.D64]);&quot;&quot;;[materials.D64])">
            <text:p/>
          </table:table-cell>
          <table:table-cell table:formula="of:=IF(ISBLANK([materials.E64]);&quot;&quot;;[materials.E64])">
            <text:p/>
          </table:table-cell>
          <table:table-cell table:formula="of:=IF(ISBLANK([materials.F64]);&quot;&quot;;[materials.F64])">
            <text:p/>
          </table:table-cell>
          <table:table-cell table:formula="of:=IF(ISBLANK([materials.G64]);&quot;&quot;;[materials.G64])">
            <text:p/>
          </table:table-cell>
          <table:table-cell table:formula="of:=IF(ISBLANK([materials.H64]);&quot;&quot;;[materials.H64])" office:value-type="string" office:string-value="#a0a0a0fc" calcext:value-type="string">
            <text:p>#a0a0a0fc</text:p>
          </table:table-cell>
          <table:table-cell table:formula="of:=IF(ISBLANK([materials.I64]);&quot;&quot;;[materials.I64])" office:value-type="string" office:string-value="#000000" calcext:value-type="string">
            <text:p>#000000</text:p>
          </table:table-cell>
          <table:table-cell table:formula="of:=IF(ISBLANK([materials.J64]);&quot;&quot;;[materials.J64])">
            <text:p/>
          </table:table-cell>
          <table:table-cell table:formula="of:=IF(ISBLANK([materials.K64]);&quot;&quot;;[materials.K64])">
            <text:p/>
          </table:table-cell>
          <table:table-cell table:formula="of:=LEFT([materials.H64];7)" office:value-type="string" office:string-value="#a0a0a0" calcext:value-type="string">
            <text:p>#a0a0a0</text:p>
          </table:table-cell>
          <table:table-cell table:style-name="ce84" table:formula="of:=T(ORG.OPENOFFICE.STYLE(CRTSTYLESIFNEED([.L67];&quot;clr&quot;)))">
            <text:p/>
          </table:table-cell>
          <table:table-cell table:formula="of:=MID([materials.H64];8;2)" office:value-type="string" office:string-value="fc" calcext:value-type="string">
            <text:p>fc</text:p>
          </table:table-cell>
          <table:table-cell table:formula="of:=IF(HEX2DEC([.N67])/256=0;&quot;&quot;;HEX2DEC([.N67])/256)" office:value-type="percentage" office:value="0.984375" calcext:value-type="percentage">
            <text:p>98%</text:p>
          </table:table-cell>
        </table:table-row>
        <table:table-row table:style-name="ro2">
          <table:table-cell table:formula="of:=IF(ISBLANK([materials.A65]);&quot;&quot;;[materials.A65])" office:value-type="string" office:string-value="tran" calcext:value-type="string">
            <text:p>tran</text:p>
          </table:table-cell>
          <table:table-cell table:formula="of:=IF(ISBLANK([materials.B65]);&quot;&quot;;[materials.B65])" office:value-type="string" office:string-value="TrafficArea" calcext:value-type="string">
            <text:p>TrafficArea</text:p>
          </table:table-cell>
          <table:table-cell table:formula="of:=IF(ISBLANK([materials.C65]);&quot;&quot;;[materials.C65])">
            <text:p/>
          </table:table-cell>
          <table:table-cell table:formula="of:=IF(ISBLANK([materials.D65]);&quot;&quot;;[materials.D65])">
            <text:p/>
          </table:table-cell>
          <table:table-cell table:formula="of:=IF(ISBLANK([materials.E65]);&quot;&quot;;[materials.E65])">
            <text:p/>
          </table:table-cell>
          <table:table-cell table:formula="of:=IF(ISBLANK([materials.F65]);&quot;&quot;;[materials.F65])">
            <text:p/>
          </table:table-cell>
          <table:table-cell table:formula="of:=IF(ISBLANK([materials.G65]);&quot;&quot;;[materials.G65])">
            <text:p/>
          </table:table-cell>
          <table:table-cell table:formula="of:=IF(ISBLANK([materials.H65]);&quot;&quot;;[materials.H65])" office:value-type="string" office:string-value="#a0a0a0ff" calcext:value-type="string">
            <text:p>#a0a0a0ff</text:p>
          </table:table-cell>
          <table:table-cell table:formula="of:=IF(ISBLANK([materials.I65]);&quot;&quot;;[materials.I65])" office:value-type="string" office:string-value="#000000" calcext:value-type="string">
            <text:p>#000000</text:p>
          </table:table-cell>
          <table:table-cell table:formula="of:=IF(ISBLANK([materials.J65]);&quot;&quot;;[materials.J65])">
            <text:p/>
          </table:table-cell>
          <table:table-cell table:formula="of:=IF(ISBLANK([materials.K65]);&quot;&quot;;[materials.K65])">
            <text:p/>
          </table:table-cell>
          <table:table-cell table:formula="of:=LEFT([materials.H65];7)" office:value-type="string" office:string-value="#a0a0a0" calcext:value-type="string">
            <text:p>#a0a0a0</text:p>
          </table:table-cell>
          <table:table-cell table:style-name="ce84" table:formula="of:=T(ORG.OPENOFFICE.STYLE(CRTSTYLESIFNEED([.L68];&quot;clr&quot;)))">
            <text:p/>
          </table:table-cell>
          <table:table-cell table:formula="of:=MID([materials.H65];8;2)" office:value-type="string" office:string-value="ff" calcext:value-type="string">
            <text:p>ff</text:p>
          </table:table-cell>
          <table:table-cell table:formula="of:=IF(HEX2DEC([.N68])/256=0;&quot;&quot;;HEX2DEC([.N68])/256)" office:value-type="percentage" office:value="0.99609375" calcext:value-type="percentage">
            <text:p>100%</text:p>
          </table:table-cell>
        </table:table-row>
        <table:table-row table:style-name="ro2">
          <table:table-cell table:formula="of:=IF(ISBLANK([materials.A66]);&quot;&quot;;[materials.A66])" office:value-type="string" office:string-value="tran" calcext:value-type="string">
            <text:p>tran</text:p>
          </table:table-cell>
          <table:table-cell table:formula="of:=IF(ISBLANK([materials.B66]);&quot;&quot;;[materials.B66])" office:value-type="string" office:string-value="TrafficSpace" calcext:value-type="string">
            <text:p>TrafficSpace</text:p>
          </table:table-cell>
          <table:table-cell table:formula="of:=IF(ISBLANK([materials.C66]);&quot;&quot;;[materials.C66])">
            <text:p/>
          </table:table-cell>
          <table:table-cell table:formula="of:=IF(ISBLANK([materials.D66]);&quot;&quot;;[materials.D66])">
            <text:p/>
          </table:table-cell>
          <table:table-cell table:formula="of:=IF(ISBLANK([materials.E66]);&quot;&quot;;[materials.E66])">
            <text:p/>
          </table:table-cell>
          <table:table-cell table:formula="of:=IF(ISBLANK([materials.F66]);&quot;&quot;;[materials.F66])">
            <text:p/>
          </table:table-cell>
          <table:table-cell table:formula="of:=IF(ISBLANK([materials.G66]);&quot;&quot;;[materials.G66])">
            <text:p/>
          </table:table-cell>
          <table:table-cell table:formula="of:=IF(ISBLANK([materials.H66]);&quot;&quot;;[materials.H66])" office:value-type="string" office:string-value="#0064ff80" calcext:value-type="string">
            <text:p>#0064ff80</text:p>
          </table:table-cell>
          <table:table-cell table:formula="of:=IF(ISBLANK([materials.I66]);&quot;&quot;;[materials.I66])" office:value-type="string" office:string-value="#000000" calcext:value-type="string">
            <text:p>#000000</text:p>
          </table:table-cell>
          <table:table-cell table:formula="of:=IF(ISBLANK([materials.J66]);&quot;&quot;;[materials.J66])">
            <text:p/>
          </table:table-cell>
          <table:table-cell table:formula="of:=IF(ISBLANK([materials.K66]);&quot;&quot;;[materials.K66])">
            <text:p/>
          </table:table-cell>
          <table:table-cell table:formula="of:=LEFT([materials.H66];7)" office:value-type="string" office:string-value="#0064ff" calcext:value-type="string">
            <text:p>#0064ff</text:p>
          </table:table-cell>
          <table:table-cell table:style-name="ce81" table:formula="of:=T(ORG.OPENOFFICE.STYLE(CRTSTYLESIFNEED([.L69];&quot;clr&quot;)))">
            <text:p/>
          </table:table-cell>
          <table:table-cell table:formula="of:=MID([materials.H66];8;2)" office:value-type="string" office:string-value="80" calcext:value-type="string">
            <text:p>80</text:p>
          </table:table-cell>
          <table:table-cell table:formula="of:=IF(HEX2DEC([.N69])/256=0;&quot;&quot;;HEX2DEC([.N69])/256)" office:value-type="percentage" office:value="0.5" calcext:value-type="percentage">
            <text:p>50%</text:p>
          </table:table-cell>
        </table:table-row>
        <table:table-row table:style-name="ro2">
          <table:table-cell table:formula="of:=IF(ISBLANK([materials.A67]);&quot;&quot;;[materials.A67])" office:value-type="string" office:string-value="tran" calcext:value-type="string">
            <text:p>tran</text:p>
          </table:table-cell>
          <table:table-cell table:formula="of:=IF(ISBLANK([materials.B67]);&quot;&quot;;[materials.B67])" office:value-type="string" office:string-value="Waterway" calcext:value-type="string">
            <text:p>Waterway</text:p>
          </table:table-cell>
          <table:table-cell table:formula="of:=IF(ISBLANK([materials.C67]);&quot;&quot;;[materials.C67])">
            <text:p/>
          </table:table-cell>
          <table:table-cell table:formula="of:=IF(ISBLANK([materials.D67]);&quot;&quot;;[materials.D67])">
            <text:p/>
          </table:table-cell>
          <table:table-cell table:formula="of:=IF(ISBLANK([materials.E67]);&quot;&quot;;[materials.E67])">
            <text:p/>
          </table:table-cell>
          <table:table-cell table:formula="of:=IF(ISBLANK([materials.F67]);&quot;&quot;;[materials.F67])">
            <text:p/>
          </table:table-cell>
          <table:table-cell table:formula="of:=IF(ISBLANK([materials.G67]);&quot;&quot;;[materials.G67])">
            <text:p/>
          </table:table-cell>
          <table:table-cell table:formula="of:=IF(ISBLANK([materials.H67]);&quot;&quot;;[materials.H67])" office:value-type="string" office:string-value="#99f2f3fc" calcext:value-type="string">
            <text:p>#99f2f3fc</text:p>
          </table:table-cell>
          <table:table-cell table:formula="of:=IF(ISBLANK([materials.I67]);&quot;&quot;;[materials.I67])" office:value-type="string" office:string-value="#000000" calcext:value-type="string">
            <text:p>#000000</text:p>
          </table:table-cell>
          <table:table-cell table:formula="of:=IF(ISBLANK([materials.J67]);&quot;&quot;;[materials.J67])">
            <text:p/>
          </table:table-cell>
          <table:table-cell table:formula="of:=IF(ISBLANK([materials.K67]);&quot;&quot;;[materials.K67])">
            <text:p/>
          </table:table-cell>
          <table:table-cell table:formula="of:=LEFT([materials.H67];7)" office:value-type="string" office:string-value="#99f2f3" calcext:value-type="string">
            <text:p>#99f2f3</text:p>
          </table:table-cell>
          <table:table-cell table:style-name="ce100" table:formula="of:=T(ORG.OPENOFFICE.STYLE(CRTSTYLESIFNEED([.L70];&quot;clr&quot;)))">
            <text:p/>
          </table:table-cell>
          <table:table-cell table:formula="of:=MID([materials.H67];8;2)" office:value-type="string" office:string-value="fc" calcext:value-type="string">
            <text:p>fc</text:p>
          </table:table-cell>
          <table:table-cell table:formula="of:=IF(HEX2DEC([.N70])/256=0;&quot;&quot;;HEX2DEC([.N70])/256)" office:value-type="percentage" office:value="0.984375" calcext:value-type="percentage">
            <text:p>98%</text:p>
          </table:table-cell>
        </table:table-row>
        <table:table-row table:style-name="ro2">
          <table:table-cell table:formula="of:=IF(ISBLANK([materials.A68]);&quot;&quot;;[materials.A68])" office:value-type="string" office:string-value="tun" calcext:value-type="string">
            <text:p>tun</text:p>
          </table:table-cell>
          <table:table-cell table:formula="of:=IF(ISBLANK([materials.B68]);&quot;&quot;;[materials.B68])" office:value-type="string" office:string-value="HollowSpace" calcext:value-type="string">
            <text:p>HollowSpace</text:p>
          </table:table-cell>
          <table:table-cell table:formula="of:=IF(ISBLANK([materials.C68]);&quot;&quot;;[materials.C68])">
            <text:p/>
          </table:table-cell>
          <table:table-cell table:formula="of:=IF(ISBLANK([materials.D68]);&quot;&quot;;[materials.D68])">
            <text:p/>
          </table:table-cell>
          <table:table-cell table:formula="of:=IF(ISBLANK([materials.E68]);&quot;&quot;;[materials.E68])">
            <text:p/>
          </table:table-cell>
          <table:table-cell table:formula="of:=IF(ISBLANK([materials.F68]);&quot;&quot;;[materials.F68])">
            <text:p/>
          </table:table-cell>
          <table:table-cell table:formula="of:=IF(ISBLANK([materials.G68]);&quot;&quot;;[materials.G68])">
            <text:p/>
          </table:table-cell>
          <table:table-cell table:formula="of:=IF(ISBLANK([materials.H68]);&quot;&quot;;[materials.H68])" office:value-type="string" office:string-value="#808080fc" calcext:value-type="string">
            <text:p>#808080fc</text:p>
          </table:table-cell>
          <table:table-cell table:formula="of:=IF(ISBLANK([materials.I68]);&quot;&quot;;[materials.I68])" office:value-type="string" office:string-value="#000000" calcext:value-type="string">
            <text:p>#000000</text:p>
          </table:table-cell>
          <table:table-cell table:formula="of:=IF(ISBLANK([materials.J68]);&quot;&quot;;[materials.J68])">
            <text:p/>
          </table:table-cell>
          <table:table-cell table:formula="of:=IF(ISBLANK([materials.K68]);&quot;&quot;;[materials.K68])">
            <text:p/>
          </table:table-cell>
          <table:table-cell table:formula="of:=LEFT([materials.H68];7)" office:value-type="string" office:string-value="#808080" calcext:value-type="string">
            <text:p>#808080</text:p>
          </table:table-cell>
          <table:table-cell table:style-name="ce82" table:formula="of:=T(ORG.OPENOFFICE.STYLE(CRTSTYLESIFNEED([.L71];&quot;clr&quot;)))">
            <text:p/>
          </table:table-cell>
          <table:table-cell table:formula="of:=MID([materials.H68];8;2)" office:value-type="string" office:string-value="fc" calcext:value-type="string">
            <text:p>fc</text:p>
          </table:table-cell>
          <table:table-cell table:formula="of:=IF(HEX2DEC([.N71])/256=0;&quot;&quot;;HEX2DEC([.N71])/256)" office:value-type="percentage" office:value="0.984375" calcext:value-type="percentage">
            <text:p>98%</text:p>
          </table:table-cell>
        </table:table-row>
        <table:table-row table:style-name="ro2">
          <table:table-cell table:formula="of:=IF(ISBLANK([materials.A69]);&quot;&quot;;[materials.A69])" office:value-type="string" office:string-value="tun" calcext:value-type="string">
            <text:p>tun</text:p>
          </table:table-cell>
          <table:table-cell table:formula="of:=IF(ISBLANK([materials.B69]);&quot;&quot;;[materials.B69])" office:value-type="string" office:string-value="Tunnel" calcext:value-type="string">
            <text:p>Tunnel</text:p>
          </table:table-cell>
          <table:table-cell table:formula="of:=IF(ISBLANK([materials.C69]);&quot;&quot;;[materials.C69])">
            <text:p/>
          </table:table-cell>
          <table:table-cell table:formula="of:=IF(ISBLANK([materials.D69]);&quot;&quot;;[materials.D69])">
            <text:p/>
          </table:table-cell>
          <table:table-cell table:formula="of:=IF(ISBLANK([materials.E69]);&quot;&quot;;[materials.E69])">
            <text:p/>
          </table:table-cell>
          <table:table-cell table:formula="of:=IF(ISBLANK([materials.F69]);&quot;&quot;;[materials.F69])">
            <text:p/>
          </table:table-cell>
          <table:table-cell table:formula="of:=IF(ISBLANK([materials.G69]);&quot;&quot;;[materials.G69])">
            <text:p/>
          </table:table-cell>
          <table:table-cell table:formula="of:=IF(ISBLANK([materials.H69]);&quot;&quot;;[materials.H69])" office:value-type="string" office:string-value="#00e5ee80" calcext:value-type="string">
            <text:p>#00e5ee80</text:p>
          </table:table-cell>
          <table:table-cell table:formula="of:=IF(ISBLANK([materials.I69]);&quot;&quot;;[materials.I69])" office:value-type="string" office:string-value="#000000" calcext:value-type="string">
            <text:p>#000000</text:p>
          </table:table-cell>
          <table:table-cell table:formula="of:=IF(ISBLANK([materials.J69]);&quot;&quot;;[materials.J69])">
            <text:p/>
          </table:table-cell>
          <table:table-cell table:formula="of:=IF(ISBLANK([materials.K69]);&quot;&quot;;[materials.K69])">
            <text:p/>
          </table:table-cell>
          <table:table-cell table:formula="of:=LEFT([materials.H69];7)" office:value-type="string" office:string-value="#00e5ee" calcext:value-type="string">
            <text:p>#00e5ee</text:p>
          </table:table-cell>
          <table:table-cell table:style-name="ce45" table:formula="of:=T(ORG.OPENOFFICE.STYLE(CRTSTYLESIFNEED([.L72];&quot;clr&quot;)))">
            <text:p/>
          </table:table-cell>
          <table:table-cell table:formula="of:=MID([materials.H69];8;2)" office:value-type="string" office:string-value="80" calcext:value-type="string">
            <text:p>80</text:p>
          </table:table-cell>
          <table:table-cell table:formula="of:=IF(HEX2DEC([.N72])/256=0;&quot;&quot;;HEX2DEC([.N72])/256)" office:value-type="percentage" office:value="0.5" calcext:value-type="percentage">
            <text:p>50%</text:p>
          </table:table-cell>
        </table:table-row>
        <table:table-row table:style-name="ro2">
          <table:table-cell table:formula="of:=IF(ISBLANK([materials.A70]);&quot;&quot;;[materials.A70])" office:value-type="string" office:string-value="tun" calcext:value-type="string">
            <text:p>tun</text:p>
          </table:table-cell>
          <table:table-cell table:formula="of:=IF(ISBLANK([materials.B70]);&quot;&quot;;[materials.B70])" office:value-type="string" office:string-value="TunnelConstructiveElement" calcext:value-type="string">
            <text:p>TunnelConstructiveElement</text:p>
          </table:table-cell>
          <table:table-cell table:formula="of:=IF(ISBLANK([materials.C70]);&quot;&quot;;[materials.C70])">
            <text:p/>
          </table:table-cell>
          <table:table-cell table:formula="of:=IF(ISBLANK([materials.D70]);&quot;&quot;;[materials.D70])">
            <text:p/>
          </table:table-cell>
          <table:table-cell table:formula="of:=IF(ISBLANK([materials.E70]);&quot;&quot;;[materials.E70])">
            <text:p/>
          </table:table-cell>
          <table:table-cell table:formula="of:=IF(ISBLANK([materials.F70]);&quot;&quot;;[materials.F70])">
            <text:p/>
          </table:table-cell>
          <table:table-cell table:formula="of:=IF(ISBLANK([materials.G70]);&quot;&quot;;[materials.G70])">
            <text:p/>
          </table:table-cell>
          <table:table-cell table:formula="of:=IF(ISBLANK([materials.H70]);&quot;&quot;;[materials.H70])" office:value-type="string" office:string-value="#d53ff3fc" calcext:value-type="string">
            <text:p>#d53ff3fc</text:p>
          </table:table-cell>
          <table:table-cell table:formula="of:=IF(ISBLANK([materials.I70]);&quot;&quot;;[materials.I70])" office:value-type="string" office:string-value="#000000" calcext:value-type="string">
            <text:p>#000000</text:p>
          </table:table-cell>
          <table:table-cell table:formula="of:=IF(ISBLANK([materials.J70]);&quot;&quot;;[materials.J70])">
            <text:p/>
          </table:table-cell>
          <table:table-cell table:formula="of:=IF(ISBLANK([materials.K70]);&quot;&quot;;[materials.K70])">
            <text:p/>
          </table:table-cell>
          <table:table-cell table:formula="of:=LEFT([materials.H70];7)" office:value-type="string" office:string-value="#d53ff3" calcext:value-type="string">
            <text:p>#d53ff3</text:p>
          </table:table-cell>
          <table:table-cell table:style-name="ce101" table:formula="of:=T(ORG.OPENOFFICE.STYLE(CRTSTYLESIFNEED([.L73];&quot;clr&quot;)))">
            <text:p/>
          </table:table-cell>
          <table:table-cell table:formula="of:=MID([materials.H70];8;2)" office:value-type="string" office:string-value="fc" calcext:value-type="string">
            <text:p>fc</text:p>
          </table:table-cell>
          <table:table-cell table:formula="of:=IF(HEX2DEC([.N73])/256=0;&quot;&quot;;HEX2DEC([.N73])/256)" office:value-type="percentage" office:value="0.984375" calcext:value-type="percentage">
            <text:p>98%</text:p>
          </table:table-cell>
        </table:table-row>
        <table:table-row table:style-name="ro2">
          <table:table-cell table:formula="of:=IF(ISBLANK([materials.A71]);&quot;&quot;;[materials.A71])" office:value-type="string" office:string-value="tun" calcext:value-type="string">
            <text:p>tun</text:p>
          </table:table-cell>
          <table:table-cell table:formula="of:=IF(ISBLANK([materials.B71]);&quot;&quot;;[materials.B71])" office:value-type="string" office:string-value="TunnelFurniture" calcext:value-type="string">
            <text:p>TunnelFurniture</text:p>
          </table:table-cell>
          <table:table-cell table:formula="of:=IF(ISBLANK([materials.C71]);&quot;&quot;;[materials.C71])">
            <text:p/>
          </table:table-cell>
          <table:table-cell table:formula="of:=IF(ISBLANK([materials.D71]);&quot;&quot;;[materials.D71])">
            <text:p/>
          </table:table-cell>
          <table:table-cell table:formula="of:=IF(ISBLANK([materials.E71]);&quot;&quot;;[materials.E71])">
            <text:p/>
          </table:table-cell>
          <table:table-cell table:formula="of:=IF(ISBLANK([materials.F71]);&quot;&quot;;[materials.F71])">
            <text:p/>
          </table:table-cell>
          <table:table-cell table:formula="of:=IF(ISBLANK([materials.G71]);&quot;&quot;;[materials.G71])">
            <text:p/>
          </table:table-cell>
          <table:table-cell table:formula="of:=IF(ISBLANK([materials.H71]);&quot;&quot;;[materials.H71])" office:value-type="string" office:string-value="#ff4040fc" calcext:value-type="string">
            <text:p>#ff4040fc</text:p>
          </table:table-cell>
          <table:table-cell table:formula="of:=IF(ISBLANK([materials.I71]);&quot;&quot;;[materials.I71])" office:value-type="string" office:string-value="#000000" calcext:value-type="string">
            <text:p>#000000</text:p>
          </table:table-cell>
          <table:table-cell table:formula="of:=IF(ISBLANK([materials.J71]);&quot;&quot;;[materials.J71])">
            <text:p/>
          </table:table-cell>
          <table:table-cell table:formula="of:=IF(ISBLANK([materials.K71]);&quot;&quot;;[materials.K71])">
            <text:p/>
          </table:table-cell>
          <table:table-cell table:formula="of:=LEFT([materials.H71];7)" office:value-type="string" office:string-value="#ff4040" calcext:value-type="string">
            <text:p>#ff4040</text:p>
          </table:table-cell>
          <table:table-cell table:style-name="ce60" table:formula="of:=T(ORG.OPENOFFICE.STYLE(CRTSTYLESIFNEED([.L74];&quot;clr&quot;)))">
            <text:p/>
          </table:table-cell>
          <table:table-cell table:formula="of:=MID([materials.H71];8;2)" office:value-type="string" office:string-value="fc" calcext:value-type="string">
            <text:p>fc</text:p>
          </table:table-cell>
          <table:table-cell table:formula="of:=IF(HEX2DEC([.N74])/256=0;&quot;&quot;;HEX2DEC([.N74])/256)" office:value-type="percentage" office:value="0.984375" calcext:value-type="percentage">
            <text:p>98%</text:p>
          </table:table-cell>
        </table:table-row>
        <table:table-row table:style-name="ro2">
          <table:table-cell table:formula="of:=IF(ISBLANK([materials.A72]);&quot;&quot;;[materials.A72])" office:value-type="string" office:string-value="tun" calcext:value-type="string">
            <text:p>tun</text:p>
          </table:table-cell>
          <table:table-cell table:formula="of:=IF(ISBLANK([materials.B72]);&quot;&quot;;[materials.B72])" office:value-type="string" office:string-value="TunnelInstallation" calcext:value-type="string">
            <text:p>TunnelInstallation</text:p>
          </table:table-cell>
          <table:table-cell table:formula="of:=IF(ISBLANK([materials.C72]);&quot;&quot;;[materials.C72])">
            <text:p/>
          </table:table-cell>
          <table:table-cell table:formula="of:=IF(ISBLANK([materials.D72]);&quot;&quot;;[materials.D72])">
            <text:p/>
          </table:table-cell>
          <table:table-cell table:formula="of:=IF(ISBLANK([materials.E72]);&quot;&quot;;[materials.E72])">
            <text:p/>
          </table:table-cell>
          <table:table-cell table:formula="of:=IF(ISBLANK([materials.F72]);&quot;&quot;;[materials.F72])">
            <text:p/>
          </table:table-cell>
          <table:table-cell table:formula="of:=IF(ISBLANK([materials.G72]);&quot;&quot;;[materials.G72])">
            <text:p/>
          </table:table-cell>
          <table:table-cell table:formula="of:=IF(ISBLANK([materials.H72]);&quot;&quot;;[materials.H72])" office:value-type="string" office:string-value="#deb88afc" calcext:value-type="string">
            <text:p>#deb88afc</text:p>
          </table:table-cell>
          <table:table-cell table:formula="of:=IF(ISBLANK([materials.I72]);&quot;&quot;;[materials.I72])" office:value-type="string" office:string-value="#000000" calcext:value-type="string">
            <text:p>#000000</text:p>
          </table:table-cell>
          <table:table-cell table:formula="of:=IF(ISBLANK([materials.J72]);&quot;&quot;;[materials.J72])">
            <text:p/>
          </table:table-cell>
          <table:table-cell table:formula="of:=IF(ISBLANK([materials.K72]);&quot;&quot;;[materials.K72])">
            <text:p/>
          </table:table-cell>
          <table:table-cell table:formula="of:=LEFT([materials.H72];7)" office:value-type="string" office:string-value="#deb88a" calcext:value-type="string">
            <text:p>#deb88a</text:p>
          </table:table-cell>
          <table:table-cell table:style-name="ce102" table:formula="of:=T(ORG.OPENOFFICE.STYLE(CRTSTYLESIFNEED([.L75];&quot;clr&quot;)))">
            <text:p/>
          </table:table-cell>
          <table:table-cell table:formula="of:=MID([materials.H72];8;2)" office:value-type="string" office:string-value="fc" calcext:value-type="string">
            <text:p>fc</text:p>
          </table:table-cell>
          <table:table-cell table:formula="of:=IF(HEX2DEC([.N75])/256=0;&quot;&quot;;HEX2DEC([.N75])/256)" office:value-type="percentage" office:value="0.984375" calcext:value-type="percentage">
            <text:p>98%</text:p>
          </table:table-cell>
        </table:table-row>
        <table:table-row table:style-name="ro2">
          <table:table-cell table:formula="of:=IF(ISBLANK([materials.A73]);&quot;&quot;;[materials.A73])" office:value-type="string" office:string-value="tun" calcext:value-type="string">
            <text:p>tun</text:p>
          </table:table-cell>
          <table:table-cell table:formula="of:=IF(ISBLANK([materials.B73]);&quot;&quot;;[materials.B73])" office:value-type="string" office:string-value="TunnelPart" calcext:value-type="string">
            <text:p>TunnelPart</text:p>
          </table:table-cell>
          <table:table-cell table:formula="of:=IF(ISBLANK([materials.C73]);&quot;&quot;;[materials.C73])">
            <text:p/>
          </table:table-cell>
          <table:table-cell table:formula="of:=IF(ISBLANK([materials.D73]);&quot;&quot;;[materials.D73])">
            <text:p/>
          </table:table-cell>
          <table:table-cell table:formula="of:=IF(ISBLANK([materials.E73]);&quot;&quot;;[materials.E73])">
            <text:p/>
          </table:table-cell>
          <table:table-cell table:formula="of:=IF(ISBLANK([materials.F73]);&quot;&quot;;[materials.F73])">
            <text:p/>
          </table:table-cell>
          <table:table-cell table:formula="of:=IF(ISBLANK([materials.G73]);&quot;&quot;;[materials.G73])">
            <text:p/>
          </table:table-cell>
          <table:table-cell table:formula="of:=IF(ISBLANK([materials.H73]);&quot;&quot;;[materials.H73])" office:value-type="string" office:string-value="#00e5ee80" calcext:value-type="string">
            <text:p>#00e5ee80</text:p>
          </table:table-cell>
          <table:table-cell table:formula="of:=IF(ISBLANK([materials.I73]);&quot;&quot;;[materials.I73])" office:value-type="string" office:string-value="#000000" calcext:value-type="string">
            <text:p>#000000</text:p>
          </table:table-cell>
          <table:table-cell table:formula="of:=IF(ISBLANK([materials.J73]);&quot;&quot;;[materials.J73])">
            <text:p/>
          </table:table-cell>
          <table:table-cell table:formula="of:=IF(ISBLANK([materials.K73]);&quot;&quot;;[materials.K73])">
            <text:p/>
          </table:table-cell>
          <table:table-cell table:formula="of:=LEFT([materials.H73];7)" office:value-type="string" office:string-value="#00e5ee" calcext:value-type="string">
            <text:p>#00e5ee</text:p>
          </table:table-cell>
          <table:table-cell table:style-name="ce45" table:formula="of:=T(ORG.OPENOFFICE.STYLE(CRTSTYLESIFNEED([.L76];&quot;clr&quot;)))">
            <text:p/>
          </table:table-cell>
          <table:table-cell table:formula="of:=MID([materials.H73];8;2)" office:value-type="string" office:string-value="80" calcext:value-type="string">
            <text:p>80</text:p>
          </table:table-cell>
          <table:table-cell table:formula="of:=IF(HEX2DEC([.N76])/256=0;&quot;&quot;;HEX2DEC([.N76])/256)" office:value-type="percentage" office:value="0.5" calcext:value-type="percentage">
            <text:p>50%</text:p>
          </table:table-cell>
        </table:table-row>
        <table:table-row table:style-name="ro2">
          <table:table-cell table:formula="of:=IF(ISBLANK([materials.A74]);&quot;&quot;;[materials.A74])" office:value-type="string" office:string-value="veg" calcext:value-type="string">
            <text:p>veg</text:p>
          </table:table-cell>
          <table:table-cell table:formula="of:=IF(ISBLANK([materials.B74]);&quot;&quot;;[materials.B74])" office:value-type="string" office:string-value="PlantCover" calcext:value-type="string">
            <text:p>PlantCover</text:p>
          </table:table-cell>
          <table:table-cell table:formula="of:=IF(ISBLANK([materials.C74]);&quot;&quot;;[materials.C74])">
            <text:p/>
          </table:table-cell>
          <table:table-cell table:formula="of:=IF(ISBLANK([materials.D74]);&quot;&quot;;[materials.D74])">
            <text:p/>
          </table:table-cell>
          <table:table-cell table:formula="of:=IF(ISBLANK([materials.E74]);&quot;&quot;;[materials.E74])">
            <text:p/>
          </table:table-cell>
          <table:table-cell table:formula="of:=IF(ISBLANK([materials.F74]);&quot;&quot;;[materials.F74])">
            <text:p/>
          </table:table-cell>
          <table:table-cell table:formula="of:=IF(ISBLANK([materials.G74]);&quot;&quot;;[materials.G74])">
            <text:p/>
          </table:table-cell>
          <table:table-cell table:formula="of:=IF(ISBLANK([materials.H74]);&quot;&quot;;[materials.H74])" office:value-type="string" office:string-value="#ca8602fc" calcext:value-type="string">
            <text:p>#ca8602fc</text:p>
          </table:table-cell>
          <table:table-cell table:formula="of:=IF(ISBLANK([materials.I74]);&quot;&quot;;[materials.I74])" office:value-type="string" office:string-value="#000000" calcext:value-type="string">
            <text:p>#000000</text:p>
          </table:table-cell>
          <table:table-cell table:formula="of:=IF(ISBLANK([materials.J74]);&quot;&quot;;[materials.J74])">
            <text:p/>
          </table:table-cell>
          <table:table-cell table:formula="of:=IF(ISBLANK([materials.K74]);&quot;&quot;;[materials.K74])">
            <text:p/>
          </table:table-cell>
          <table:table-cell table:formula="of:=LEFT([materials.H74];7)" office:value-type="string" office:string-value="#ca8602" calcext:value-type="string">
            <text:p>#ca8602</text:p>
          </table:table-cell>
          <table:table-cell table:style-name="ce103" table:formula="of:=T(ORG.OPENOFFICE.STYLE(CRTSTYLESIFNEED([.L77];&quot;clr&quot;)))">
            <text:p/>
          </table:table-cell>
          <table:table-cell table:formula="of:=MID([materials.H74];8;2)" office:value-type="string" office:string-value="fc" calcext:value-type="string">
            <text:p>fc</text:p>
          </table:table-cell>
          <table:table-cell table:formula="of:=IF(HEX2DEC([.N77])/256=0;&quot;&quot;;HEX2DEC([.N77])/256)" office:value-type="percentage" office:value="0.984375" calcext:value-type="percentage">
            <text:p>98%</text:p>
          </table:table-cell>
        </table:table-row>
        <table:table-row table:style-name="ro2">
          <table:table-cell table:formula="of:=IF(ISBLANK([materials.A75]);&quot;&quot;;[materials.A75])" office:value-type="string" office:string-value="veg" calcext:value-type="string">
            <text:p>veg</text:p>
          </table:table-cell>
          <table:table-cell table:formula="of:=IF(ISBLANK([materials.B75]);&quot;&quot;;[materials.B75])" office:value-type="string" office:string-value="SolitaryVegetationObject" calcext:value-type="string">
            <text:p>SolitaryVegetationObject</text:p>
          </table:table-cell>
          <table:table-cell table:formula="of:=IF(ISBLANK([materials.C75]);&quot;&quot;;[materials.C75])">
            <text:p/>
          </table:table-cell>
          <table:table-cell table:formula="of:=IF(ISBLANK([materials.D75]);&quot;&quot;;[materials.D75])">
            <text:p/>
          </table:table-cell>
          <table:table-cell table:formula="of:=IF(ISBLANK([materials.E75]);&quot;&quot;;[materials.E75])">
            <text:p/>
          </table:table-cell>
          <table:table-cell table:formula="of:=IF(ISBLANK([materials.F75]);&quot;&quot;;[materials.F75])">
            <text:p/>
          </table:table-cell>
          <table:table-cell table:formula="of:=IF(ISBLANK([materials.G75]);&quot;&quot;;[materials.G75])">
            <text:p/>
          </table:table-cell>
          <table:table-cell table:formula="of:=IF(ISBLANK([materials.H75]);&quot;&quot;;[materials.H75])" office:value-type="string" office:string-value="#0f5611fc" calcext:value-type="string">
            <text:p>#0f5611fc</text:p>
          </table:table-cell>
          <table:table-cell table:formula="of:=IF(ISBLANK([materials.I75]);&quot;&quot;;[materials.I75])" office:value-type="string" office:string-value="#000000" calcext:value-type="string">
            <text:p>#000000</text:p>
          </table:table-cell>
          <table:table-cell table:formula="of:=IF(ISBLANK([materials.J75]);&quot;&quot;;[materials.J75])">
            <text:p/>
          </table:table-cell>
          <table:table-cell table:formula="of:=IF(ISBLANK([materials.K75]);&quot;&quot;;[materials.K75])">
            <text:p/>
          </table:table-cell>
          <table:table-cell table:formula="of:=LEFT([materials.H75];7)" office:value-type="string" office:string-value="#0f5611" calcext:value-type="string">
            <text:p>#0f5611</text:p>
          </table:table-cell>
          <table:table-cell table:style-name="ce104" table:formula="of:=T(ORG.OPENOFFICE.STYLE(CRTSTYLESIFNEED([.L78];&quot;clr&quot;)))">
            <text:p/>
          </table:table-cell>
          <table:table-cell table:formula="of:=MID([materials.H75];8;2)" office:value-type="string" office:string-value="fc" calcext:value-type="string">
            <text:p>fc</text:p>
          </table:table-cell>
          <table:table-cell table:formula="of:=IF(HEX2DEC([.N78])/256=0;&quot;&quot;;HEX2DEC([.N78])/256)" office:value-type="percentage" office:value="0.984375" calcext:value-type="percentage">
            <text:p>98%</text:p>
          </table:table-cell>
        </table:table-row>
        <table:table-row table:style-name="ro2">
          <table:table-cell table:formula="of:=IF(ISBLANK([materials.A76]);&quot;&quot;;[materials.A76])" office:value-type="string" office:string-value="wtr" calcext:value-type="string">
            <text:p>wtr</text:p>
          </table:table-cell>
          <table:table-cell table:formula="of:=IF(ISBLANK([materials.B76]);&quot;&quot;;[materials.B76])" office:value-type="string" office:string-value="WaterBody" calcext:value-type="string">
            <text:p>WaterBody</text:p>
          </table:table-cell>
          <table:table-cell table:formula="of:=IF(ISBLANK([materials.C76]);&quot;&quot;;[materials.C76])">
            <text:p/>
          </table:table-cell>
          <table:table-cell table:formula="of:=IF(ISBLANK([materials.D76]);&quot;&quot;;[materials.D76])">
            <text:p/>
          </table:table-cell>
          <table:table-cell table:formula="of:=IF(ISBLANK([materials.E76]);&quot;&quot;;[materials.E76])">
            <text:p/>
          </table:table-cell>
          <table:table-cell table:formula="of:=IF(ISBLANK([materials.F76]);&quot;&quot;;[materials.F76])">
            <text:p/>
          </table:table-cell>
          <table:table-cell table:formula="of:=IF(ISBLANK([materials.G76]);&quot;&quot;;[materials.G76])">
            <text:p/>
          </table:table-cell>
          <table:table-cell table:formula="of:=IF(ISBLANK([materials.H76]);&quot;&quot;;[materials.H76])" office:value-type="string" office:string-value="#0096ff80" calcext:value-type="string">
            <text:p>#0096ff80</text:p>
          </table:table-cell>
          <table:table-cell table:formula="of:=IF(ISBLANK([materials.I76]);&quot;&quot;;[materials.I76])" office:value-type="string" office:string-value="#000000" calcext:value-type="string">
            <text:p>#000000</text:p>
          </table:table-cell>
          <table:table-cell table:formula="of:=IF(ISBLANK([materials.J76]);&quot;&quot;;[materials.J76])">
            <text:p/>
          </table:table-cell>
          <table:table-cell table:formula="of:=IF(ISBLANK([materials.K76]);&quot;&quot;;[materials.K76])">
            <text:p/>
          </table:table-cell>
          <table:table-cell table:formula="of:=LEFT([materials.H76];7)" office:value-type="string" office:string-value="#0096ff" calcext:value-type="string">
            <text:p>#0096ff</text:p>
          </table:table-cell>
          <table:table-cell table:style-name="ce105" table:formula="of:=T(ORG.OPENOFFICE.STYLE(CRTSTYLESIFNEED([.L79];&quot;clr&quot;)))">
            <text:p/>
          </table:table-cell>
          <table:table-cell table:formula="of:=MID([materials.H76];8;2)" office:value-type="string" office:string-value="80" calcext:value-type="string">
            <text:p>80</text:p>
          </table:table-cell>
          <table:table-cell table:formula="of:=IF(HEX2DEC([.N79])/256=0;&quot;&quot;;HEX2DEC([.N79])/256)" office:value-type="percentage" office:value="0.5" calcext:value-type="percentage">
            <text:p>50%</text:p>
          </table:table-cell>
        </table:table-row>
        <table:table-row table:style-name="ro2">
          <table:table-cell table:formula="of:=IF(ISBLANK([materials.A77]);&quot;&quot;;[materials.A77])" office:value-type="string" office:string-value="wtr" calcext:value-type="string">
            <text:p>wtr</text:p>
          </table:table-cell>
          <table:table-cell table:formula="of:=IF(ISBLANK([materials.B77]);&quot;&quot;;[materials.B77])" office:value-type="string" office:string-value="WaterGroundSurface" calcext:value-type="string">
            <text:p>WaterGroundSurface</text:p>
          </table:table-cell>
          <table:table-cell table:formula="of:=IF(ISBLANK([materials.C77]);&quot;&quot;;[materials.C77])">
            <text:p/>
          </table:table-cell>
          <table:table-cell table:formula="of:=IF(ISBLANK([materials.D77]);&quot;&quot;;[materials.D77])">
            <text:p/>
          </table:table-cell>
          <table:table-cell table:formula="of:=IF(ISBLANK([materials.E77]);&quot;&quot;;[materials.E77])">
            <text:p/>
          </table:table-cell>
          <table:table-cell table:formula="of:=IF(ISBLANK([materials.F77]);&quot;&quot;;[materials.F77])">
            <text:p/>
          </table:table-cell>
          <table:table-cell table:formula="of:=IF(ISBLANK([materials.G77]);&quot;&quot;;[materials.G77])">
            <text:p/>
          </table:table-cell>
          <table:table-cell table:formula="of:=IF(ISBLANK([materials.H77]);&quot;&quot;;[materials.H77])" office:value-type="string" office:string-value="#0096ff80" calcext:value-type="string">
            <text:p>#0096ff80</text:p>
          </table:table-cell>
          <table:table-cell table:formula="of:=IF(ISBLANK([materials.I77]);&quot;&quot;;[materials.I77])" office:value-type="string" office:string-value="#000000" calcext:value-type="string">
            <text:p>#000000</text:p>
          </table:table-cell>
          <table:table-cell table:formula="of:=IF(ISBLANK([materials.J77]);&quot;&quot;;[materials.J77])">
            <text:p/>
          </table:table-cell>
          <table:table-cell table:formula="of:=IF(ISBLANK([materials.K77]);&quot;&quot;;[materials.K77])">
            <text:p/>
          </table:table-cell>
          <table:table-cell table:formula="of:=LEFT([materials.H77];7)" office:value-type="string" office:string-value="#0096ff" calcext:value-type="string">
            <text:p>#0096ff</text:p>
          </table:table-cell>
          <table:table-cell table:style-name="ce105" table:formula="of:=T(ORG.OPENOFFICE.STYLE(CRTSTYLESIFNEED([.L80];&quot;clr&quot;)))">
            <text:p/>
          </table:table-cell>
          <table:table-cell table:formula="of:=MID([materials.H77];8;2)" office:value-type="string" office:string-value="80" calcext:value-type="string">
            <text:p>80</text:p>
          </table:table-cell>
          <table:table-cell table:formula="of:=IF(HEX2DEC([.N80])/256=0;&quot;&quot;;HEX2DEC([.N80])/256)" office:value-type="percentage" office:value="0.5" calcext:value-type="percentage">
            <text:p>50%</text:p>
          </table:table-cell>
        </table:table-row>
        <table:table-row table:style-name="ro2">
          <table:table-cell table:formula="of:=IF(ISBLANK([materials.A78]);&quot;&quot;;[materials.A78])" office:value-type="string" office:string-value="wtr" calcext:value-type="string">
            <text:p>wtr</text:p>
          </table:table-cell>
          <table:table-cell table:formula="of:=IF(ISBLANK([materials.B78]);&quot;&quot;;[materials.B78])" office:value-type="string" office:string-value="WaterSurface" calcext:value-type="string">
            <text:p>WaterSurface</text:p>
          </table:table-cell>
          <table:table-cell table:formula="of:=IF(ISBLANK([materials.C78]);&quot;&quot;;[materials.C78])">
            <text:p/>
          </table:table-cell>
          <table:table-cell table:formula="of:=IF(ISBLANK([materials.D78]);&quot;&quot;;[materials.D78])">
            <text:p/>
          </table:table-cell>
          <table:table-cell table:formula="of:=IF(ISBLANK([materials.E78]);&quot;&quot;;[materials.E78])">
            <text:p/>
          </table:table-cell>
          <table:table-cell table:formula="of:=IF(ISBLANK([materials.F78]);&quot;&quot;;[materials.F78])">
            <text:p/>
          </table:table-cell>
          <table:table-cell table:formula="of:=IF(ISBLANK([materials.G78]);&quot;&quot;;[materials.G78])">
            <text:p/>
          </table:table-cell>
          <table:table-cell table:formula="of:=IF(ISBLANK([materials.H78]);&quot;&quot;;[materials.H78])" office:value-type="string" office:string-value="#0096ff80" calcext:value-type="string">
            <text:p>#0096ff80</text:p>
          </table:table-cell>
          <table:table-cell table:formula="of:=IF(ISBLANK([materials.I78]);&quot;&quot;;[materials.I78])" office:value-type="string" office:string-value="#000000" calcext:value-type="string">
            <text:p>#000000</text:p>
          </table:table-cell>
          <table:table-cell table:formula="of:=IF(ISBLANK([materials.J78]);&quot;&quot;;[materials.J78])">
            <text:p/>
          </table:table-cell>
          <table:table-cell table:formula="of:=IF(ISBLANK([materials.K78]);&quot;&quot;;[materials.K78])">
            <text:p/>
          </table:table-cell>
          <table:table-cell table:formula="of:=LEFT([materials.H78];7)" office:value-type="string" office:string-value="#0096ff" calcext:value-type="string">
            <text:p>#0096ff</text:p>
          </table:table-cell>
          <table:table-cell table:style-name="ce105" table:formula="of:=T(ORG.OPENOFFICE.STYLE(CRTSTYLESIFNEED([.L81];&quot;clr&quot;)))">
            <text:p/>
          </table:table-cell>
          <table:table-cell table:formula="of:=MID([materials.H78];8;2)" office:value-type="string" office:string-value="80" calcext:value-type="string">
            <text:p>80</text:p>
          </table:table-cell>
          <table:table-cell table:formula="of:=IF(HEX2DEC([.N81])/256=0;&quot;&quot;;HEX2DEC([.N81])/256)" office:value-type="percentage" office:value="0.5" calcext:value-type="percentage">
            <text:p>50%</text:p>
          </table:table-cell>
        </table:table-row>
        <calcext:conditional-formats>
          <calcext:conditional-format calcext:target-range-address="Colors.A2:Colors.L81">
            <calcext:condition calcext:apply-style-name="Accent 3" calcext:value="formula-is(ISODD(ROW()))" calcext:base-cell-address="Colors.A2"/>
          </calcext:conditional-format>
          <calcext:conditional-format calcext:target-range-address="Colors.N2:Colors.O81">
            <calcext:condition calcext:apply-style-name="Accent 3" calcext:value="formula-is(ISODD(ROW()))" calcext:base-cell-address="Colors.N2"/>
          </calcext:conditional-format>
          <calcext:conditional-format calcext:target-range-address="Colors.O2:Colors.O81">
            <calcext:data-bar calcext:gradient="false" calcext:max-length="100" calcext:negative-color="#ff0000" calcext:positive-color="#00ffec" calcext:axis-color="#000000">
              <calcext:formatting-entry calcext:value="0" calcext:type="number"/>
              <calcext:formatting-entry calcext:value="1" calcext:type="number"/>
            </calcext:data-bar>
          </calcext:conditional-format>
        </calcext:conditional-formats>
      </table:table>
      <table:named-expressions/>
      <table:database-ranges>
        <table:database-range table:name="__Anonymous_Sheet_DB__0" table:target-range-address="materials.A1:materials.K78"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Mono1" svg:font-family="'Liberation Mono', 'Courier New', 'DejaVu Sans Mono'"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DejaVu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table-cell-properties fo:background-color="#c80000"/>
    </style:style>
    <style:style style:name="clr_23_7d6b44" style:display-name="clr#7d6b44" style:family="table-cell" style:parent-style-name="Default" style:data-style-name="N0">
      <style:table-cell-properties fo:background-color="#7d6b44"/>
    </style:style>
    <style:style style:name="clr_23_f3a411" style:display-name="clr#f3a411" style:family="table-cell" style:parent-style-name="Default" style:data-style-name="N0">
      <style:table-cell-properties fo:background-color="#f3a411"/>
    </style:style>
    <style:style style:name="clr_23_15520d" style:display-name="clr#15520d" style:family="table-cell" style:parent-style-name="Default" style:data-style-name="N0">
      <style:table-cell-properties fo:background-color="#15520d"/>
    </style:style>
    <style:style style:name="clr_23_961900" style:display-name="clr#961900" style:family="table-cell" style:parent-style-name="Default" style:data-style-name="N0">
      <style:table-cell-properties fo:background-color="#961900"/>
    </style:style>
    <style:style style:name="clr_23_c80000" style:display-name="clr#c80000" style:family="table-cell" style:parent-style-name="Default" style:data-style-name="N0">
      <style:table-cell-properties fo:background-color="#c80000"/>
    </style:style>
    <style:style style:name="clr_23_659460" style:display-name="clr#659460" style:family="table-cell" style:parent-style-name="Default" style:data-style-name="N0">
      <style:table-cell-properties fo:background-color="#659460"/>
    </style:style>
    <style:style style:name="clr_23_2F4F4F" style:display-name="clr#2F4F4F" style:family="table-cell" style:parent-style-name="Default" style:data-style-name="N0">
      <style:table-cell-properties fo:background-color="#2f4f4f"/>
    </style:style>
    <style:style style:name="clr_23_5F9EA0" style:display-name="clr#5F9EA0" style:family="table-cell" style:parent-style-name="Default" style:data-style-name="N0">
      <style:table-cell-properties fo:background-color="#5f9ea0"/>
    </style:style>
    <style:style style:name="clr_23_C0C0C0" style:display-name="clr#C0C0C0" style:family="table-cell" style:parent-style-name="Default" style:data-style-name="N0">
      <style:table-cell-properties fo:background-color="#c0c0c0"/>
    </style:style>
    <style:style style:name="clr_23_FFF8DC" style:display-name="clr#FFF8DC" style:family="table-cell" style:parent-style-name="Default" style:data-style-name="N0">
      <style:table-cell-properties fo:background-color="#fff8dc"/>
    </style:style>
    <style:style style:name="clr_23_A0522D" style:display-name="clr#A0522D" style:family="table-cell" style:parent-style-name="Default" style:data-style-name="N0">
      <style:table-cell-properties fo:background-color="#a0522d"/>
    </style:style>
    <style:style style:name="clr_23_4169E1" style:display-name="clr#4169E1" style:family="table-cell" style:parent-style-name="Default" style:data-style-name="N0">
      <style:table-cell-properties fo:background-color="#4169e1"/>
    </style:style>
    <style:style style:name="clr_23_8fbcc4" style:display-name="clr#8fbcc4" style:family="table-cell" style:parent-style-name="Default" style:data-style-name="N0">
      <style:table-cell-properties fo:background-color="#8fbcc4"/>
    </style:style>
    <style:style style:name="clr_23_e93895" style:display-name="clr#e93895" style:family="table-cell" style:parent-style-name="Default" style:data-style-name="N0">
      <style:table-cell-properties fo:background-color="#e93895"/>
    </style:style>
    <style:style style:name="clr_23_e67322" style:display-name="clr#e67322" style:family="table-cell" style:parent-style-name="Default" style:data-style-name="N0">
      <style:table-cell-properties fo:background-color="#e67322"/>
    </style:style>
    <style:style style:name="clr_23_22a1e6" style:display-name="clr#22a1e6" style:family="table-cell" style:parent-style-name="Default" style:data-style-name="N0">
      <style:table-cell-properties fo:background-color="#22a1e6"/>
    </style:style>
    <style:style style:name="clr_23_B0C4DE" style:display-name="clr#B0C4DE" style:family="table-cell" style:parent-style-name="Default" style:data-style-name="N0">
      <style:table-cell-properties fo:background-color="#b0c4de"/>
    </style:style>
    <style:style style:name="clr_23_616161" style:display-name="clr#616161" style:family="table-cell" style:parent-style-name="Default" style:data-style-name="N0">
      <style:table-cell-properties fo:background-color="#616161"/>
    </style:style>
    <style:style style:name="clr_23_259281" style:display-name="clr#259281" style:family="table-cell" style:parent-style-name="Default" style:data-style-name="N0">
      <style:table-cell-properties fo:background-color="#259281"/>
    </style:style>
    <style:style style:name="clr_23_645462" style:display-name="clr#645462" style:family="table-cell" style:parent-style-name="Default" style:data-style-name="N0">
      <style:table-cell-properties fo:background-color="#645462"/>
    </style:style>
    <style:style style:name="clr_23_f0f0f0" style:display-name="clr#f0f0f0" style:family="table-cell" style:parent-style-name="Default" style:data-style-name="N0">
      <style:table-cell-properties fo:background-color="#f0f0f0"/>
    </style:style>
    <style:style style:name="clr_23_646464" style:display-name="clr#646464" style:family="table-cell" style:parent-style-name="Default" style:data-style-name="N0">
      <style:table-cell-properties fo:background-color="#646464"/>
    </style:style>
    <style:style style:name="clr_23_804141" style:display-name="clr#804141" style:family="table-cell" style:parent-style-name="Default" style:data-style-name="N0">
      <style:table-cell-properties fo:background-color="#804141"/>
    </style:style>
    <style:style style:name="clr_23_73697a" style:display-name="clr#73697a" style:family="table-cell" style:parent-style-name="Default" style:data-style-name="N0">
      <style:table-cell-properties fo:background-color="#73697a"/>
    </style:style>
    <style:style style:name="clr_23_6b689f" style:display-name="clr#6b689f" style:family="table-cell" style:parent-style-name="Default" style:data-style-name="N0">
      <style:table-cell-properties fo:background-color="#6b689f"/>
    </style:style>
    <style:style style:name="clr_23_919191" style:display-name="clr#919191" style:family="table-cell" style:parent-style-name="Default" style:data-style-name="N0">
      <style:table-cell-properties fo:background-color="#919191"/>
    </style:style>
    <style:style style:name="clr_23_942842" style:display-name="clr#942842" style:family="table-cell" style:parent-style-name="Default" style:data-style-name="N0">
      <style:table-cell-properties fo:background-color="#942842"/>
    </style:style>
    <style:style style:name="clr_23_0f5611" style:display-name="clr#0f5611" style:family="table-cell" style:parent-style-name="Default" style:data-style-name="N0">
      <style:table-cell-properties fo:background-color="#0f5611"/>
    </style:style>
    <style:style style:name="clr_23_6b27e4" style:display-name="clr#6b27e4" style:family="table-cell" style:parent-style-name="Default" style:data-style-name="N0">
      <style:table-cell-properties fo:background-color="#6b27e4"/>
    </style:style>
    <style:style style:name="clr_23_43ff64" style:display-name="clr#43ff64" style:family="table-cell" style:parent-style-name="Default" style:data-style-name="N0">
      <style:table-cell-properties fo:background-color="#43ff64"/>
    </style:style>
    <style:style style:name="clr_23_647878" style:display-name="clr#647878" style:family="table-cell" style:parent-style-name="Default" style:data-style-name="N0">
      <style:table-cell-properties fo:background-color="#647878"/>
    </style:style>
    <style:style style:name="clr_23_0064c8" style:display-name="clr#0064c8" style:family="table-cell" style:parent-style-name="Default" style:data-style-name="N0">
      <style:table-cell-properties fo:background-color="#0064c8"/>
    </style:style>
    <style:style style:name="clr_23_7d9696" style:display-name="clr#7d9696" style:family="table-cell" style:parent-style-name="Default" style:data-style-name="N0">
      <style:table-cell-properties fo:background-color="#7d9696"/>
    </style:style>
    <style:style style:name="clr_23_c8af96" style:display-name="clr#c8af96" style:family="table-cell" style:parent-style-name="Default" style:data-style-name="N0">
      <style:table-cell-properties fo:background-color="#c8af96"/>
    </style:style>
    <style:style style:name="clr_23_4146cc" style:display-name="clr#4146cc" style:family="table-cell" style:parent-style-name="Default" style:data-style-name="N0">
      <style:table-cell-properties fo:background-color="#4146cc"/>
    </style:style>
    <style:style style:name="clr_23_95a4b0" style:display-name="clr#95a4b0" style:family="table-cell" style:parent-style-name="Default" style:data-style-name="N0">
      <style:table-cell-properties fo:background-color="#95a4b0"/>
    </style:style>
    <style:style style:name="clr_23_0064ff" style:display-name="clr#0064ff" style:family="table-cell" style:parent-style-name="Default" style:data-style-name="N0">
      <style:table-cell-properties fo:background-color="#0064ff"/>
    </style:style>
    <style:style style:name="clr_23_c4b08f" style:display-name="clr#c4b08f" style:family="table-cell" style:parent-style-name="Default" style:data-style-name="N0">
      <style:table-cell-properties fo:background-color="#c4b08f"/>
    </style:style>
    <style:style style:name="clr_23_7ed3dd" style:display-name="clr#7ed3dd" style:family="table-cell" style:parent-style-name="Default" style:data-style-name="N0">
      <style:table-cell-properties fo:background-color="#7ed3dd"/>
    </style:style>
    <style:style style:name="clr_23_77719e" style:display-name="clr#77719e" style:family="table-cell" style:parent-style-name="Default" style:data-style-name="N0">
      <style:table-cell-properties fo:background-color="#77719e"/>
    </style:style>
    <style:style style:name="clr_23_8fBCC4" style:display-name="clr#8fBCC4" style:family="table-cell" style:parent-style-name="Default" style:data-style-name="N0">
      <style:table-cell-properties fo:background-color="#8fbcc4"/>
    </style:style>
    <style:style style:name="clr_23_7D6B44" style:display-name="clr#7D6B44" style:family="table-cell" style:parent-style-name="Default" style:data-style-name="N0">
      <style:table-cell-properties fo:background-color="#7d6b44"/>
    </style:style>
    <style:style style:name="clr_23_F3A411" style:display-name="clr#F3A411" style:family="table-cell" style:parent-style-name="Default" style:data-style-name="N0">
      <style:table-cell-properties fo:background-color="#f3a411"/>
    </style:style>
    <style:style style:name="clr_23_15520D" style:display-name="clr#15520D" style:family="table-cell" style:parent-style-name="Default" style:data-style-name="N0">
      <style:table-cell-properties fo:background-color="#15520d"/>
    </style:style>
    <style:style style:name="clr_23_C80000" style:display-name="clr#C80000" style:family="table-cell" style:parent-style-name="Default" style:data-style-name="N0">
      <style:table-cell-properties fo:background-color="#c80000"/>
    </style:style>
    <style:style style:name="clr_23_8FBCC4" style:display-name="clr#8FBCC4" style:family="table-cell" style:parent-style-name="Default" style:data-style-name="N0">
      <style:table-cell-properties fo:background-color="#8fbcc4"/>
    </style:style>
    <style:style style:name="clr_23_E93895" style:display-name="clr#E93895" style:family="table-cell" style:parent-style-name="Default" style:data-style-name="N0">
      <style:table-cell-properties fo:background-color="#e93895"/>
    </style:style>
    <style:style style:name="clr_23_E67322" style:display-name="clr#E67322" style:family="table-cell" style:parent-style-name="Default" style:data-style-name="N0">
      <style:table-cell-properties fo:background-color="#e67322"/>
    </style:style>
    <style:style style:name="clr_23_22A1E6" style:display-name="clr#22A1E6" style:family="table-cell" style:parent-style-name="Default" style:data-style-name="N0">
      <style:table-cell-properties fo:background-color="#22a1e6"/>
    </style:style>
    <style:style style:name="clr_23_F0F0F0" style:display-name="clr#F0F0F0" style:family="table-cell" style:parent-style-name="Default" style:data-style-name="N0">
      <style:table-cell-properties fo:background-color="#f0f0f0"/>
    </style:style>
    <style:style style:name="clr_23_73697A" style:display-name="clr#73697A" style:family="table-cell" style:parent-style-name="Default" style:data-style-name="N0">
      <style:table-cell-properties fo:background-color="#73697a"/>
    </style:style>
    <style:style style:name="clr_23_6B689F" style:display-name="clr#6B689F" style:family="table-cell" style:parent-style-name="Default" style:data-style-name="N0">
      <style:table-cell-properties fo:background-color="#6b689f"/>
    </style:style>
    <style:style style:name="clr_23_0F5611" style:display-name="clr#0F5611" style:family="table-cell" style:parent-style-name="Default" style:data-style-name="N0">
      <style:table-cell-properties fo:background-color="#0f5611"/>
    </style:style>
    <style:style style:name="clr_23_6B27E4" style:display-name="clr#6B27E4" style:family="table-cell" style:parent-style-name="Default" style:data-style-name="N0">
      <style:table-cell-properties fo:background-color="#6b27e4"/>
    </style:style>
    <style:style style:name="clr_23_43FF64" style:display-name="clr#43FF64" style:family="table-cell" style:parent-style-name="Default" style:data-style-name="N0">
      <style:table-cell-properties fo:background-color="#43ff64"/>
    </style:style>
    <style:style style:name="clr_23_0064C8" style:display-name="clr#0064C8" style:family="table-cell" style:parent-style-name="Default" style:data-style-name="N0">
      <style:table-cell-properties fo:background-color="#0064c8"/>
    </style:style>
    <style:style style:name="clr_23_7D9696" style:display-name="clr#7D9696" style:family="table-cell" style:parent-style-name="Default" style:data-style-name="N0">
      <style:table-cell-properties fo:background-color="#7d9696"/>
    </style:style>
    <style:style style:name="clr_23_C8AF96" style:display-name="clr#C8AF96" style:family="table-cell" style:parent-style-name="Default" style:data-style-name="N0">
      <style:table-cell-properties fo:background-color="#c8af96"/>
    </style:style>
    <style:style style:name="clr_23_4146CC" style:display-name="clr#4146CC" style:family="table-cell" style:parent-style-name="Default" style:data-style-name="N0">
      <style:table-cell-properties fo:background-color="#4146cc"/>
    </style:style>
    <style:style style:name="clr_23_95A4B0" style:display-name="clr#95A4B0" style:family="table-cell" style:parent-style-name="Default" style:data-style-name="N0">
      <style:table-cell-properties fo:background-color="#95a4b0"/>
    </style:style>
    <style:style style:name="clr_23_0064FF" style:display-name="clr#0064FF" style:family="table-cell" style:parent-style-name="Default" style:data-style-name="N0">
      <style:table-cell-properties fo:background-color="#0064ff"/>
    </style:style>
    <style:style style:name="clr_23_C4B08F" style:display-name="clr#C4B08F" style:family="table-cell" style:parent-style-name="Default" style:data-style-name="N0">
      <style:table-cell-properties fo:background-color="#c4b08f"/>
    </style:style>
    <style:style style:name="clr_23_7ED3DD" style:display-name="clr#7ED3DD" style:family="table-cell" style:parent-style-name="Default" style:data-style-name="N0">
      <style:table-cell-properties fo:background-color="#7ed3dd"/>
    </style:style>
    <style:style style:name="clr_23_77719E" style:display-name="clr#77719E" style:family="table-cell" style:parent-style-name="Default" style:data-style-name="N0">
      <style:table-cell-properties fo:background-color="#77719e"/>
    </style:style>
    <style:style style:name="clr" style:family="table-cell" style:parent-style-name="Default" style:data-style-name="N0">
      <style:table-cell-properties fo:background-color="#000000"/>
    </style:style>
    <style:style style:name="clr_23_9D24F3" style:display-name="clr#9D24F3" style:family="table-cell" style:parent-style-name="Default" style:data-style-name="N0">
      <style:table-cell-properties fo:background-color="#9d24f3"/>
    </style:style>
    <style:style style:name="clr_23_64F35A" style:display-name="clr#64F35A" style:family="table-cell" style:parent-style-name="Default" style:data-style-name="N0">
      <style:table-cell-properties fo:background-color="#64f35a"/>
    </style:style>
    <style:style style:name="clr_23_F3402C" style:display-name="clr#F3402C" style:family="table-cell" style:parent-style-name="Default" style:data-style-name="N0">
      <style:table-cell-properties fo:background-color="#f3402c"/>
    </style:style>
    <style:style style:name="clr_23_F3A768" style:display-name="clr#F3A768" style:family="table-cell" style:parent-style-name="Default" style:data-style-name="N0">
      <style:table-cell-properties fo:background-color="#f3a768"/>
    </style:style>
    <style:style style:name="clr_23_00e5ee" style:display-name="clr#00e5ee" style:family="table-cell" style:parent-style-name="Default" style:data-style-name="N0">
      <style:table-cell-properties fo:background-color="#00e5ee"/>
    </style:style>
    <style:style style:name="clr_23_ff6a6a" style:display-name="clr#ff6a6a" style:family="table-cell" style:parent-style-name="Default" style:data-style-name="N0">
      <style:table-cell-properties fo:background-color="#ff6a6a"/>
    </style:style>
    <style:style style:name="clr_23_deb887" style:display-name="clr#deb887" style:family="table-cell" style:parent-style-name="Default" style:data-style-name="N0">
      <style:table-cell-properties fo:background-color="#deb887"/>
    </style:style>
    <style:style style:name="clr_23_add8e6" style:display-name="clr#add8e6" style:family="table-cell" style:parent-style-name="Default" style:data-style-name="N0">
      <style:table-cell-properties fo:background-color="#add8e6"/>
    </style:style>
    <style:style style:name="clr_23_ff4040" style:display-name="clr#ff4040" style:family="table-cell" style:parent-style-name="Default" style:data-style-name="N0">
      <style:table-cell-properties fo:background-color="#ff4040"/>
    </style:style>
    <style:style style:name="clr_23_191970" style:display-name="clr#191970" style:family="table-cell" style:parent-style-name="Default" style:data-style-name="N0">
      <style:table-cell-properties fo:background-color="#191970"/>
    </style:style>
    <style:style style:name="clr_23_194500" style:display-name="clr#194500" style:family="table-cell" style:parent-style-name="Default" style:data-style-name="N0">
      <style:table-cell-properties fo:background-color="#194500"/>
    </style:style>
    <style:style style:name="clr_23_cccccc" style:display-name="clr#cccccc" style:family="table-cell" style:parent-style-name="Default" style:data-style-name="N0">
      <style:table-cell-properties fo:background-color="#cccccc"/>
    </style:style>
    <style:style style:name="clr_23_0000ff" style:display-name="clr#0000ff" style:family="table-cell" style:parent-style-name="Default" style:data-style-name="N0">
      <style:table-cell-properties fo:background-color="#0000ff"/>
    </style:style>
    <style:style style:name="clr_23_666666" style:display-name="clr#666666" style:family="table-cell" style:parent-style-name="Default" style:data-style-name="N0">
      <style:table-cell-properties fo:background-color="#666666"/>
    </style:style>
    <style:style style:name="clr_23_ff0000" style:display-name="clr#ff0000" style:family="table-cell" style:parent-style-name="Default" style:data-style-name="N0">
      <style:table-cell-properties fo:background-color="#ff0000"/>
    </style:style>
    <style:style style:name="clr_23_00ffff" style:display-name="clr#00ffff" style:family="table-cell" style:parent-style-name="Default" style:data-style-name="N0">
      <style:table-cell-properties fo:background-color="#00ffff"/>
    </style:style>
    <style:style style:name="clr_23_00b900" style:display-name="clr#00b900" style:family="table-cell" style:parent-style-name="Default" style:data-style-name="N0">
      <style:table-cell-properties fo:background-color="#00b900"/>
    </style:style>
    <style:style style:name="clr_23_43ee00" style:display-name="clr#43ee00" style:family="table-cell" style:parent-style-name="Default" style:data-style-name="N0">
      <style:table-cell-properties fo:background-color="#43ee00"/>
    </style:style>
    <style:style style:name="clr_23_a0a0a0" style:display-name="clr#a0a0a0" style:family="table-cell" style:parent-style-name="Default" style:data-style-name="N0">
      <style:table-cell-properties fo:background-color="#a0a0a0"/>
    </style:style>
    <style:style style:name="clr_23_808080" style:display-name="clr#808080" style:family="table-cell" style:parent-style-name="Default" style:data-style-name="N0">
      <style:table-cell-properties fo:background-color="#808080"/>
    </style:style>
    <style:style style:name="clr_23_00E5EE" style:display-name="clr#00E5EE" style:family="table-cell" style:parent-style-name="Default" style:data-style-name="N0">
      <style:table-cell-properties fo:background-color="#00e5ee"/>
    </style:style>
    <style:style style:name="clr_23_FF6A6A" style:display-name="clr#FF6A6A" style:family="table-cell" style:parent-style-name="Default" style:data-style-name="N0">
      <style:table-cell-properties fo:background-color="#ff6a6a"/>
    </style:style>
    <style:style style:name="clr_23_DEB887" style:display-name="clr#DEB887" style:family="table-cell" style:parent-style-name="Default" style:data-style-name="N0">
      <style:table-cell-properties fo:background-color="#deb887"/>
    </style:style>
    <style:style style:name="clr_23_ADD8E6" style:display-name="clr#ADD8E6" style:family="table-cell" style:parent-style-name="Default" style:data-style-name="N0">
      <style:table-cell-properties fo:background-color="#add8e6"/>
    </style:style>
    <style:style style:name="clr_23_DEB8B9" style:display-name="clr#DEB8B9" style:family="table-cell" style:parent-style-name="Default" style:data-style-name="N0">
      <style:table-cell-properties fo:background-color="#deb8b9"/>
    </style:style>
    <style:style style:name="clr_23_FF4040" style:display-name="clr#FF4040" style:family="table-cell" style:parent-style-name="Default" style:data-style-name="N0">
      <style:table-cell-properties fo:background-color="#ff4040"/>
    </style:style>
    <style:style style:name="clr_23_CCCCCC" style:display-name="clr#CCCCCC" style:family="table-cell" style:parent-style-name="Default" style:data-style-name="N0">
      <style:table-cell-properties fo:background-color="#cccccc"/>
    </style:style>
    <style:style style:name="clr_23_0000FF" style:display-name="clr#0000FF" style:family="table-cell" style:parent-style-name="Default" style:data-style-name="N0">
      <style:table-cell-properties fo:background-color="#0000ff"/>
    </style:style>
    <style:style style:name="clr_23_FF0000" style:display-name="clr#FF0000" style:family="table-cell" style:parent-style-name="Default" style:data-style-name="N0">
      <style:table-cell-properties fo:background-color="#ff0000"/>
    </style:style>
    <style:style style:name="clr_23_00FFFF" style:display-name="clr#00FFFF" style:family="table-cell" style:parent-style-name="Default" style:data-style-name="N0">
      <style:table-cell-properties fo:background-color="#00ffff"/>
    </style:style>
    <style:style style:name="clr_23_00B900" style:display-name="clr#00B900" style:family="table-cell" style:parent-style-name="Default" style:data-style-name="N0">
      <style:table-cell-properties fo:background-color="#00b900"/>
    </style:style>
    <style:style style:name="clr_23_43EE00" style:display-name="clr#43EE00" style:family="table-cell" style:parent-style-name="Default" style:data-style-name="N0">
      <style:table-cell-properties fo:background-color="#43ee00"/>
    </style:style>
    <style:style style:name="clr_23_A0A0A0" style:display-name="clr#A0A0A0" style:family="table-cell" style:parent-style-name="Default" style:data-style-name="N0">
      <style:table-cell-properties fo:background-color="#a0a0a0"/>
    </style:style>
    <style:style style:name="clr_23_99F2F3" style:display-name="clr#99F2F3" style:family="table-cell" style:parent-style-name="Default" style:data-style-name="N0">
      <style:table-cell-properties fo:background-color="#99f2f3"/>
    </style:style>
    <style:style style:name="clr_23_D53FF3" style:display-name="clr#D53FF3" style:family="table-cell" style:parent-style-name="Default" style:data-style-name="N0">
      <style:table-cell-properties fo:background-color="#d53ff3"/>
    </style:style>
    <style:style style:name="clr_23_DEB88A" style:display-name="clr#DEB88A" style:family="table-cell" style:parent-style-name="Default" style:data-style-name="N0">
      <style:table-cell-properties fo:background-color="#deb88a"/>
    </style:style>
    <style:style style:name="clr_23_CA8602" style:display-name="clr#CA8602" style:family="table-cell" style:parent-style-name="Default" style:data-style-name="N0">
      <style:table-cell-properties fo:background-color="#ca8602"/>
    </style:style>
    <style:style style:name="clr_23_0096FF" style:display-name="clr#0096FF" style:family="table-cell" style:parent-style-name="Default" style:data-style-name="N0">
      <style:table-cell-properties fo:background-color="#0096ff"/>
    </style:style>
    <style:style style:name="clr_23_ffff00" style:display-name="clr#ffff00" style:family="table-cell" style:parent-style-name="Default" style:data-style-name="N0">
      <style:table-cell-properties fo:background-color="#ffff00"/>
    </style:style>
    <style:style style:name="clr_23_FFFFFF" style:display-name="clr#FFFFFF" style:family="table-cell" style:parent-style-name="Default" style:data-style-name="N0">
      <style:table-cell-properties fo:background-color="#ffffff"/>
    </style:style>
    <style:style style:name="clr_23_deb8b9" style:display-name="clr#deb8b9" style:family="table-cell" style:parent-style-name="Default" style:data-style-name="N0">
      <style:table-cell-properties fo:background-color="#deb8b9"/>
    </style:style>
    <style:style style:name="clr_23_2f4f4f" style:display-name="clr#2f4f4f" style:family="table-cell" style:parent-style-name="Default" style:data-style-name="N0">
      <style:table-cell-properties fo:background-color="#2f4f4f"/>
    </style:style>
    <style:style style:name="clr_23_ffffff" style:display-name="clr#ffffff" style:family="table-cell" style:parent-style-name="Default" style:data-style-name="N0">
      <style:table-cell-properties fo:background-color="#ffffff"/>
    </style:style>
    <style:style style:name="clr_23_9d24f3" style:display-name="clr#9d24f3" style:family="table-cell" style:parent-style-name="Default" style:data-style-name="N0">
      <style:table-cell-properties fo:background-color="#9d24f3"/>
    </style:style>
    <style:style style:name="clr_23_99f2f3" style:display-name="clr#99f2f3" style:family="table-cell" style:parent-style-name="Default" style:data-style-name="N0">
      <style:table-cell-properties fo:background-color="#99f2f3"/>
    </style:style>
    <style:style style:name="clr_23_d53ff3" style:display-name="clr#d53ff3" style:family="table-cell" style:parent-style-name="Default" style:data-style-name="N0">
      <style:table-cell-properties fo:background-color="#d53ff3"/>
    </style:style>
    <style:style style:name="clr_23_deb88a" style:display-name="clr#deb88a" style:family="table-cell" style:parent-style-name="Default" style:data-style-name="N0">
      <style:table-cell-properties fo:background-color="#deb88a"/>
    </style:style>
    <style:style style:name="clr_23_ca8602" style:display-name="clr#ca8602" style:family="table-cell" style:parent-style-name="Default" style:data-style-name="N0">
      <style:table-cell-properties fo:background-color="#ca8602"/>
    </style:style>
    <style:style style:name="clr_23_0096ff" style:display-name="clr#0096ff" style:family="table-cell" style:parent-style-name="Default" style:data-style-name="N0">
      <style:table-cell-properties fo:background-color="#0096ff"/>
    </style:style>
    <style:style style:name="clr_23_f33f66" style:display-name="clr#f33f66" style:family="table-cell" style:parent-style-name="Default" style:data-style-name="N0">
      <style:table-cell-properties fo:background-color="#f33f66"/>
    </style:style>
    <style:style style:name="clr_23_805c45" style:display-name="clr#805c45" style:family="table-cell" style:parent-style-name="Default" style:data-style-name="N0">
      <style:table-cell-properties fo:background-color="#805c45"/>
    </style:style>
    <style:style style:name="clr_23_74807e" style:display-name="clr#74807e" style:family="table-cell" style:parent-style-name="Default" style:data-style-name="N0">
      <style:table-cell-properties fo:background-color="#74807e"/>
    </style:style>
    <style:style style:name="clr_23_626a80" style:display-name="clr#626a80" style:family="table-cell" style:parent-style-name="Default" style:data-style-name="N0">
      <style:table-cell-properties fo:background-color="#626a80"/>
    </style:style>
    <style:style style:name="clr_23_9eaab8" style:display-name="clr#9eaab8" style:family="table-cell" style:parent-style-name="Default" style:data-style-name="N0">
      <style:table-cell-properties fo:background-color="#9eaab8"/>
    </style:style>
    <style:style style:name="clr_23_86909c" style:display-name="clr#86909c" style:family="table-cell" style:parent-style-name="Default" style:data-style-name="N0">
      <style:table-cell-properties fo:background-color="#86909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scale-to-X="1" style:scale-to-Y="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23">00/00/0000</text:date>, <text:time style:data-style-name="N2" text:time-value="17:09:07.40368811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urat Kendir</meta:initial-creator>
    <meta:creation-date>2025-05-13T09:28:11.050872164</meta:creation-date>
    <dc:date>2026-02-23T17:31:38.246471379</dc:date>
    <dc:creator>Murat Kendir</dc:creator>
    <meta:editing-duration>PT9H12M29S</meta:editing-duration>
    <meta:editing-cycles>72</meta:editing-cycles>
    <meta:generator>LibreOffice/24.2.7.2$Linux_X86_64 LibreOffice_project/420$Build-2</meta:generator>
    <meta:document-statistic meta:table-count="3" meta:cell-count="1601"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Rem
Rem ColorStyles - multicolored cell (create styles)
Rem (©) Vladislav Orlov aka JohnSUN, Kyiv, 2018
Rem This program is free software: you can redistribute it and/or modify
Rem it under the terms of the GNU General Public License as published by
Rem the Free Software Foundation, either version 3 of the License, or
Rem (at your option) any later version.
Rem
Rem This program is distributed in the hope that it will be useful,
Rem but WITHOUT ANY WARRANTY; without even the implied warranty of
Rem MERCHANTABILITY or FITNESS FOR A PARTICULAR PURPOSE.  See the
Rem GNU General Public License for more details.
Rem
Rem You should have received a copy of the GNU General Public License
Rem along with this program.  If not, see &lt;http://www.gnu.org/licenses/&gt;.
Rem
Rem mailto:johnsun@i.ua

Option Explicit

Function crtStylesIfNeed(sColorCode As String, Optional newStylePrefix As String) As String
Dim oStyleFamilies As Variant, oCellStyles As Variant, oENames As Variant
Dim oBaseCellStyle As Variant, nameParentStyle As String
Dim oNewCellStyle As Variant, nameNewStyle As String, nCellBackColor As Long
	If IsMissing(newStylePrefix) Then newStylePrefix = "c_"
	nameNewStyle = newStylePrefix &amp; sColorCode
	crtStylesIfNeed = nameNewStyle

	oStyleFamilies = ThisComponent.getStyleFamilies()
	oCellStyles = oStyleFamilies.getByName("CellStyles")
	
	If oCellStyles.hasByName(nameNewStyle) Then Exit Function ' Present, nothing to do

	If oCellStyles.hasByName(newStylePrefix) Then
		oBaseCellStyle = oCellStyles.getByName(newStylePrefix)
	Else
		oBaseCellStyle = oCellStyles.getByIndex(0) ' "Default"
	EndIf
	nameParentStyle = oBaseCellStyle.getName()
	
	oNewCellStyle = ThisComponent.createInstance("com.sun.star.style.CellStyle")
	oNewCellStyle.ParentStyle = nameParentStyle
	oCellStyles.insertByName(nameNewStyle, oNewCellStyle)
	nCellBackColor = CLng(Replace(sColorCode,"#","&amp;H"))
	oNewCellStyle.setPropertyValue("CellBackColor", nCellBackColor)
	oNewCellStyle.setPropertyValue("NumberFormat", oBaseCellStyle.NumberFormat)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